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50938a" fo:border="0.74pt solid #eeeeee"/>
    </style:style>
    <style:style style:name="ce3" style:family="table-cell" style:parent-style-name="Default">
      <style:table-cell-properties fo:background-color="#81aca6" fo:border="0.74pt solid #eeeeee"/>
    </style:style>
    <style:style style:name="ce4" style:family="table-cell" style:parent-style-name="Default">
      <style:table-cell-properties fo:background-color="#ffde59" fo:border="0.74pt solid #eeeeee"/>
    </style:style>
    <style:style style:name="ce5" style:family="table-cell" style:parent-style-name="Default">
      <style:table-cell-properties fo:background-color="#5983b0" fo:border="0.74pt solid #eeeeee"/>
    </style:style>
    <style:style style:name="ce6" style:family="table-cell" style:parent-style-name="Default">
      <style:table-cell-properties fo:background-color="#ff3838" fo:border="0.74pt solid #eeeeee"/>
    </style:style>
    <style:style style:name="ce7" style:family="table-cell" style:parent-style-name="Default">
      <style:table-cell-properties fo:background-color="#b3cac7" fo:border="0.74pt solid #eeeeee"/>
    </style:style>
    <style:style style:name="ce8" style:family="table-cell" style:parent-style-name="Default">
      <style:table-cell-properties fo:background-color="#ffe994" fo:border="0.74pt solid #eeeeee"/>
    </style:style>
    <style:style style:name="ce9" style:family="table-cell" style:parent-style-name="Default">
      <style:table-cell-properties fo:background-color="#b4c7dc" fo:border="0.74pt solid #eeeeee"/>
    </style:style>
    <style:style style:name="ce10" style:family="table-cell" style:parent-style-name="Default">
      <style:table-cell-properties fo:background-color="#ff6d6d" fo:border="0.74pt solid #eeeeee"/>
    </style:style>
    <style:style style:name="ce21" style:family="table-cell" style:parent-style-name="Default">
      <style:table-cell-properties fo:background-color="#b4c7dc" fo:border="0.74pt solid #eeeeee"/>
      <style:text-properties style:font-name="Liberation Serif" fo:font-size="6.80000019073486pt" fo:language="none" fo:country="none" style:font-name-asian="DejaVu Sans" style:font-size-asian="6.80000019073486pt" style:language-asian="none" style:country-asian="none" style:font-name-complex="DejaVu Sans" style:font-size-complex="6.80000019073486pt" style:language-complex="none" style:country-complex="none"/>
    </style:style>
    <style:style style:name="ce22" style:family="table-cell" style:parent-style-name="Default">
      <style:table-cell-properties fo:background-color="#ff6d6d" fo:border="0.74pt solid #eeeeee"/>
      <style:text-properties style:font-name="Liberation Serif" fo:font-size="6.80000019073486pt" fo:language="none" fo:country="none" style:font-name-asian="DejaVu Sans" style:font-size-asian="6.80000019073486pt" style:language-asian="none" style:country-asian="none" style:font-name-complex="DejaVu Sans" style:font-size-complex="6.80000019073486pt" style:language-complex="none" style:country-complex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shapes>
          <draw:frame draw:z-index="0" draw:style-name="gr1" draw:text-style-name="P1" svg:width="15.999cm" svg:height="8.999cm" svg:x="20.421cm" svg:y="50.957cm">
            <draw:object draw:notify-on-update-of-ranges="Planilha1.C126:Planilha1.C126 Planilha1.D126:Planilha1.I126 Planilha1.C127:Planilha1.C127 Planilha1.D127:Planilha1.I127 Planilha1.C128:Planilha1.C128 Planilha1.D128:Planilha1.I1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5cm" svg:x="21.834cm" svg:y="39.736cm">
            <draw:object draw:notify-on-update-of-ranges="Planilha1.C110:Planilha1.C110 Planilha1.D110:Planilha1.I110 Planilha1.C111:Planilha1.C111 Planilha1.D111:Planilha1.I111 Planilha1.C112:Planilha1.C112 Planilha1.D112:Planilha1.I112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2" draw:style-name="gr1" draw:text-style-name="P1" svg:width="15.997cm" svg:height="9.004cm" svg:x="36.84cm" svg:y="28.581cm">
            <draw:object draw:notify-on-update-of-ranges="Planilha1.C94:Planilha1.C94 Planilha1.D94:Planilha1.I94 Planilha1.C95:Planilha1.C95 Planilha1.D95:Planilha1.I95 Planilha1.C96:Planilha1.C96 Planilha1.D96:Planilha1.I96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3" draw:style-name="gr1" draw:text-style-name="P1" svg:width="15.997cm" svg:height="9.005cm" svg:x="19.907cm" svg:y="29.032cm">
            <draw:object draw:notify-on-update-of-ranges="Planilha1.C78:Planilha1.C78 Planilha1.D78:Planilha1.I78 Planilha1.C79:Planilha1.C79 Planilha1.D79:Planilha1.I79 Planilha1.C80:Planilha1.C80 Planilha1.D80:Planilha1.I80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4" draw:style-name="gr1" draw:text-style-name="P1" svg:width="15.997cm" svg:height="9.005cm" svg:x="34.527cm" svg:y="18.434cm">
            <draw:object draw:notify-on-update-of-ranges="Planilha1.C62:Planilha1.C62 Planilha1.D62:Planilha1.I62 Planilha1.C63:Planilha1.C63 Planilha1.D63:Planilha1.I63 Planilha1.C64:Planilha1.C64 Planilha1.D64:Planilha1.I64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5" draw:style-name="gr1" draw:text-style-name="P1" svg:width="15.999cm" svg:height="8.999cm" svg:x="20.421cm" svg:y="18.446cm">
            <draw:object draw:notify-on-update-of-ranges="Planilha1.C46:Planilha1.C46 Planilha1.D46:Planilha1.I46 Planilha1.C47:Planilha1.C47 Planilha1.D47:Planilha1.I47 Planilha1.C48:Planilha1.C48 Planilha1.D48:Planilha1.I48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6" draw:style-name="gr1" draw:text-style-name="P1" svg:width="15.997cm" svg:height="9.004cm" svg:x="33.453cm" svg:y="8.394cm">
            <draw:object draw:notify-on-update-of-ranges="Planilha1.C30:Planilha1.C30 Planilha1.D30:Planilha1.I30 Planilha1.C31:Planilha1.C31 Planilha1.D31:Planilha1.I31 Planilha1.C32:Planilha1.C32 Planilha1.D32:Planilha1.I32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7" draw:style-name="gr1" draw:text-style-name="P1" svg:width="15.999cm" svg:height="8.999cm" svg:x="20.421cm" svg:y="5.97cm">
            <draw:object draw:notify-on-update-of-ranges="Planilha1.C14:Planilha1.C14 Planilha1.D14:Planilha1.I14 Planilha1.C15:Planilha1.C15 Planilha1.D15:Planilha1.I15 Planilha1.C16:Planilha1.C16 Planilha1.D16:Planilha1.I16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1" table:number-columns-repeated="7" table:default-cell-style-name="ce7"/>
        <table:table-row table:style-name="ro1">
          <table:table-cell office:value-type="string" calcext:value-type="string">
            <text:p>MPI_Bcast</text:p>
          </table:table-cell>
          <table:table-cell table:style-name="ce1"/>
          <table:table-cell table:style-name="Default" table:number-columns-repeated="7"/>
        </table:table-row>
        <table:table-row table:style-name="ro1">
          <table:table-cell office:value-type="float" office:value="1.96" calcext:value-type="float">
            <text:p>1,96</text:p>
          </table:table-cell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6" calcext:value-type="float">
            <text:p>2,6E-05</text:p>
          </table:table-cell>
          <table:table-cell office:value-type="float" office:value="0.000082" calcext:value-type="float">
            <text:p>8,2E-05</text:p>
          </table:table-cell>
          <table:table-cell office:value-type="float" office:value="0.000137" calcext:value-type="float">
            <text:p>0,000137</text:p>
          </table:table-cell>
          <table:table-cell office:value-type="float" office:value="0.000297" calcext:value-type="float">
            <text:p>0,000297</text:p>
          </table:table-cell>
          <table:table-cell office:value-type="float" office:value="0.000716" calcext:value-type="float">
            <text:p>0,00071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0055" calcext:value-type="float">
            <text:p>5,5E-05</text:p>
          </table:table-cell>
          <table:table-cell office:value-type="float" office:value="0.000105" calcext:value-type="float">
            <text:p>0,000105</text:p>
          </table:table-cell>
          <table:table-cell office:value-type="float" office:value="0.000276" calcext:value-type="float">
            <text:p>0,000276</text:p>
          </table:table-cell>
          <table:table-cell office:value-type="float" office:value="0.000593" calcext:value-type="float">
            <text:p>0,00059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9" calcext:value-type="float">
            <text:p>2,9E-05</text:p>
          </table:table-cell>
          <table:table-cell office:value-type="float" office:value="0.000053" calcext:value-type="float">
            <text:p>5,3E-05</text:p>
          </table:table-cell>
          <table:table-cell office:value-type="float" office:value="0.000124" calcext:value-type="float">
            <text:p>0,000124</text:p>
          </table:table-cell>
          <table:table-cell office:value-type="float" office:value="0.000669" calcext:value-type="float">
            <text:p>0,000669</text:p>
          </table:table-cell>
          <table:table-cell office:value-type="float" office:value="0.000584" calcext:value-type="float">
            <text:p>0,00058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31" calcext:value-type="float">
            <text:p>3,1E-05</text:p>
          </table:table-cell>
          <table:table-cell office:value-type="float" office:value="0.000146" calcext:value-type="float">
            <text:p>0,000146</text:p>
          </table:table-cell>
          <table:table-cell office:value-type="float" office:value="0.000162" calcext:value-type="float">
            <text:p>0,000162</text:p>
          </table:table-cell>
          <table:table-cell office:value-type="float" office:value="0.000238" calcext:value-type="float">
            <text:p>0,000238</text:p>
          </table:table-cell>
          <table:table-cell office:value-type="float" office:value="0.000476" calcext:value-type="float">
            <text:p>0,00047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72" calcext:value-type="float">
            <text:p>7,2E-05</text:p>
          </table:table-cell>
          <table:table-cell office:value-type="float" office:value="0.000874" calcext:value-type="float">
            <text:p>0,000874</text:p>
          </table:table-cell>
          <table:table-cell office:value-type="float" office:value="0.002588" calcext:value-type="float">
            <text:p>0,002588</text:p>
          </table:table-cell>
          <table:table-cell office:value-type="float" office:value="0.000958" calcext:value-type="float">
            <text:p>0,00095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2" calcext:value-type="float">
            <text:p>3,2E-05</text:p>
          </table:table-cell>
          <table:table-cell office:value-type="float" office:value="0.000069" calcext:value-type="float">
            <text:p>6,9E-05</text:p>
          </table:table-cell>
          <table:table-cell office:value-type="float" office:value="0.000085" calcext:value-type="float">
            <text:p>8,5E-05</text:p>
          </table:table-cell>
          <table:table-cell office:value-type="float" office:value="0.000574" calcext:value-type="float">
            <text:p>0,000574</text:p>
          </table:table-cell>
          <table:table-cell office:value-type="float" office:value="0.000507" calcext:value-type="float">
            <text:p>0,00050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3" calcext:value-type="float">
            <text:p>3,3E-05</text:p>
          </table:table-cell>
          <table:table-cell office:value-type="float" office:value="0.000081" calcext:value-type="float">
            <text:p>8,1E-05</text:p>
          </table:table-cell>
          <table:table-cell office:value-type="float" office:value="0.000088" calcext:value-type="float">
            <text:p>8,8E-05</text:p>
          </table:table-cell>
          <table:table-cell office:value-type="float" office:value="0.000241" calcext:value-type="float">
            <text:p>0,000241</text:p>
          </table:table-cell>
          <table:table-cell office:value-type="float" office:value="0.003972" calcext:value-type="float">
            <text:p>0,00397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52" calcext:value-type="float">
            <text:p>5,2E-05</text:p>
          </table:table-cell>
          <table:table-cell office:value-type="float" office:value="0.000064" calcext:value-type="float">
            <text:p>6,4E-05</text:p>
          </table:table-cell>
          <table:table-cell office:value-type="float" office:value="0.000116" calcext:value-type="float">
            <text:p>0,000116</text:p>
          </table:table-cell>
          <table:table-cell office:value-type="float" office:value="0.000271" calcext:value-type="float">
            <text:p>0,000271</text:p>
          </table:table-cell>
          <table:table-cell office:value-type="float" office:value="0.032072" calcext:value-type="float">
            <text:p>0,03207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9" calcext:value-type="float">
            <text:p>2,9E-05</text:p>
          </table:table-cell>
          <table:table-cell office:value-type="float" office:value="0.000097" calcext:value-type="float">
            <text:p>9,7E-05</text:p>
          </table:table-cell>
          <table:table-cell office:value-type="float" office:value="0.005425" calcext:value-type="float">
            <text:p>0,005425</text:p>
          </table:table-cell>
          <table:table-cell office:value-type="float" office:value="0.000318" calcext:value-type="float">
            <text:p>0,000318</text:p>
          </table:table-cell>
          <table:table-cell office:value-type="float" office:value="0.000682" calcext:value-type="float">
            <text:p>0,00068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7" calcext:value-type="float">
            <text:p>2,7E-05</text:p>
          </table:table-cell>
          <table:table-cell office:value-type="float" office:value="0.000086" calcext:value-type="float">
            <text:p>8,6E-05</text:p>
          </table:table-cell>
          <table:table-cell office:value-type="float" office:value="0.000138" calcext:value-type="float">
            <text:p>0,000138</text:p>
          </table:table-cell>
          <table:table-cell office:value-type="float" office:value="0.000326" calcext:value-type="float">
            <text:p>0,000326</text:p>
          </table:table-cell>
          <table:table-cell office:value-type="float" office:value="0.000447" calcext:value-type="float">
            <text:p>0,000447</text:p>
          </table:table-cell>
        </table:table-row>
        <table:table-row table:style-name="ro1">
          <table:table-cell/>
          <table:table-cell table:number-columns-repeated="2" table:style-name="ce4" office:value-type="string" calcext:value-type="string">
            <text:p>media </text:p>
          </table:table-cell>
          <table:table-cell table:style-name="ce8" table:formula="of:=AVERAGE([.D4:.D13])" office:value-type="float" office:value="0.0000006" calcext:value-type="float">
            <text:p>6E-07</text:p>
          </table:table-cell>
          <table:table-cell table:style-name="ce8" table:formula="of:=AVERAGE([.E4:.E13])" office:value-type="float" office:value="0.0000317" calcext:value-type="float">
            <text:p>3,17E-05</text:p>
          </table:table-cell>
          <table:table-cell table:style-name="ce8" table:formula="of:=AVERAGE([.F4:.F13])" office:value-type="float" office:value="0.0000805" calcext:value-type="float">
            <text:p>8,05E-05</text:p>
          </table:table-cell>
          <table:table-cell table:style-name="ce8" table:formula="of:=AVERAGE([.G4:.G13])" office:value-type="float" office:value="0.0007254" calcext:value-type="float">
            <text:p>0,0007254</text:p>
          </table:table-cell>
          <table:table-cell table:style-name="ce8" table:formula="of:=AVERAGE([.H4:.H13])" office:value-type="float" office:value="0.0005798" calcext:value-type="float">
            <text:p>0,0005798</text:p>
          </table:table-cell>
          <table:table-cell table:style-name="ce8" table:formula="of:=AVERAGE([.I4:.I13])" office:value-type="float" office:value="0.0041007" calcext:value-type="float">
            <text:p>0,0041007</text:p>
          </table:table-cell>
        </table:table-row>
        <table:table-row table:style-name="ro1">
          <table:table-cell/>
          <table:table-cell table:number-columns-repeated="2" table:style-name="ce5" office:value-type="string" calcext:value-type="string">
            <text:p>min</text:p>
          </table:table-cell>
          <table:table-cell table:style-name="ce9" table:formula="of:=[.D14]-[.A2]*STDEV([.D4:.D13])/SQRT(10)" office:value-type="float" office:value="0.00000027993334027633" calcext:value-type="float">
            <text:p>2,7993334027633E-07</text:p>
          </table:table-cell>
          <table:table-cell table:style-name="ce9" table:formula="of:=[.E14]-[.A2]*STDEV([.E4:.E13])/SQRT(10)" office:value-type="float" office:value="0.000027079773742914" calcext:value-type="float">
            <text:p>2,7079773742914E-05</text:p>
          </table:table-cell>
          <table:table-cell table:style-name="ce9" table:formula="of:=[.F14]-[.A2]*STDEV([.F4:.F13])/SQRT(10)" office:value-type="float" office:value="0.0000638707735196933" calcext:value-type="float">
            <text:p>6,38707735196933E-05</text:p>
          </table:table-cell>
          <table:table-cell table:style-name="ce21" table:formula="of:=[.G14]-[.A2]*STDEV([.G4:.G13])/SQRT(10)" office:value-type="float" office:value="-0.000308670696851579" calcext:value-type="float">
            <text:p>-0,000308670696852</text:p>
          </table:table-cell>
          <table:table-cell table:style-name="ce9" table:formula="of:=[.H14]-[.A2]*STDEV([.H4:.H13])/SQRT(10)" office:value-type="float" office:value="0.000133183149213756" calcext:value-type="float">
            <text:p>0,000133183149214</text:p>
          </table:table-cell>
          <table:table-cell table:style-name="ce9" table:formula="of:=[.I14]-[.A2]*STDEV([.I4:.I13])/SQRT(10)" office:value-type="float" office:value="-0.00202638332988123" calcext:value-type="float">
            <text:p>-0,002026383329881</text:p>
          </table:table-cell>
        </table:table-row>
        <table:table-row table:style-name="ro1">
          <table:table-cell/>
          <table:table-cell table:number-columns-repeated="2" table:style-name="ce6" office:value-type="string" calcext:value-type="string">
            <text:p>max</text:p>
          </table:table-cell>
          <table:table-cell table:style-name="ce10" table:formula="of:=[.D14]+[.A2]*STDEV([.D4:.D13])/SQRT(10)" office:value-type="float" office:value="0.00000092006665972367" calcext:value-type="float">
            <text:p>9,2006665972367E-07</text:p>
          </table:table-cell>
          <table:table-cell table:style-name="ce10" table:formula="of:=[.E14]+[.A2]*STDEV([.E4:.E13])/SQRT(10)" office:value-type="float" office:value="0.000036320226257086" calcext:value-type="float">
            <text:p>3,6320226257086E-05</text:p>
          </table:table-cell>
          <table:table-cell table:style-name="ce10" table:formula="of:=[.F14]+[.A2]*STDEV([.F4:.F13])/SQRT(10)" office:value-type="float" office:value="0.0000971292264803067" calcext:value-type="float">
            <text:p>9,71292264803067E-05</text:p>
          </table:table-cell>
          <table:table-cell table:style-name="ce22" table:formula="of:=[.G14]+[.A2]*STDEV([.G4:.G13])/SQRT(10)" office:value-type="float" office:value="0.00175947069685158" calcext:value-type="float">
            <text:p>0,001759470696852</text:p>
          </table:table-cell>
          <table:table-cell table:style-name="ce10" table:formula="of:=[.H14]+[.A2]*STDEV([.H4:.H13])/SQRT(10)" office:value-type="float" office:value="0.00102641685078624" calcext:value-type="float">
            <text:p>0,001026416850786</text:p>
          </table:table-cell>
          <table:table-cell table:style-name="ce10" table:formula="of:=[.I14]+[.A2]*STDEV([.I4:.I13])/SQRT(10)" office:value-type="float" office:value="0.0102277833298812" calcext:value-type="float">
            <text:p>0,010227783329881</text:p>
          </table:table-cell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32" calcext:value-type="float">
            <text:p>3,2E-05</text:p>
          </table:table-cell>
          <table:table-cell office:value-type="float" office:value="0.000083" calcext:value-type="float">
            <text:p>8,3E-05</text:p>
          </table:table-cell>
          <table:table-cell office:value-type="float" office:value="0.000124" calcext:value-type="float">
            <text:p>0,000124</text:p>
          </table:table-cell>
          <table:table-cell office:value-type="float" office:value="0.000476" calcext:value-type="float">
            <text:p>0,000476</text:p>
          </table:table-cell>
          <table:table-cell office:value-type="float" office:value="0.000788" calcext:value-type="float">
            <text:p>0,00078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46" calcext:value-type="float">
            <text:p>4,6E-05</text:p>
          </table:table-cell>
          <table:table-cell office:value-type="float" office:value="0.000059" calcext:value-type="float">
            <text:p>5,9E-05</text:p>
          </table:table-cell>
          <table:table-cell office:value-type="float" office:value="0.000141" calcext:value-type="float">
            <text:p>0,000141</text:p>
          </table:table-cell>
          <table:table-cell office:value-type="float" office:value="0.000317" calcext:value-type="float">
            <text:p>0,000317</text:p>
          </table:table-cell>
          <table:table-cell office:value-type="float" office:value="0.000543" calcext:value-type="float">
            <text:p>0,00054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1" calcext:value-type="float">
            <text:p>4,1E-05</text:p>
          </table:table-cell>
          <table:table-cell office:value-type="float" office:value="0.000062" calcext:value-type="float">
            <text:p>6,2E-05</text:p>
          </table:table-cell>
          <table:table-cell office:value-type="float" office:value="0.000216" calcext:value-type="float">
            <text:p>0,000216</text:p>
          </table:table-cell>
          <table:table-cell office:value-type="float" office:value="0.001495" calcext:value-type="float">
            <text:p>0,001495</text:p>
          </table:table-cell>
          <table:table-cell office:value-type="float" office:value="0.000488" calcext:value-type="float">
            <text:p>0,00048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00067" calcext:value-type="float">
            <text:p>6,7E-05</text:p>
          </table:table-cell>
          <table:table-cell office:value-type="float" office:value="0.000102" calcext:value-type="float">
            <text:p>0,000102</text:p>
          </table:table-cell>
          <table:table-cell office:value-type="float" office:value="0.018233" calcext:value-type="float">
            <text:p>0,018233</text:p>
          </table:table-cell>
          <table:table-cell office:value-type="float" office:value="0.00061" calcext:value-type="float">
            <text:p>0,0006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0056" calcext:value-type="float">
            <text:p>5,6E-05</text:p>
          </table:table-cell>
          <table:table-cell office:value-type="float" office:value="0.000118" calcext:value-type="float">
            <text:p>0,000118</text:p>
          </table:table-cell>
          <table:table-cell office:value-type="float" office:value="0.000307" calcext:value-type="float">
            <text:p>0,000307</text:p>
          </table:table-cell>
          <table:table-cell office:value-type="float" office:value="0.000645" calcext:value-type="float">
            <text:p>0,00064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6" calcext:value-type="float">
            <text:p>3,6E-05</text:p>
          </table:table-cell>
          <table:table-cell office:value-type="float" office:value="0.000053" calcext:value-type="float">
            <text:p>5,3E-05</text:p>
          </table:table-cell>
          <table:table-cell office:value-type="float" office:value="0.000118" calcext:value-type="float">
            <text:p>0,000118</text:p>
          </table:table-cell>
          <table:table-cell office:value-type="float" office:value="0.000341" calcext:value-type="float">
            <text:p>0,000341</text:p>
          </table:table-cell>
          <table:table-cell office:value-type="float" office:value="0.009879" calcext:value-type="float">
            <text:p>0,00987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53" calcext:value-type="float">
            <text:p>5,3E-05</text:p>
          </table:table-cell>
          <table:table-cell office:value-type="float" office:value="0.000054" calcext:value-type="float">
            <text:p>5,4E-05</text:p>
          </table:table-cell>
          <table:table-cell office:value-type="float" office:value="0.000083" calcext:value-type="float">
            <text:p>8,3E-05</text:p>
          </table:table-cell>
          <table:table-cell office:value-type="float" office:value="0.001024" calcext:value-type="float">
            <text:p>0,001024</text:p>
          </table:table-cell>
          <table:table-cell office:value-type="float" office:value="0.000488" calcext:value-type="float">
            <text:p>0,00048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2" calcext:value-type="float">
            <text:p>3,2E-05</text:p>
          </table:table-cell>
          <table:table-cell office:value-type="float" office:value="0.000069" calcext:value-type="float">
            <text:p>6,9E-05</text:p>
          </table:table-cell>
          <table:table-cell office:value-type="float" office:value="0.000132" calcext:value-type="float">
            <text:p>0,000132</text:p>
          </table:table-cell>
          <table:table-cell office:value-type="float" office:value="0.000366" calcext:value-type="float">
            <text:p>0,000366</text:p>
          </table:table-cell>
          <table:table-cell office:value-type="float" office:value="0.001111" calcext:value-type="float">
            <text:p>0,00111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000005" calcext:value-type="float">
            <text:p>5E-06</text:p>
          </table:table-cell>
          <table:table-cell office:value-type="float" office:value="0.000034" calcext:value-type="float">
            <text:p>3,4E-05</text:p>
          </table:table-cell>
          <table:table-cell office:value-type="float" office:value="0.000071" calcext:value-type="float">
            <text:p>7,1E-05</text:p>
          </table:table-cell>
          <table:table-cell office:value-type="float" office:value="0.000112" calcext:value-type="float">
            <text:p>0,000112</text:p>
          </table:table-cell>
          <table:table-cell office:value-type="float" office:value="0.000334" calcext:value-type="float">
            <text:p>0,000334</text:p>
          </table:table-cell>
          <table:table-cell office:value-type="float" office:value="0.032616" calcext:value-type="float">
            <text:p>0,032616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9" calcext:value-type="float">
            <text:p>2,9E-05</text:p>
          </table:table-cell>
          <table:table-cell office:value-type="float" office:value="0.000042" calcext:value-type="float">
            <text:p>4,2E-05</text:p>
          </table:table-cell>
          <table:table-cell office:value-type="float" office:value="0.000093" calcext:value-type="float">
            <text:p>9,3E-05</text:p>
          </table:table-cell>
          <table:table-cell office:value-type="float" office:value="0.000403" calcext:value-type="float">
            <text:p>0,000403</text:p>
          </table:table-cell>
          <table:table-cell office:value-type="float" office:value="0.00071" calcext:value-type="float">
            <text:p>0,00071</text:p>
          </table:table-cell>
        </table:table-row>
        <table:table-row table:style-name="ro1">
          <table:table-cell/>
          <table:table-cell table:number-columns-repeated="2" table:style-name="ce4" office:value-type="string" calcext:value-type="string">
            <text:p>media </text:p>
          </table:table-cell>
          <table:table-cell table:style-name="ce8" table:formula="of:=AVERAGE([.D20:.D29])" office:value-type="float" office:value="0.0000009" calcext:value-type="float">
            <text:p>9E-07</text:p>
          </table:table-cell>
          <table:table-cell table:style-name="ce8" table:formula="of:=AVERAGE([.E20:.E29])" office:value-type="float" office:value="0.0000383" calcext:value-type="float">
            <text:p>3,83E-05</text:p>
          </table:table-cell>
          <table:table-cell table:style-name="ce8" table:formula="of:=AVERAGE([.F20:.F29])" office:value-type="float" office:value="0.0000616" calcext:value-type="float">
            <text:p>6,16E-05</text:p>
          </table:table-cell>
          <table:table-cell table:style-name="ce8" table:formula="of:=AVERAGE([.G20:.G29])" office:value-type="float" office:value="0.0001239" calcext:value-type="float">
            <text:p>0,0001239</text:p>
          </table:table-cell>
          <table:table-cell table:style-name="ce8" table:formula="of:=AVERAGE([.H20:.H29])" office:value-type="float" office:value="0.0023296" calcext:value-type="float">
            <text:p>0,0023296</text:p>
          </table:table-cell>
          <table:table-cell table:style-name="ce8" table:formula="of:=AVERAGE([.I20:.I29])" office:value-type="float" office:value="0.0047878" calcext:value-type="float">
            <text:p>0,0047878</text:p>
          </table:table-cell>
        </table:table-row>
        <table:table-row table:style-name="ro1">
          <table:table-cell/>
          <table:table-cell table:number-columns-repeated="2" table:style-name="ce5" office:value-type="string" calcext:value-type="string">
            <text:p>min</text:p>
          </table:table-cell>
          <table:table-cell table:style-name="ce9" table:formula="of:=[.D30]-[.A2]*STDEV([.D20:.D29])/SQRT(10)" office:value-type="float" office:value="-0.00000004451304326033" calcext:value-type="float">
            <text:p>-4,451304326033E-08</text:p>
          </table:table-cell>
          <table:table-cell table:style-name="ce9" table:formula="of:=[.E30]-[.A2]*STDEV([.E20:.E29])/SQRT(10)" office:value-type="float" office:value="0.0000329200072697282" calcext:value-type="float">
            <text:p>3,29200072697282E-05</text:p>
          </table:table-cell>
          <table:table-cell table:style-name="ce9" table:formula="of:=[.F30]-[.A2]*STDEV([.F20:.F29])/SQRT(10)" office:value-type="float" office:value="0.0000544897639982909" calcext:value-type="float">
            <text:p>5,44897639982909E-05</text:p>
          </table:table-cell>
          <table:table-cell table:style-name="ce21" table:formula="of:=[.G30]-[.A2]*STDEV([.G20:.G29])/SQRT(10)" office:value-type="float" office:value="0.000101118518670737" calcext:value-type="float">
            <text:p>0,000101118518671</text:p>
          </table:table-cell>
          <table:table-cell table:style-name="ce9" table:formula="of:=[.H30]-[.A2]*STDEV([.H20:.H29])/SQRT(10)" office:value-type="float" office:value="-0.00114230606018436" calcext:value-type="float">
            <text:p>-0,001142306060184</text:p>
          </table:table-cell>
          <table:table-cell table:style-name="ce9" table:formula="of:=[.I30]-[.A2]*STDEV([.I20:.I29])/SQRT(10)" office:value-type="float" office:value="-0.00153330191782779" calcext:value-type="float">
            <text:p>-0,001533301917828</text:p>
          </table:table-cell>
        </table:table-row>
        <table:table-row table:style-name="ro1">
          <table:table-cell/>
          <table:table-cell table:number-columns-repeated="2" table:style-name="ce6" office:value-type="string" calcext:value-type="string">
            <text:p>max</text:p>
          </table:table-cell>
          <table:table-cell table:style-name="ce10" table:formula="of:=[.D30]+[.A2]*STDEV([.D20:.D29])/SQRT(10)" office:value-type="float" office:value="0.00000184451304326033" calcext:value-type="float">
            <text:p>1,84451304326033E-06</text:p>
          </table:table-cell>
          <table:table-cell table:style-name="ce10" table:formula="of:=[.E30]+[.A2]*STDEV([.E20:.E29])/SQRT(10)" office:value-type="float" office:value="0.0000436799927302718" calcext:value-type="float">
            <text:p>4,36799927302718E-05</text:p>
          </table:table-cell>
          <table:table-cell table:style-name="ce10" table:formula="of:=[.F30]+[.A2]*STDEV([.F20:.F29])/SQRT(10)" office:value-type="float" office:value="0.0000687102360017091" calcext:value-type="float">
            <text:p>6,87102360017091E-05</text:p>
          </table:table-cell>
          <table:table-cell table:style-name="ce22" table:formula="of:=[.G30]+[.A2]*STDEV([.G20:.G29])/SQRT(10)" office:value-type="float" office:value="0.000146681481329263" calcext:value-type="float">
            <text:p>0,000146681481329</text:p>
          </table:table-cell>
          <table:table-cell table:style-name="ce10" table:formula="of:=[.H30]+[.A2]*STDEV([.H20:.H29])/SQRT(10)" office:value-type="float" office:value="0.00580150606018436" calcext:value-type="float">
            <text:p>0,005801506060184</text:p>
          </table:table-cell>
          <table:table-cell table:style-name="ce10" table:formula="of:=[.I30]+[.A2]*STDEV([.I20:.I29])/SQRT(10)" office:value-type="float" office:value="0.0111089019178278" calcext:value-type="float">
            <text:p>0,011108901917828</text:p>
          </table:table-cell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4096" calcext:value-type="float">
            <text:p>4096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46" calcext:value-type="float">
            <text:p>4,6E-05</text:p>
          </table:table-cell>
          <table:table-cell office:value-type="float" office:value="0.000054" calcext:value-type="float">
            <text:p>5,4E-05</text:p>
          </table:table-cell>
          <table:table-cell office:value-type="float" office:value="0.00011" calcext:value-type="float">
            <text:p>0,00011</text:p>
          </table:table-cell>
          <table:table-cell office:value-type="float" office:value="0.000316" calcext:value-type="float">
            <text:p>0,000316</text:p>
          </table:table-cell>
          <table:table-cell office:value-type="float" office:value="0.001757" calcext:value-type="float">
            <text:p>0,00175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37" calcext:value-type="float">
            <text:p>3,7E-05</text:p>
          </table:table-cell>
          <table:table-cell office:value-type="float" office:value="0.000057" calcext:value-type="float">
            <text:p>5,7E-05</text:p>
          </table:table-cell>
          <table:table-cell office:value-type="float" office:value="0.000104" calcext:value-type="float">
            <text:p>0,000104</text:p>
          </table:table-cell>
          <table:table-cell office:value-type="float" office:value="0.000603" calcext:value-type="float">
            <text:p>0,000603</text:p>
          </table:table-cell>
          <table:table-cell office:value-type="float" office:value="0.001703" calcext:value-type="float">
            <text:p>0,00170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4" calcext:value-type="float">
            <text:p>5,4E-05</text:p>
          </table:table-cell>
          <table:table-cell office:value-type="float" office:value="0.000053" calcext:value-type="float">
            <text:p>5,3E-05</text:p>
          </table:table-cell>
          <table:table-cell office:value-type="float" office:value="0.000106" calcext:value-type="float">
            <text:p>0,000106</text:p>
          </table:table-cell>
          <table:table-cell office:value-type="float" office:value="0.000196" calcext:value-type="float">
            <text:p>0,000196</text:p>
          </table:table-cell>
          <table:table-cell office:value-type="float" office:value="0.000467" calcext:value-type="float">
            <text:p>0,00046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36" calcext:value-type="float">
            <text:p>3,6E-05</text:p>
          </table:table-cell>
          <table:table-cell office:value-type="float" office:value="0.000064" calcext:value-type="float">
            <text:p>6,4E-05</text:p>
          </table:table-cell>
          <table:table-cell office:value-type="float" office:value="0.000179" calcext:value-type="float">
            <text:p>0,000179</text:p>
          </table:table-cell>
          <table:table-cell office:value-type="float" office:value="0.000545" calcext:value-type="float">
            <text:p>0,000545</text:p>
          </table:table-cell>
          <table:table-cell office:value-type="float" office:value="0.00195" calcext:value-type="float">
            <text:p>0,0019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36" calcext:value-type="float">
            <text:p>3,6E-05</text:p>
          </table:table-cell>
          <table:table-cell office:value-type="float" office:value="0.000048" calcext:value-type="float">
            <text:p>4,8E-05</text:p>
          </table:table-cell>
          <table:table-cell office:value-type="float" office:value="0.000095" calcext:value-type="float">
            <text:p>9,5E-05</text:p>
          </table:table-cell>
          <table:table-cell office:value-type="float" office:value="0.000893" calcext:value-type="float">
            <text:p>0,000893</text:p>
          </table:table-cell>
          <table:table-cell office:value-type="float" office:value="0.000644" calcext:value-type="float">
            <text:p>0,00064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41" calcext:value-type="float">
            <text:p>4,1E-05</text:p>
          </table:table-cell>
          <table:table-cell office:value-type="float" office:value="0.000054" calcext:value-type="float">
            <text:p>5,4E-05</text:p>
          </table:table-cell>
          <table:table-cell office:value-type="float" office:value="0.000155" calcext:value-type="float">
            <text:p>0,000155</text:p>
          </table:table-cell>
          <table:table-cell office:value-type="float" office:value="0.000326" calcext:value-type="float">
            <text:p>0,000326</text:p>
          </table:table-cell>
          <table:table-cell office:value-type="float" office:value="0.000534" calcext:value-type="float">
            <text:p>0,00053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37" calcext:value-type="float">
            <text:p>3,7E-05</text:p>
          </table:table-cell>
          <table:table-cell office:value-type="float" office:value="0.000051" calcext:value-type="float">
            <text:p>5,1E-05</text:p>
          </table:table-cell>
          <table:table-cell office:value-type="float" office:value="0.000104" calcext:value-type="float">
            <text:p>0,000104</text:p>
          </table:table-cell>
          <table:table-cell office:value-type="float" office:value="0.000347" calcext:value-type="float">
            <text:p>0,000347</text:p>
          </table:table-cell>
          <table:table-cell office:value-type="float" office:value="0.00056" calcext:value-type="float">
            <text:p>0,0005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35" calcext:value-type="float">
            <text:p>3,5E-05</text:p>
          </table:table-cell>
          <table:table-cell office:value-type="float" office:value="0.000047" calcext:value-type="float">
            <text:p>4,7E-05</text:p>
          </table:table-cell>
          <table:table-cell office:value-type="float" office:value="0.000132" calcext:value-type="float">
            <text:p>0,000132</text:p>
          </table:table-cell>
          <table:table-cell office:value-type="float" office:value="0.000349" calcext:value-type="float">
            <text:p>0,000349</text:p>
          </table:table-cell>
          <table:table-cell office:value-type="float" office:value="0.00073" calcext:value-type="float">
            <text:p>0,0007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45" calcext:value-type="float">
            <text:p>4,5E-05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0108" calcext:value-type="float">
            <text:p>0,000108</text:p>
          </table:table-cell>
          <table:table-cell office:value-type="float" office:value="0.000241" calcext:value-type="float">
            <text:p>0,000241</text:p>
          </table:table-cell>
          <table:table-cell office:value-type="float" office:value="0.000569" calcext:value-type="float">
            <text:p>0,00056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35" calcext:value-type="float">
            <text:p>3,5E-05</text:p>
          </table:table-cell>
          <table:table-cell office:value-type="float" office:value="0.000054" calcext:value-type="float">
            <text:p>5,4E-05</text:p>
          </table:table-cell>
          <table:table-cell office:value-type="float" office:value="0.000185" calcext:value-type="float">
            <text:p>0,000185</text:p>
          </table:table-cell>
          <table:table-cell office:value-type="float" office:value="0.000209" calcext:value-type="float">
            <text:p>0,000209</text:p>
          </table:table-cell>
          <table:table-cell office:value-type="float" office:value="0.000357" calcext:value-type="float">
            <text:p>0,000357</text:p>
          </table:table-cell>
        </table:table-row>
        <table:table-row table:style-name="ro1">
          <table:table-cell/>
          <table:table-cell table:number-columns-repeated="2" table:style-name="ce4" office:value-type="string" calcext:value-type="string">
            <text:p>media </text:p>
          </table:table-cell>
          <table:table-cell table:style-name="ce8" table:formula="of:=AVERAGE([.D36:.D45])" office:value-type="float" office:value="0.0000009" calcext:value-type="float">
            <text:p>9E-07</text:p>
          </table:table-cell>
          <table:table-cell table:style-name="ce8" table:formula="of:=AVERAGE([.E36:.E45])" office:value-type="float" office:value="0.0000402" calcext:value-type="float">
            <text:p>4,02E-05</text:p>
          </table:table-cell>
          <table:table-cell table:style-name="ce8" table:formula="of:=AVERAGE([.F36:.F45])" office:value-type="float" office:value="0.0000512" calcext:value-type="float">
            <text:p>5,12E-05</text:p>
          </table:table-cell>
          <table:table-cell table:style-name="ce8" table:formula="of:=AVERAGE([.G36:.G45])" office:value-type="float" office:value="0.0001278" calcext:value-type="float">
            <text:p>0,0001278</text:p>
          </table:table-cell>
          <table:table-cell table:style-name="ce8" table:formula="of:=AVERAGE([.H36:.H45])" office:value-type="float" office:value="0.0004025" calcext:value-type="float">
            <text:p>0,0004025</text:p>
          </table:table-cell>
          <table:table-cell table:style-name="ce8" table:formula="of:=AVERAGE([.I36:.I45])" office:value-type="float" office:value="0.0009271" calcext:value-type="float">
            <text:p>0,0009271</text:p>
          </table:table-cell>
        </table:table-row>
        <table:table-row table:style-name="ro1">
          <table:table-cell/>
          <table:table-cell table:number-columns-repeated="2" table:style-name="ce5" office:value-type="string" calcext:value-type="string">
            <text:p>min</text:p>
          </table:table-cell>
          <table:table-cell table:style-name="ce9" table:formula="of:=[.D46]-[.A2]*STDEV([.D36:.D45])/SQRT(10)" office:value-type="float" office:value="0.000000704" calcext:value-type="float">
            <text:p>7,04E-07</text:p>
          </table:table-cell>
          <table:table-cell table:style-name="ce9" table:formula="of:=[.E46]-[.A2]*STDEV([.E36:.E45])/SQRT(10)" office:value-type="float" office:value="0.0000362930885173409" calcext:value-type="float">
            <text:p>3,62930885173409E-05</text:p>
          </table:table-cell>
          <table:table-cell table:style-name="ce9" table:formula="of:=[.F46]-[.A2]*STDEV([.F36:.F45])/SQRT(10)" office:value-type="float" office:value="0.0000457275776641215" calcext:value-type="float">
            <text:p>4,57275776641215E-05</text:p>
          </table:table-cell>
          <table:table-cell table:style-name="ce21" table:formula="of:=[.G46]-[.A2]*STDEV([.G36:.G45])/SQRT(10)" office:value-type="float" office:value="0.000107094795673014" calcext:value-type="float">
            <text:p>0,000107094795673</text:p>
          </table:table-cell>
          <table:table-cell table:style-name="ce9" table:formula="of:=[.H46]-[.A2]*STDEV([.H36:.H45])/SQRT(10)" office:value-type="float" office:value="0.000267568001291185" calcext:value-type="float">
            <text:p>0,000267568001291</text:p>
          </table:table-cell>
          <table:table-cell table:style-name="ce9" table:formula="of:=[.I46]-[.A2]*STDEV([.I36:.I45])/SQRT(10)" office:value-type="float" office:value="0.000545567602892406" calcext:value-type="float">
            <text:p>0,000545567602892</text:p>
          </table:table-cell>
        </table:table-row>
        <table:table-row table:style-name="ro1">
          <table:table-cell/>
          <table:table-cell table:number-columns-repeated="2" table:style-name="ce6" office:value-type="string" calcext:value-type="string">
            <text:p>max</text:p>
          </table:table-cell>
          <table:table-cell table:style-name="ce10" table:formula="of:=[.D46]+[.A2]*STDEV([.D36:.D45])/SQRT(10)" office:value-type="float" office:value="0.000001096" calcext:value-type="float">
            <text:p>1,096E-06</text:p>
          </table:table-cell>
          <table:table-cell table:style-name="ce10" table:formula="of:=[.E46]+[.A2]*STDEV([.E36:.E45])/SQRT(10)" office:value-type="float" office:value="0.0000441069114826591" calcext:value-type="float">
            <text:p>4,41069114826591E-05</text:p>
          </table:table-cell>
          <table:table-cell table:style-name="ce10" table:formula="of:=[.F46]+[.A2]*STDEV([.F36:.F45])/SQRT(10)" office:value-type="float" office:value="0.0000566724223358785" calcext:value-type="float">
            <text:p>5,66724223358785E-05</text:p>
          </table:table-cell>
          <table:table-cell table:style-name="ce22" table:formula="of:=[.G46]+[.A2]*STDEV([.G36:.G45])/SQRT(10)" office:value-type="float" office:value="0.000148505204326986" calcext:value-type="float">
            <text:p>0,000148505204327</text:p>
          </table:table-cell>
          <table:table-cell table:style-name="ce10" table:formula="of:=[.H46]+[.A2]*STDEV([.H36:.H45])/SQRT(10)" office:value-type="float" office:value="0.000537431998708815" calcext:value-type="float">
            <text:p>0,000537431998709</text:p>
          </table:table-cell>
          <table:table-cell table:style-name="ce10" table:formula="of:=[.I46]+[.A2]*STDEV([.I36:.I45])/SQRT(10)" office:value-type="float" office:value="0.00130863239710759" calcext:value-type="float">
            <text:p>0,001308632397108</text:p>
          </table:table-cell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8192" calcext:value-type="float">
            <text:p>8192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49" calcext:value-type="float">
            <text:p>4,9E-05</text:p>
          </table:table-cell>
          <table:table-cell office:value-type="float" office:value="0.000062" calcext:value-type="float">
            <text:p>6,2E-05</text:p>
          </table:table-cell>
          <table:table-cell office:value-type="float" office:value="0.000201" calcext:value-type="float">
            <text:p>0,000201</text:p>
          </table:table-cell>
          <table:table-cell office:value-type="float" office:value="0.000475" calcext:value-type="float">
            <text:p>0,000475</text:p>
          </table:table-cell>
          <table:table-cell office:value-type="float" office:value="0.000824" calcext:value-type="float">
            <text:p>0,00082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64" calcext:value-type="float">
            <text:p>6,4E-05</text:p>
          </table:table-cell>
          <table:table-cell office:value-type="float" office:value="0.000121" calcext:value-type="float">
            <text:p>0,000121</text:p>
          </table:table-cell>
          <table:table-cell office:value-type="float" office:value="0.000221" calcext:value-type="float">
            <text:p>0,000221</text:p>
          </table:table-cell>
          <table:table-cell office:value-type="float" office:value="0.000312" calcext:value-type="float">
            <text:p>0,000312</text:p>
          </table:table-cell>
          <table:table-cell office:value-type="float" office:value="0.000788" calcext:value-type="float">
            <text:p>0,00078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64" calcext:value-type="float">
            <text:p>6,4E-05</text:p>
          </table:table-cell>
          <table:table-cell office:value-type="float" office:value="0.000069" calcext:value-type="float">
            <text:p>6,9E-05</text:p>
          </table:table-cell>
          <table:table-cell office:value-type="float" office:value="0.000204" calcext:value-type="float">
            <text:p>0,000204</text:p>
          </table:table-cell>
          <table:table-cell office:value-type="float" office:value="0.000565" calcext:value-type="float">
            <text:p>0,000565</text:p>
          </table:table-cell>
          <table:table-cell office:value-type="float" office:value="0.000968" calcext:value-type="float">
            <text:p>0,00096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48" calcext:value-type="float">
            <text:p>4,8E-05</text:p>
          </table:table-cell>
          <table:table-cell office:value-type="float" office:value="0.000072" calcext:value-type="float">
            <text:p>7,2E-05</text:p>
          </table:table-cell>
          <table:table-cell office:value-type="float" office:value="0.000245" calcext:value-type="float">
            <text:p>0,000245</text:p>
          </table:table-cell>
          <table:table-cell office:value-type="float" office:value="0.000387" calcext:value-type="float">
            <text:p>0,000387</text:p>
          </table:table-cell>
          <table:table-cell office:value-type="float" office:value="0.000463" calcext:value-type="float">
            <text:p>0,00046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3" calcext:value-type="float">
            <text:p>5,3E-05</text:p>
          </table:table-cell>
          <table:table-cell office:value-type="float" office:value="0.000058" calcext:value-type="float">
            <text:p>5,8E-05</text:p>
          </table:table-cell>
          <table:table-cell office:value-type="float" office:value="0.000187" calcext:value-type="float">
            <text:p>0,000187</text:p>
          </table:table-cell>
          <table:table-cell office:value-type="float" office:value="0.000398" calcext:value-type="float">
            <text:p>0,000398</text:p>
          </table:table-cell>
          <table:table-cell office:value-type="float" office:value="0.000608" calcext:value-type="float">
            <text:p>0,00060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46" calcext:value-type="float">
            <text:p>4,6E-05</text:p>
          </table:table-cell>
          <table:table-cell office:value-type="float" office:value="0.000108" calcext:value-type="float">
            <text:p>0,000108</text:p>
          </table:table-cell>
          <table:table-cell office:value-type="float" office:value="0.000184" calcext:value-type="float">
            <text:p>0,000184</text:p>
          </table:table-cell>
          <table:table-cell office:value-type="float" office:value="0.000363" calcext:value-type="float">
            <text:p>0,000363</text:p>
          </table:table-cell>
          <table:table-cell office:value-type="float" office:value="0.003677" calcext:value-type="float">
            <text:p>0,00367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1" calcext:value-type="float">
            <text:p>5,1E-05</text:p>
          </table:table-cell>
          <table:table-cell office:value-type="float" office:value="0.000075" calcext:value-type="float">
            <text:p>7,5E-05</text:p>
          </table:table-cell>
          <table:table-cell office:value-type="float" office:value="0.000187" calcext:value-type="float">
            <text:p>0,000187</text:p>
          </table:table-cell>
          <table:table-cell office:value-type="float" office:value="0.000327" calcext:value-type="float">
            <text:p>0,000327</text:p>
          </table:table-cell>
          <table:table-cell office:value-type="float" office:value="0.000534" calcext:value-type="float">
            <text:p>0,00053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51" calcext:value-type="float">
            <text:p>5,1E-05</text:p>
          </table:table-cell>
          <table:table-cell office:value-type="float" office:value="0.000077" calcext:value-type="float">
            <text:p>7,7E-05</text:p>
          </table:table-cell>
          <table:table-cell office:value-type="float" office:value="0.000164" calcext:value-type="float">
            <text:p>0,000164</text:p>
          </table:table-cell>
          <table:table-cell office:value-type="float" office:value="0.001609" calcext:value-type="float">
            <text:p>0,001609</text:p>
          </table:table-cell>
          <table:table-cell office:value-type="float" office:value="0.001754" calcext:value-type="float">
            <text:p>0,00175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48" calcext:value-type="float">
            <text:p>4,8E-05</text:p>
          </table:table-cell>
          <table:table-cell office:value-type="float" office:value="0.000072" calcext:value-type="float">
            <text:p>7,2E-05</text:p>
          </table:table-cell>
          <table:table-cell office:value-type="float" office:value="0.000191" calcext:value-type="float">
            <text:p>0,000191</text:p>
          </table:table-cell>
          <table:table-cell office:value-type="float" office:value="0.000257" calcext:value-type="float">
            <text:p>0,000257</text:p>
          </table:table-cell>
          <table:table-cell office:value-type="float" office:value="0.000588" calcext:value-type="float">
            <text:p>0,00058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57" calcext:value-type="float">
            <text:p>5,7E-05</text:p>
          </table:table-cell>
          <table:table-cell office:value-type="float" office:value="0.000089" calcext:value-type="float">
            <text:p>8,9E-05</text:p>
          </table:table-cell>
          <table:table-cell office:value-type="float" office:value="0.000177" calcext:value-type="float">
            <text:p>0,000177</text:p>
          </table:table-cell>
          <table:table-cell office:value-type="float" office:value="0.000212" calcext:value-type="float">
            <text:p>0,000212</text:p>
          </table:table-cell>
          <table:table-cell office:value-type="float" office:value="0.013429" calcext:value-type="float">
            <text:p>0,013429</text:p>
          </table:table-cell>
        </table:table-row>
        <table:table-row table:style-name="ro1">
          <table:table-cell/>
          <table:table-cell table:number-columns-repeated="2" table:style-name="ce4" office:value-type="string" calcext:value-type="string">
            <text:p>media </text:p>
          </table:table-cell>
          <table:table-cell table:style-name="ce8" table:formula="of:=AVERAGE([.D52:.D61])" office:value-type="float" office:value="0.0000008" calcext:value-type="float">
            <text:p>8E-07</text:p>
          </table:table-cell>
          <table:table-cell table:style-name="ce8" table:formula="of:=AVERAGE([.E52:.E61])" office:value-type="float" office:value="0.0000531" calcext:value-type="float">
            <text:p>5,31E-05</text:p>
          </table:table-cell>
          <table:table-cell table:style-name="ce8" table:formula="of:=AVERAGE([.F52:.F61])" office:value-type="float" office:value="0.0000803" calcext:value-type="float">
            <text:p>8,03E-05</text:p>
          </table:table-cell>
          <table:table-cell table:style-name="ce8" table:formula="of:=AVERAGE([.G52:.G61])" office:value-type="float" office:value="0.0001961" calcext:value-type="float">
            <text:p>0,0001961</text:p>
          </table:table-cell>
          <table:table-cell table:style-name="ce8" table:formula="of:=AVERAGE([.H52:.H61])" office:value-type="float" office:value="0.0004905" calcext:value-type="float">
            <text:p>0,0004905</text:p>
          </table:table-cell>
          <table:table-cell table:style-name="ce8" table:formula="of:=AVERAGE([.I52:.I61])" office:value-type="float" office:value="0.0023633" calcext:value-type="float">
            <text:p>0,0023633</text:p>
          </table:table-cell>
        </table:table-row>
        <table:table-row table:style-name="ro1">
          <table:table-cell/>
          <table:table-cell table:number-columns-repeated="2" table:style-name="ce5" office:value-type="string" calcext:value-type="string">
            <text:p>min</text:p>
          </table:table-cell>
          <table:table-cell table:style-name="ce9" table:formula="of:=[.D62]-[.A2]*STDEV([.D52:.D61])/SQRT(10)" office:value-type="float" office:value="0.00000053866666666667" calcext:value-type="float">
            <text:p>5,3866666666667E-07</text:p>
          </table:table-cell>
          <table:table-cell table:style-name="ce9" table:formula="of:=[.E62]-[.A2]*STDEV([.E52:.E61])/SQRT(10)" office:value-type="float" office:value="0.0000490678163622066" calcext:value-type="float">
            <text:p>4,90678163622066E-05</text:p>
          </table:table-cell>
          <table:table-cell table:style-name="ce9" table:formula="of:=[.F62]-[.A2]*STDEV([.F52:.F61])/SQRT(10)" office:value-type="float" office:value="0.0000678418737988233" calcext:value-type="float">
            <text:p>6,78418737988233E-05</text:p>
          </table:table-cell>
          <table:table-cell table:style-name="ce21" table:formula="of:=[.G62]-[.A2]*STDEV([.G52:.G61])/SQRT(10)" office:value-type="float" office:value="0.000181740185145112" calcext:value-type="float">
            <text:p>0,000181740185145</text:p>
          </table:table-cell>
          <table:table-cell table:style-name="ce9" table:formula="of:=[.H62]-[.A2]*STDEV([.H52:.H61])/SQRT(10)" office:value-type="float" office:value="0.000238899942183366" calcext:value-type="float">
            <text:p>0,000238899942183</text:p>
          </table:table-cell>
          <table:table-cell table:style-name="ce9" table:formula="of:=[.I62]-[.A2]*STDEV([.I52:.I61])/SQRT(10)" office:value-type="float" office:value="-0.000120526011920946" calcext:value-type="float">
            <text:p>-0,000120526011921</text:p>
          </table:table-cell>
        </table:table-row>
        <table:table-row table:style-name="ro1">
          <table:table-cell/>
          <table:table-cell table:number-columns-repeated="2" table:style-name="ce6" office:value-type="string" calcext:value-type="string">
            <text:p>max</text:p>
          </table:table-cell>
          <table:table-cell table:style-name="ce10" table:formula="of:=[.D62]+[.A2]*STDEV([.D52:.D61])/SQRT(10)" office:value-type="float" office:value="0.00000106133333333333" calcext:value-type="float">
            <text:p>1,06133333333333E-06</text:p>
          </table:table-cell>
          <table:table-cell table:style-name="ce10" table:formula="of:=[.E62]+[.A2]*STDEV([.E52:.E61])/SQRT(10)" office:value-type="float" office:value="0.0000571321836377934" calcext:value-type="float">
            <text:p>5,71321836377934E-05</text:p>
          </table:table-cell>
          <table:table-cell table:style-name="ce10" table:formula="of:=[.F62]+[.A2]*STDEV([.F52:.F61])/SQRT(10)" office:value-type="float" office:value="0.0000927581262011767" calcext:value-type="float">
            <text:p>9,27581262011767E-05</text:p>
          </table:table-cell>
          <table:table-cell table:style-name="ce22" table:formula="of:=[.G62]+[.A2]*STDEV([.G52:.G61])/SQRT(10)" office:value-type="float" office:value="0.000210459814854888" calcext:value-type="float">
            <text:p>0,000210459814855</text:p>
          </table:table-cell>
          <table:table-cell table:style-name="ce10" table:formula="of:=[.H62]+[.A2]*STDEV([.H52:.H61])/SQRT(10)" office:value-type="float" office:value="0.000742100057816633" calcext:value-type="float">
            <text:p>0,000742100057817</text:p>
          </table:table-cell>
          <table:table-cell table:style-name="ce10" table:formula="of:=[.I62]+[.A2]*STDEV([.I52:.I61])/SQRT(10)" office:value-type="float" office:value="0.00484712601192095" calcext:value-type="float">
            <text:p>0,004847126011921</text:p>
          </table:table-cell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72" calcext:value-type="float">
            <text:p>7,2E-05</text:p>
          </table:table-cell>
          <table:table-cell office:value-type="float" office:value="0.000122" calcext:value-type="float">
            <text:p>0,000122</text:p>
          </table:table-cell>
          <table:table-cell office:value-type="float" office:value="0.000357" calcext:value-type="float">
            <text:p>0,000357</text:p>
          </table:table-cell>
          <table:table-cell office:value-type="float" office:value="0.000253" calcext:value-type="float">
            <text:p>0,000253</text:p>
          </table:table-cell>
          <table:table-cell office:value-type="float" office:value="0.000662" calcext:value-type="float">
            <text:p>0,00066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84" calcext:value-type="float">
            <text:p>8,4E-05</text:p>
          </table:table-cell>
          <table:table-cell office:value-type="float" office:value="0.002992" calcext:value-type="float">
            <text:p>0,002992</text:p>
          </table:table-cell>
          <table:table-cell office:value-type="float" office:value="0.000246" calcext:value-type="float">
            <text:p>0,000246</text:p>
          </table:table-cell>
          <table:table-cell office:value-type="float" office:value="0.002926" calcext:value-type="float">
            <text:p>0,002926</text:p>
          </table:table-cell>
          <table:table-cell office:value-type="float" office:value="0.001279" calcext:value-type="float">
            <text:p>0,00127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72" calcext:value-type="float">
            <text:p>7,2E-05</text:p>
          </table:table-cell>
          <table:table-cell office:value-type="float" office:value="0.00016" calcext:value-type="float">
            <text:p>0,00016</text:p>
          </table:table-cell>
          <table:table-cell office:value-type="float" office:value="0.000323" calcext:value-type="float">
            <text:p>0,000323</text:p>
          </table:table-cell>
          <table:table-cell office:value-type="float" office:value="0.008164" calcext:value-type="float">
            <text:p>0,008164</text:p>
          </table:table-cell>
          <table:table-cell office:value-type="float" office:value="0.000665" calcext:value-type="float">
            <text:p>0,00066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79" calcext:value-type="float">
            <text:p>7,9E-05</text:p>
          </table:table-cell>
          <table:table-cell office:value-type="float" office:value="0.000088" calcext:value-type="float">
            <text:p>8,8E-05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0.000337" calcext:value-type="float">
            <text:p>0,000337</text:p>
          </table:table-cell>
          <table:table-cell office:value-type="float" office:value="0.009223" calcext:value-type="float">
            <text:p>0,00922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19" calcext:value-type="float">
            <text:p>0,000119</text:p>
          </table:table-cell>
          <table:table-cell office:value-type="float" office:value="0.000087" calcext:value-type="float">
            <text:p>8,7E-05</text:p>
          </table:table-cell>
          <table:table-cell office:value-type="float" office:value="0.000289" calcext:value-type="float">
            <text:p>0,000289</text:p>
          </table:table-cell>
          <table:table-cell office:value-type="float" office:value="0.000291" calcext:value-type="float">
            <text:p>0,000291</text:p>
          </table:table-cell>
          <table:table-cell office:value-type="float" office:value="0.000424" calcext:value-type="float">
            <text:p>0,00042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94" calcext:value-type="float">
            <text:p>9,4E-05</text:p>
          </table:table-cell>
          <table:table-cell office:value-type="float" office:value="0.000101" calcext:value-type="float">
            <text:p>0,000101</text:p>
          </table:table-cell>
          <table:table-cell office:value-type="float" office:value="0.000328" calcext:value-type="float">
            <text:p>0,000328</text:p>
          </table:table-cell>
          <table:table-cell office:value-type="float" office:value="0.000383" calcext:value-type="float">
            <text:p>0,000383</text:p>
          </table:table-cell>
          <table:table-cell office:value-type="float" office:value="0.000409" calcext:value-type="float">
            <text:p>0,00040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98" calcext:value-type="float">
            <text:p>9,8E-05</text:p>
          </table:table-cell>
          <table:table-cell office:value-type="float" office:value="0.00009" calcext:value-type="float">
            <text:p>9E-05</text:p>
          </table:table-cell>
          <table:table-cell office:value-type="float" office:value="0.000269" calcext:value-type="float">
            <text:p>0,000269</text:p>
          </table:table-cell>
          <table:table-cell office:value-type="float" office:value="0.000309" calcext:value-type="float">
            <text:p>0,000309</text:p>
          </table:table-cell>
          <table:table-cell office:value-type="float" office:value="0.006021" calcext:value-type="float">
            <text:p>0,00602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9" calcext:value-type="float">
            <text:p>6,9E-05</text:p>
          </table:table-cell>
          <table:table-cell office:value-type="float" office:value="0.000099" calcext:value-type="float">
            <text:p>9,9E-05</text:p>
          </table:table-cell>
          <table:table-cell office:value-type="float" office:value="0.000252" calcext:value-type="float">
            <text:p>0,000252</text:p>
          </table:table-cell>
          <table:table-cell office:value-type="float" office:value="0.000367" calcext:value-type="float">
            <text:p>0,000367</text:p>
          </table:table-cell>
          <table:table-cell office:value-type="float" office:value="0.000534" calcext:value-type="float">
            <text:p>0,00053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000002" calcext:value-type="float">
            <text:p>2E-06</text:p>
          </table:table-cell>
          <table:table-cell office:value-type="float" office:value="0.000068" calcext:value-type="float">
            <text:p>6,8E-05</text:p>
          </table:table-cell>
          <table:table-cell office:value-type="float" office:value="0.000106" calcext:value-type="float">
            <text:p>0,000106</text:p>
          </table:table-cell>
          <table:table-cell office:value-type="float" office:value="0.000266" calcext:value-type="float">
            <text:p>0,000266</text:p>
          </table:table-cell>
          <table:table-cell office:value-type="float" office:value="0.000133" calcext:value-type="float">
            <text:p>0,000133</text:p>
          </table:table-cell>
          <table:table-cell office:value-type="float" office:value="0.000543" calcext:value-type="float">
            <text:p>0,00054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83" calcext:value-type="float">
            <text:p>8,3E-05</text:p>
          </table:table-cell>
          <table:table-cell office:value-type="float" office:value="0.000095" calcext:value-type="float">
            <text:p>9,5E-05</text:p>
          </table:table-cell>
          <table:table-cell office:value-type="float" office:value="0.000211" calcext:value-type="float">
            <text:p>0,000211</text:p>
          </table:table-cell>
          <table:table-cell office:value-type="float" office:value="0.000189" calcext:value-type="float">
            <text:p>0,000189</text:p>
          </table:table-cell>
          <table:table-cell office:value-type="float" office:value="0.000592" calcext:value-type="float">
            <text:p>0,000592</text:p>
          </table:table-cell>
        </table:table-row>
        <table:table-row table:style-name="ro1">
          <table:table-cell/>
          <table:table-cell table:number-columns-repeated="2" table:style-name="ce4" office:value-type="string" calcext:value-type="string">
            <text:p>media </text:p>
          </table:table-cell>
          <table:table-cell table:style-name="ce8" table:formula="of:=AVERAGE([.D68:.D77])" office:value-type="float" office:value="0.0000005" calcext:value-type="float">
            <text:p>5E-07</text:p>
          </table:table-cell>
          <table:table-cell table:style-name="ce8" table:formula="of:=AVERAGE([.E68:.E77])" office:value-type="float" office:value="0.0000838" calcext:value-type="float">
            <text:p>8,38E-05</text:p>
          </table:table-cell>
          <table:table-cell table:style-name="ce8" table:formula="of:=AVERAGE([.F68:.F77])" office:value-type="float" office:value="0.000394" calcext:value-type="float">
            <text:p>0,000394</text:p>
          </table:table-cell>
          <table:table-cell table:style-name="ce8" table:formula="of:=AVERAGE([.G68:.G77])" office:value-type="float" office:value="0.0002771" calcext:value-type="float">
            <text:p>0,0002771</text:p>
          </table:table-cell>
          <table:table-cell table:style-name="ce8" table:formula="of:=AVERAGE([.H68:.H77])" office:value-type="float" office:value="0.0013352" calcext:value-type="float">
            <text:p>0,0013352</text:p>
          </table:table-cell>
          <table:table-cell table:style-name="ce8" table:formula="of:=AVERAGE([.I68:.I77])" office:value-type="float" office:value="0.0020352" calcext:value-type="float">
            <text:p>0,0020352</text:p>
          </table:table-cell>
        </table:table-row>
        <table:table-row table:style-name="ro1">
          <table:table-cell/>
          <table:table-cell table:number-columns-repeated="2" table:style-name="ce5" office:value-type="string" calcext:value-type="string">
            <text:p>min</text:p>
          </table:table-cell>
          <table:table-cell table:style-name="ce9" table:formula="of:=[.D78]-[.A2]*STDEV([.D68:.D77])/SQRT(10)" office:value-type="float" office:value="0.00000006173067641004" calcext:value-type="float">
            <text:p>6,173067641004E-08</text:p>
          </table:table-cell>
          <table:table-cell table:style-name="ce9" table:formula="of:=[.E78]-[.A2]*STDEV([.E68:.E77])/SQRT(10)" office:value-type="float" office:value="0.0000738581641757895" calcext:value-type="float">
            <text:p>7,38581641757895E-05</text:p>
          </table:table-cell>
          <table:table-cell table:style-name="ce9" table:formula="of:=[.F78]-[.A2]*STDEV([.F68:.F77])/SQRT(10)" office:value-type="float" office:value="-0.000171948995958705" calcext:value-type="float">
            <text:p>-0,000171948995959</text:p>
          </table:table-cell>
          <table:table-cell table:style-name="ce21" table:formula="of:=[.G78]-[.A2]*STDEV([.G68:.G77])/SQRT(10)" office:value-type="float" office:value="0.000248177987806286" calcext:value-type="float">
            <text:p>0,000248177987806</text:p>
          </table:table-cell>
          <table:table-cell table:style-name="ce9" table:formula="of:=[.H78]-[.A2]*STDEV([.H68:.H77])/SQRT(10)" office:value-type="float" office:value="-0.000239283310519359" calcext:value-type="float">
            <text:p>-0,000239283310519</text:p>
          </table:table-cell>
          <table:table-cell table:style-name="ce9" table:formula="of:=[.I78]-[.A2]*STDEV([.I68:.I77])/SQRT(10)" office:value-type="float" office:value="0.000145161707357464" calcext:value-type="float">
            <text:p>0,000145161707357</text:p>
          </table:table-cell>
        </table:table-row>
        <table:table-row table:style-name="ro1">
          <table:table-cell/>
          <table:table-cell table:number-columns-repeated="2" table:style-name="ce6" office:value-type="string" calcext:value-type="string">
            <text:p>max</text:p>
          </table:table-cell>
          <table:table-cell table:style-name="ce10" table:formula="of:=[.D78]+[.A2]*STDEV([.D68:.D77])/SQRT(10)" office:value-type="float" office:value="0.00000093826932358996" calcext:value-type="float">
            <text:p>9,3826932358996E-07</text:p>
          </table:table-cell>
          <table:table-cell table:style-name="ce10" table:formula="of:=[.E78]+[.A2]*STDEV([.E68:.E77])/SQRT(10)" office:value-type="float" office:value="0.0000937418358242105" calcext:value-type="float">
            <text:p>9,37418358242105E-05</text:p>
          </table:table-cell>
          <table:table-cell table:style-name="ce10" table:formula="of:=[.F78]+[.A2]*STDEV([.F68:.F77])/SQRT(10)" office:value-type="float" office:value="0.000959948995958705" calcext:value-type="float">
            <text:p>0,000959948995959</text:p>
          </table:table-cell>
          <table:table-cell table:style-name="ce22" table:formula="of:=[.G78]+[.A2]*STDEV([.G68:.G77])/SQRT(10)" office:value-type="float" office:value="0.000306022012193714" calcext:value-type="float">
            <text:p>0,000306022012194</text:p>
          </table:table-cell>
          <table:table-cell table:style-name="ce10" table:formula="of:=[.H78]+[.A2]*STDEV([.H68:.H77])/SQRT(10)" office:value-type="float" office:value="0.00290968331051936" calcext:value-type="float">
            <text:p>0,002909683310519</text:p>
          </table:table-cell>
          <table:table-cell table:style-name="ce10" table:formula="of:=[.I78]+[.A2]*STDEV([.I68:.I77])/SQRT(10)" office:value-type="float" office:value="0.00392523829264254" calcext:value-type="float">
            <text:p>0,003925238292643</text:p>
          </table:table-cell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01" calcext:value-type="float">
            <text:p>0,000101</text:p>
          </table:table-cell>
          <table:table-cell office:value-type="float" office:value="0.000156" calcext:value-type="float">
            <text:p>0,000156</text:p>
          </table:table-cell>
          <table:table-cell office:value-type="float" office:value="0.00035" calcext:value-type="float">
            <text:p>0,00035</text:p>
          </table:table-cell>
          <table:table-cell office:value-type="float" office:value="0.001631" calcext:value-type="float">
            <text:p>0,001631</text:p>
          </table:table-cell>
          <table:table-cell office:value-type="float" office:value="0.000482" calcext:value-type="float">
            <text:p>0,00048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45" calcext:value-type="float">
            <text:p>0,000145</text:p>
          </table:table-cell>
          <table:table-cell office:value-type="float" office:value="0.000167" calcext:value-type="float">
            <text:p>0,000167</text:p>
          </table:table-cell>
          <table:table-cell office:value-type="float" office:value="0.000416" calcext:value-type="float">
            <text:p>0,000416</text:p>
          </table:table-cell>
          <table:table-cell office:value-type="float" office:value="0.000652" calcext:value-type="float">
            <text:p>0,000652</text:p>
          </table:table-cell>
          <table:table-cell office:value-type="float" office:value="0.000854" calcext:value-type="float">
            <text:p>0,00085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97" calcext:value-type="float">
            <text:p>9,7E-05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000363" calcext:value-type="float">
            <text:p>0,000363</text:p>
          </table:table-cell>
          <table:table-cell office:value-type="float" office:value="0.000287" calcext:value-type="float">
            <text:p>0,000287</text:p>
          </table:table-cell>
          <table:table-cell office:value-type="float" office:value="0.000482" calcext:value-type="float">
            <text:p>0,00048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000001" calcext:value-type="float">
            <text:p>1E-06</text:p>
          </table:table-cell>
          <table:table-cell table:number-columns-repeated="2" office:value-type="float" office:value="0.000171" calcext:value-type="float">
            <text:p>0,000171</text:p>
          </table:table-cell>
          <table:table-cell office:value-type="float" office:value="0.000462" calcext:value-type="float">
            <text:p>0,000462</text:p>
          </table:table-cell>
          <table:table-cell office:value-type="float" office:value="0.000435" calcext:value-type="float">
            <text:p>0,000435</text:p>
          </table:table-cell>
          <table:table-cell office:value-type="float" office:value="0.000449" calcext:value-type="float">
            <text:p>0,00044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000187" calcext:value-type="float">
            <text:p>0,000187</text:p>
          </table:table-cell>
          <table:table-cell office:value-type="float" office:value="0.000425" calcext:value-type="float">
            <text:p>0,000425</text:p>
          </table:table-cell>
          <table:table-cell office:value-type="float" office:value="0.000734" calcext:value-type="float">
            <text:p>0,000734</text:p>
          </table:table-cell>
          <table:table-cell office:value-type="float" office:value="0.000325" calcext:value-type="float">
            <text:p>0,00032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108" calcext:value-type="float">
            <text:p>0,000108</text:p>
          </table:table-cell>
          <table:table-cell office:value-type="float" office:value="0.000224" calcext:value-type="float">
            <text:p>0,000224</text:p>
          </table:table-cell>
          <table:table-cell office:value-type="float" office:value="0.000314" calcext:value-type="float">
            <text:p>0,000314</text:p>
          </table:table-cell>
          <table:table-cell office:value-type="float" office:value="0.000289" calcext:value-type="float">
            <text:p>0,000289</text:p>
          </table:table-cell>
          <table:table-cell office:value-type="float" office:value="0.000618" calcext:value-type="float">
            <text:p>0,00061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13" calcext:value-type="float">
            <text:p>0,000113</text:p>
          </table:table-cell>
          <table:table-cell office:value-type="float" office:value="0.000151" calcext:value-type="float">
            <text:p>0,000151</text:p>
          </table:table-cell>
          <table:table-cell office:value-type="float" office:value="0.000363" calcext:value-type="float">
            <text:p>0,000363</text:p>
          </table:table-cell>
          <table:table-cell office:value-type="float" office:value="0.000327" calcext:value-type="float">
            <text:p>0,000327</text:p>
          </table:table-cell>
          <table:table-cell office:value-type="float" office:value="0.00044" calcext:value-type="float">
            <text:p>0,0004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02" calcext:value-type="float">
            <text:p>0,000102</text:p>
          </table:table-cell>
          <table:table-cell office:value-type="float" office:value="0.000211" calcext:value-type="float">
            <text:p>0,000211</text:p>
          </table:table-cell>
          <table:table-cell office:value-type="float" office:value="0.000377" calcext:value-type="float">
            <text:p>0,000377</text:p>
          </table:table-cell>
          <table:table-cell office:value-type="float" office:value="0.000215" calcext:value-type="float">
            <text:p>0,000215</text:p>
          </table:table-cell>
          <table:table-cell office:value-type="float" office:value="0.000391" calcext:value-type="float">
            <text:p>0,00039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112" calcext:value-type="float">
            <text:p>0,000112</text:p>
          </table:table-cell>
          <table:table-cell office:value-type="float" office:value="0.000213" calcext:value-type="float">
            <text:p>0,000213</text:p>
          </table:table-cell>
          <table:table-cell office:value-type="float" office:value="0.000453" calcext:value-type="float">
            <text:p>0,000453</text:p>
          </table:table-cell>
          <table:table-cell office:value-type="float" office:value="0.003893" calcext:value-type="float">
            <text:p>0,003893</text:p>
          </table:table-cell>
          <table:table-cell office:value-type="float" office:value="0.000595" calcext:value-type="float">
            <text:p>0,00059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96" calcext:value-type="float">
            <text:p>9,6E-05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000342" calcext:value-type="float">
            <text:p>0,000342</text:p>
          </table:table-cell>
          <table:table-cell office:value-type="float" office:value="0.000493" calcext:value-type="float">
            <text:p>0,000493</text:p>
          </table:table-cell>
          <table:table-cell office:value-type="float" office:value="0.000568" calcext:value-type="float">
            <text:p>0,000568</text:p>
          </table:table-cell>
        </table:table-row>
        <table:table-row table:style-name="ro1">
          <table:table-cell/>
          <table:table-cell table:number-columns-repeated="2" table:style-name="ce4" office:value-type="string" calcext:value-type="string">
            <text:p>media </text:p>
          </table:table-cell>
          <table:table-cell table:style-name="ce8" table:formula="of:=AVERAGE([.D84:.D93])" office:value-type="float" office:value="0.0000005" calcext:value-type="float">
            <text:p>5E-07</text:p>
          </table:table-cell>
          <table:table-cell table:style-name="ce8" table:formula="of:=AVERAGE([.E84:.E93])" office:value-type="float" office:value="0.0001195" calcext:value-type="float">
            <text:p>0,0001195</text:p>
          </table:table-cell>
          <table:table-cell table:style-name="ce8" table:formula="of:=AVERAGE([.F84:.F93])" office:value-type="float" office:value="0.000182" calcext:value-type="float">
            <text:p>0,000182</text:p>
          </table:table-cell>
          <table:table-cell table:style-name="ce8" table:formula="of:=AVERAGE([.G84:.G93])" office:value-type="float" office:value="0.0003865" calcext:value-type="float">
            <text:p>0,0003865</text:p>
          </table:table-cell>
          <table:table-cell table:style-name="ce8" table:formula="of:=AVERAGE([.H84:.H93])" office:value-type="float" office:value="0.0008956" calcext:value-type="float">
            <text:p>0,0008956</text:p>
          </table:table-cell>
          <table:table-cell table:style-name="ce8" table:formula="of:=AVERAGE([.I84:.I93])" office:value-type="float" office:value="0.0005204" calcext:value-type="float">
            <text:p>0,0005204</text:p>
          </table:table-cell>
        </table:table-row>
        <table:table-row table:style-name="ro1">
          <table:table-cell/>
          <table:table-cell table:number-columns-repeated="2" table:style-name="ce5" office:value-type="string" calcext:value-type="string">
            <text:p>min</text:p>
          </table:table-cell>
          <table:table-cell table:style-name="ce9" table:formula="of:=[.D94]-[.A2]*STDEV([.D84:.D93])/SQRT(10)" office:value-type="float" office:value="0.00000017333333333333" calcext:value-type="float">
            <text:p>1,7333333333333E-07</text:p>
          </table:table-cell>
          <table:table-cell table:style-name="ce9" table:formula="of:=[.E94]-[.A2]*STDEV([.E84:.E93])/SQRT(10)" office:value-type="float" office:value="0.000103270879122872" calcext:value-type="float">
            <text:p>0,000103270879123</text:p>
          </table:table-cell>
          <table:table-cell table:style-name="ce9" table:formula="of:=[.F94]-[.A2]*STDEV([.F84:.F93])/SQRT(10)" office:value-type="float" office:value="0.000166181775910889" calcext:value-type="float">
            <text:p>0,000166181775911</text:p>
          </table:table-cell>
          <table:table-cell table:style-name="ce21" table:formula="of:=[.G94]-[.A2]*STDEV([.G84:.G93])/SQRT(10)" office:value-type="float" office:value="0.000355690293448691" calcext:value-type="float">
            <text:p>0,000355690293449</text:p>
          </table:table-cell>
          <table:table-cell table:style-name="ce9" table:formula="of:=[.H94]-[.A2]*STDEV([.H84:.H93])/SQRT(10)" office:value-type="float" office:value="0.000194679762288334" calcext:value-type="float">
            <text:p>0,000194679762288</text:p>
          </table:table-cell>
          <table:table-cell table:style-name="ce9" table:formula="of:=[.I94]-[.A82]*STDEV([.I84:.I93])/SQRT(10)" office:value-type="float" office:value="0.0005204" calcext:value-type="float">
            <text:p>0,0005204</text:p>
          </table:table-cell>
        </table:table-row>
        <table:table-row table:style-name="ro1">
          <table:table-cell/>
          <table:table-cell table:number-columns-repeated="2" table:style-name="ce6" office:value-type="string" calcext:value-type="string">
            <text:p>max</text:p>
          </table:table-cell>
          <table:table-cell table:style-name="ce10" table:formula="of:=[.D94]+[.A2]*STDEV([.D84:.D93])/SQRT(10)" office:value-type="float" office:value="0.00000082666666666667" calcext:value-type="float">
            <text:p>8,2666666666667E-07</text:p>
          </table:table-cell>
          <table:table-cell table:style-name="ce10" table:formula="of:=[.E94]+[.A2]*STDEV([.E84:.E93])/SQRT(10)" office:value-type="float" office:value="0.000135729120877128" calcext:value-type="float">
            <text:p>0,000135729120877</text:p>
          </table:table-cell>
          <table:table-cell table:style-name="ce10" table:formula="of:=[.F94]+[.A2]*STDEV([.F84:.F93])/SQRT(10)" office:value-type="float" office:value="0.000197818224089111" calcext:value-type="float">
            <text:p>0,000197818224089</text:p>
          </table:table-cell>
          <table:table-cell table:style-name="ce22" table:formula="of:=[.G94]+[.A2]*STDEV([.G84:.G93])/SQRT(10)" office:value-type="float" office:value="0.000417309706551309" calcext:value-type="float">
            <text:p>0,000417309706551</text:p>
          </table:table-cell>
          <table:table-cell table:style-name="ce10" table:formula="of:=[.H94]+[.A2]*STDEV([.H84:.H93])/SQRT(10)" office:value-type="float" office:value="0.00159652023771167" calcext:value-type="float">
            <text:p>0,001596520237712</text:p>
          </table:table-cell>
          <table:table-cell table:style-name="ce10" table:formula="of:=[.I94]+[.A82]*STDEV([.I84:.I93])/SQRT(10)" office:value-type="float" office:value="0.0005204" calcext:value-type="float">
            <text:p>0,0005204</text:p>
          </table:table-cell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06" calcext:value-type="float">
            <text:p>0,000206</text:p>
          </table:table-cell>
          <table:table-cell office:value-type="float" office:value="0.000296" calcext:value-type="float">
            <text:p>0,000296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433" calcext:value-type="float">
            <text:p>0,000433</text:p>
          </table:table-cell>
          <table:table-cell office:value-type="float" office:value="0.000639" calcext:value-type="float">
            <text:p>0,00063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00002" calcext:value-type="float">
            <text:p>2E-06</text:p>
          </table:table-cell>
          <table:table-cell office:value-type="float" office:value="0.000173" calcext:value-type="float">
            <text:p>0,000173</text:p>
          </table:table-cell>
          <table:table-cell office:value-type="float" office:value="0.000398" calcext:value-type="float">
            <text:p>0,000398</text:p>
          </table:table-cell>
          <table:table-cell office:value-type="float" office:value="0.000753" calcext:value-type="float">
            <text:p>0,000753</text:p>
          </table:table-cell>
          <table:table-cell office:value-type="float" office:value="0.000235" calcext:value-type="float">
            <text:p>0,000235</text:p>
          </table:table-cell>
          <table:table-cell office:value-type="float" office:value="0.000355" calcext:value-type="float">
            <text:p>0,00035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62" calcext:value-type="float">
            <text:p>0,000162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000762" calcext:value-type="float">
            <text:p>0,000762</text:p>
          </table:table-cell>
          <table:table-cell office:value-type="float" office:value="0.000395" calcext:value-type="float">
            <text:p>0,000395</text:p>
          </table:table-cell>
          <table:table-cell office:value-type="float" office:value="0.000489" calcext:value-type="float">
            <text:p>0,00048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181" calcext:value-type="float">
            <text:p>0,000181</text:p>
          </table:table-cell>
          <table:table-cell office:value-type="float" office:value="0.000455" calcext:value-type="float">
            <text:p>0,000455</text:p>
          </table:table-cell>
          <table:table-cell office:value-type="float" office:value="0.000922" calcext:value-type="float">
            <text:p>0,000922</text:p>
          </table:table-cell>
          <table:table-cell office:value-type="float" office:value="0.000327" calcext:value-type="float">
            <text:p>0,000327</text:p>
          </table:table-cell>
          <table:table-cell office:value-type="float" office:value="0.000391" calcext:value-type="float">
            <text:p>0,00039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8" calcext:value-type="float">
            <text:p>0,00018</text:p>
          </table:table-cell>
          <table:table-cell office:value-type="float" office:value="0.000431" calcext:value-type="float">
            <text:p>0,000431</text:p>
          </table:table-cell>
          <table:table-cell office:value-type="float" office:value="0.000898" calcext:value-type="float">
            <text:p>0,000898</text:p>
          </table:table-cell>
          <table:table-cell office:value-type="float" office:value="0.000698" calcext:value-type="float">
            <text:p>0,000698</text:p>
          </table:table-cell>
          <table:table-cell office:value-type="float" office:value="0.000564" calcext:value-type="float">
            <text:p>0,00056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193" calcext:value-type="float">
            <text:p>0,000193</text:p>
          </table:table-cell>
          <table:table-cell office:value-type="float" office:value="0.00035" calcext:value-type="float">
            <text:p>0,00035</text:p>
          </table:table-cell>
          <table:table-cell office:value-type="float" office:value="0.000472" calcext:value-type="float">
            <text:p>0,000472</text:p>
          </table:table-cell>
          <table:table-cell office:value-type="float" office:value="0.000335" calcext:value-type="float">
            <text:p>0,000335</text:p>
          </table:table-cell>
          <table:table-cell office:value-type="float" office:value="0.000545" calcext:value-type="float">
            <text:p>0,00054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176" calcext:value-type="float">
            <text:p>0,000176</text:p>
          </table:table-cell>
          <table:table-cell office:value-type="float" office:value="0.000421" calcext:value-type="float">
            <text:p>0,000421</text:p>
          </table:table-cell>
          <table:table-cell office:value-type="float" office:value="0.000626" calcext:value-type="float">
            <text:p>0,000626</text:p>
          </table:table-cell>
          <table:table-cell office:value-type="float" office:value="0.007669" calcext:value-type="float">
            <text:p>0,007669</text:p>
          </table:table-cell>
          <table:table-cell office:value-type="float" office:value="0.000778" calcext:value-type="float">
            <text:p>0,00077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72" calcext:value-type="float">
            <text:p>0,000172</text:p>
          </table:table-cell>
          <table:table-cell office:value-type="float" office:value="0.000368" calcext:value-type="float">
            <text:p>0,000368</text:p>
          </table:table-cell>
          <table:table-cell office:value-type="float" office:value="0.000587" calcext:value-type="float">
            <text:p>0,000587</text:p>
          </table:table-cell>
          <table:table-cell office:value-type="float" office:value="0.000497" calcext:value-type="float">
            <text:p>0,000497</text:p>
          </table:table-cell>
          <table:table-cell office:value-type="float" office:value="0.000513" calcext:value-type="float">
            <text:p>0,00051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26" calcext:value-type="float">
            <text:p>0,000226</text:p>
          </table:table-cell>
          <table:table-cell office:value-type="float" office:value="0.000308" calcext:value-type="float">
            <text:p>0,000308</text:p>
          </table:table-cell>
          <table:table-cell office:value-type="float" office:value="0.000488" calcext:value-type="float">
            <text:p>0,000488</text:p>
          </table:table-cell>
          <table:table-cell office:value-type="float" office:value="0.000575" calcext:value-type="float">
            <text:p>0,000575</text:p>
          </table:table-cell>
          <table:table-cell office:value-type="float" office:value="0.000604" calcext:value-type="float">
            <text:p>0,00060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89" calcext:value-type="float">
            <text:p>0,000289</text:p>
          </table:table-cell>
          <table:table-cell office:value-type="float" office:value="0.000343" calcext:value-type="float">
            <text:p>0,000343</text:p>
          </table:table-cell>
          <table:table-cell office:value-type="float" office:value="0.000474" calcext:value-type="float">
            <text:p>0,000474</text:p>
          </table:table-cell>
          <table:table-cell office:value-type="float" office:value="0.000295" calcext:value-type="float">
            <text:p>0,000295</text:p>
          </table:table-cell>
          <table:table-cell office:value-type="float" office:value="0.001471" calcext:value-type="float">
            <text:p>0,001471</text:p>
          </table:table-cell>
        </table:table-row>
        <table:table-row table:style-name="ro1">
          <table:table-cell/>
          <table:table-cell table:number-columns-repeated="2" table:style-name="ce4" office:value-type="string" calcext:value-type="string">
            <text:p>media </text:p>
          </table:table-cell>
          <table:table-cell table:style-name="ce8" table:formula="of:=AVERAGE([.D100:.D109])" office:value-type="float" office:value="0.0000005" calcext:value-type="float">
            <text:p>5E-07</text:p>
          </table:table-cell>
          <table:table-cell table:style-name="ce8" table:formula="of:=AVERAGE([.E100:.E109])" office:value-type="float" office:value="0.0001958" calcext:value-type="float">
            <text:p>0,0001958</text:p>
          </table:table-cell>
          <table:table-cell table:style-name="ce8" table:formula="of:=AVERAGE([.F100:.F109])" office:value-type="float" office:value="0.000362" calcext:value-type="float">
            <text:p>0,000362</text:p>
          </table:table-cell>
          <table:table-cell table:style-name="ce8" table:formula="of:=AVERAGE([.G100:.G109])" office:value-type="float" office:value="0.0006482" calcext:value-type="float">
            <text:p>0,0006482</text:p>
          </table:table-cell>
          <table:table-cell table:style-name="ce8" table:formula="of:=AVERAGE([.H100:.H109])" office:value-type="float" office:value="0.0011459" calcext:value-type="float">
            <text:p>0,0011459</text:p>
          </table:table-cell>
          <table:table-cell table:style-name="ce8" table:formula="of:=AVERAGE([.I100:.I109])" office:value-type="float" office:value="0.0006349" calcext:value-type="float">
            <text:p>0,0006349</text:p>
          </table:table-cell>
        </table:table-row>
        <table:table-row table:style-name="ro1">
          <table:table-cell/>
          <table:table-cell table:number-columns-repeated="2" table:style-name="ce5" office:value-type="string" calcext:value-type="string">
            <text:p>min</text:p>
          </table:table-cell>
          <table:table-cell table:style-name="ce9" table:formula="of:=[.D110]-[.A2]*STDEV([.D100:.D109])/SQRT(10)" office:value-type="float" office:value="0.00000006173067641004" calcext:value-type="float">
            <text:p>6,173067641004E-08</text:p>
          </table:table-cell>
          <table:table-cell table:style-name="ce9" table:formula="of:=[.E110]-[.A2]*STDEV([.E100:.E109])/SQRT(10)" office:value-type="float" office:value="0.000172426001302492" calcext:value-type="float">
            <text:p>0,000172426001302</text:p>
          </table:table-cell>
          <table:table-cell table:style-name="ce9" table:formula="of:=[.F110]-[.A2]*STDEV([.F100:.F109])/SQRT(10)" office:value-type="float" office:value="0.000321438574647004" calcext:value-type="float">
            <text:p>0,000321438574647</text:p>
          </table:table-cell>
          <table:table-cell table:style-name="ce21" table:formula="of:=[.G110]-[.A2]*STDEV([.G100:.G109])/SQRT(10)" office:value-type="float" office:value="0.000539944105823286" calcext:value-type="float">
            <text:p>0,000539944105823</text:p>
          </table:table-cell>
          <table:table-cell table:style-name="ce9" table:formula="of:=[.H110]-[.A2]*STDEV([.H100:.H109])/SQRT(10)" office:value-type="float" office:value="-0.000277294090356227" calcext:value-type="float">
            <text:p>-0,000277294090356</text:p>
          </table:table-cell>
          <table:table-cell table:style-name="ce9" table:formula="of:=[.I110]-[.A2]*STDEV([.I100:.I109])/SQRT(10)" office:value-type="float" office:value="0.000438074303443659" calcext:value-type="float">
            <text:p>0,000438074303444</text:p>
          </table:table-cell>
        </table:table-row>
        <table:table-row table:style-name="ro1">
          <table:table-cell/>
          <table:table-cell table:number-columns-repeated="2" table:style-name="ce6" office:value-type="string" calcext:value-type="string">
            <text:p>max</text:p>
          </table:table-cell>
          <table:table-cell table:style-name="ce10" table:formula="of:=[.D110]+[.A2]*STDEV([.D100:.D109])/SQRT(10)" office:value-type="float" office:value="0.00000093826932358996" calcext:value-type="float">
            <text:p>9,3826932358996E-07</text:p>
          </table:table-cell>
          <table:table-cell table:style-name="ce10" table:formula="of:=[.E110]+[.A2]*STDEV([.E100:.E109])/SQRT(10)" office:value-type="float" office:value="0.000219173998697508" calcext:value-type="float">
            <text:p>0,000219173998698</text:p>
          </table:table-cell>
          <table:table-cell table:style-name="ce10" table:formula="of:=[.F110]+[.A2]*STDEV([.F100:.F109])/SQRT(10)" office:value-type="float" office:value="0.000402561425352996" calcext:value-type="float">
            <text:p>0,000402561425353</text:p>
          </table:table-cell>
          <table:table-cell table:style-name="ce22" table:formula="of:=[.G110]+[.A2]*STDEV([.G100:.G109])/SQRT(10)" office:value-type="float" office:value="0.000756455894176715" calcext:value-type="float">
            <text:p>0,000756455894177</text:p>
          </table:table-cell>
          <table:table-cell table:style-name="ce10" table:formula="of:=[.H110]+[.A2]*STDEV([.H100:.H109])/SQRT(10)" office:value-type="float" office:value="0.00256909409035623" calcext:value-type="float">
            <text:p>0,002569094090356</text:p>
          </table:table-cell>
          <table:table-cell table:style-name="ce10" table:formula="of:=[.I110]+[.A2]*STDEV([.I100:.I109])/SQRT(10)" office:value-type="float" office:value="0.000831725696556341" calcext:value-type="float">
            <text:p>0,000831725696556</text:p>
          </table:table-cell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445" calcext:value-type="float">
            <text:p>0,000445</text:p>
          </table:table-cell>
          <table:table-cell office:value-type="float" office:value="0.000621" calcext:value-type="float">
            <text:p>0,000621</text:p>
          </table:table-cell>
          <table:table-cell office:value-type="float" office:value="0.001141" calcext:value-type="float">
            <text:p>0,001141</text:p>
          </table:table-cell>
          <table:table-cell office:value-type="float" office:value="0.000408" calcext:value-type="float">
            <text:p>0,000408</text:p>
          </table:table-cell>
          <table:table-cell office:value-type="float" office:value="0.0258" calcext:value-type="float">
            <text:p>0,025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449" calcext:value-type="float">
            <text:p>0,000449</text:p>
          </table:table-cell>
          <table:table-cell office:value-type="float" office:value="0.000645" calcext:value-type="float">
            <text:p>0,000645</text:p>
          </table:table-cell>
          <table:table-cell office:value-type="float" office:value="0.001111" calcext:value-type="float">
            <text:p>0,001111</text:p>
          </table:table-cell>
          <table:table-cell office:value-type="float" office:value="0.000423" calcext:value-type="float">
            <text:p>0,000423</text:p>
          </table:table-cell>
          <table:table-cell office:value-type="float" office:value="0.000929" calcext:value-type="float">
            <text:p>0,00092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99" calcext:value-type="float">
            <text:p>0,000399</text:p>
          </table:table-cell>
          <table:table-cell office:value-type="float" office:value="0.000593" calcext:value-type="float">
            <text:p>0,000593</text:p>
          </table:table-cell>
          <table:table-cell office:value-type="float" office:value="0.001166" calcext:value-type="float">
            <text:p>0,001166</text:p>
          </table:table-cell>
          <table:table-cell office:value-type="float" office:value="0.000444" calcext:value-type="float">
            <text:p>0,000444</text:p>
          </table:table-cell>
          <table:table-cell office:value-type="float" office:value="0.000328" calcext:value-type="float">
            <text:p>0,00032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528" calcext:value-type="float">
            <text:p>0,000528</text:p>
          </table:table-cell>
          <table:table-cell office:value-type="float" office:value="0.000614" calcext:value-type="float">
            <text:p>0,000614</text:p>
          </table:table-cell>
          <table:table-cell office:value-type="float" office:value="0.001247" calcext:value-type="float">
            <text:p>0,001247</text:p>
          </table:table-cell>
          <table:table-cell office:value-type="float" office:value="0.000452" calcext:value-type="float">
            <text:p>0,000452</text:p>
          </table:table-cell>
          <table:table-cell office:value-type="float" office:value="0.000314" calcext:value-type="float">
            <text:p>0,00031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45" calcext:value-type="float">
            <text:p>0,000345</text:p>
          </table:table-cell>
          <table:table-cell office:value-type="float" office:value="0.001098" calcext:value-type="float">
            <text:p>0,001098</text:p>
          </table:table-cell>
          <table:table-cell office:value-type="float" office:value="0.001138" calcext:value-type="float">
            <text:p>0,001138</text:p>
          </table:table-cell>
          <table:table-cell office:value-type="float" office:value="0.000453" calcext:value-type="float">
            <text:p>0,000453</text:p>
          </table:table-cell>
          <table:table-cell office:value-type="float" office:value="0.000533" calcext:value-type="float">
            <text:p>0,00053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98" calcext:value-type="float">
            <text:p>0,000298</text:p>
          </table:table-cell>
          <table:table-cell office:value-type="float" office:value="0.000605" calcext:value-type="float">
            <text:p>0,000605</text:p>
          </table:table-cell>
          <table:table-cell office:value-type="float" office:value="0.001082" calcext:value-type="float">
            <text:p>0,001082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466" calcext:value-type="float">
            <text:p>0,00046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82" calcext:value-type="float">
            <text:p>0,000382</text:p>
          </table:table-cell>
          <table:table-cell office:value-type="float" office:value="0.000607" calcext:value-type="float">
            <text:p>0,000607</text:p>
          </table:table-cell>
          <table:table-cell office:value-type="float" office:value="0.001044" calcext:value-type="float">
            <text:p>0,001044</text:p>
          </table:table-cell>
          <table:table-cell office:value-type="float" office:value="0.000262" calcext:value-type="float">
            <text:p>0,000262</text:p>
          </table:table-cell>
          <table:table-cell office:value-type="float" office:value="0.000698" calcext:value-type="float">
            <text:p>0,00069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302" calcext:value-type="float">
            <text:p>0,000302</text:p>
          </table:table-cell>
          <table:table-cell office:value-type="float" office:value="0.000791" calcext:value-type="float">
            <text:p>0,000791</text:p>
          </table:table-cell>
          <table:table-cell office:value-type="float" office:value="0.001045" calcext:value-type="float">
            <text:p>0,001045</text:p>
          </table:table-cell>
          <table:table-cell office:value-type="float" office:value="0.000279" calcext:value-type="float">
            <text:p>0,000279</text:p>
          </table:table-cell>
          <table:table-cell office:value-type="float" office:value="0.000686" calcext:value-type="float">
            <text:p>0,00068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313" calcext:value-type="float">
            <text:p>0,000313</text:p>
          </table:table-cell>
          <table:table-cell office:value-type="float" office:value="0.000623" calcext:value-type="float">
            <text:p>0,000623</text:p>
          </table:table-cell>
          <table:table-cell office:value-type="float" office:value="0.001165" calcext:value-type="float">
            <text:p>0,001165</text:p>
          </table:table-cell>
          <table:table-cell office:value-type="float" office:value="0.000174" calcext:value-type="float">
            <text:p>0,000174</text:p>
          </table:table-cell>
          <table:table-cell office:value-type="float" office:value="0.000762" calcext:value-type="float">
            <text:p>0,00076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373" calcext:value-type="float">
            <text:p>0,000373</text:p>
          </table:table-cell>
          <table:table-cell office:value-type="float" office:value="0.000807" calcext:value-type="float">
            <text:p>0,000807</text:p>
          </table:table-cell>
          <table:table-cell office:value-type="float" office:value="0.001135" calcext:value-type="float">
            <text:p>0,001135</text:p>
          </table:table-cell>
          <table:table-cell office:value-type="float" office:value="0.000383" calcext:value-type="float">
            <text:p>0,000383</text:p>
          </table:table-cell>
          <table:table-cell office:value-type="float" office:value="0.000759" calcext:value-type="float">
            <text:p>0,000759</text:p>
          </table:table-cell>
        </table:table-row>
        <table:table-row table:style-name="ro1">
          <table:table-cell/>
          <table:table-cell table:number-columns-repeated="2" table:style-name="ce4" office:value-type="string" calcext:value-type="string">
            <text:p>media </text:p>
          </table:table-cell>
          <table:table-cell table:style-name="ce8" table:formula="of:=AVERAGE([.D116:.D125])" office:value-type="float" office:value="0.0000004" calcext:value-type="float">
            <text:p>4E-07</text:p>
          </table:table-cell>
          <table:table-cell table:style-name="ce8" table:formula="of:=AVERAGE([.E116:.E125])" office:value-type="float" office:value="0.0003834" calcext:value-type="float">
            <text:p>0,0003834</text:p>
          </table:table-cell>
          <table:table-cell table:style-name="ce8" table:formula="of:=AVERAGE([.F116:.F125])" office:value-type="float" office:value="0.0007004" calcext:value-type="float">
            <text:p>0,0007004</text:p>
          </table:table-cell>
          <table:table-cell table:style-name="ce8" table:formula="of:=AVERAGE([.G116:.G125])" office:value-type="float" office:value="0.0011274" calcext:value-type="float">
            <text:p>0,0011274</text:p>
          </table:table-cell>
          <table:table-cell table:style-name="ce8" table:formula="of:=AVERAGE([.H116:.H125])" office:value-type="float" office:value="0.0003778" calcext:value-type="float">
            <text:p>0,0003778</text:p>
          </table:table-cell>
          <table:table-cell table:style-name="ce8" table:formula="of:=AVERAGE([.I116:.I125])" office:value-type="float" office:value="0.0031275" calcext:value-type="float">
            <text:p>0,0031275</text:p>
          </table:table-cell>
        </table:table-row>
        <table:table-row table:style-name="ro1">
          <table:table-cell/>
          <table:table-cell table:number-columns-repeated="2" table:style-name="ce5" office:value-type="string" calcext:value-type="string">
            <text:p>min</text:p>
          </table:table-cell>
          <table:table-cell table:style-name="ce9" table:formula="of:=[.D126]-[.A2]*STDEV([.D116:.D125])/SQRT(10)" office:value-type="float" office:value="0.00000007993334027633" calcext:value-type="float">
            <text:p>7,993334027633E-08</text:p>
          </table:table-cell>
          <table:table-cell table:style-name="ce9" table:formula="of:=[.E126]-[.A2]*STDEV([.E116:.E125])/SQRT(10)" office:value-type="float" office:value="0.00033733633962535" calcext:value-type="float">
            <text:p>0,000337336339625</text:p>
          </table:table-cell>
          <table:table-cell table:style-name="ce9" table:formula="of:=[.F126]-[.A2]*STDEV([.F116:.F125])/SQRT(10)" office:value-type="float" office:value="0.000601350184797974" calcext:value-type="float">
            <text:p>0,000601350184798</text:p>
          </table:table-cell>
          <table:table-cell table:style-name="ce21" table:formula="of:=[.G126]-[.A2]*STDEV([.G116:.G125])/SQRT(10)" office:value-type="float" office:value="0.00108950756782681" calcext:value-type="float">
            <text:p>0,001089507567827</text:p>
          </table:table-cell>
          <table:table-cell table:style-name="ce9" table:formula="of:=[.H126]-[.A2]*STDEV([.H116:.H125])/SQRT(10)" office:value-type="float" office:value="0.00031306933701354" calcext:value-type="float">
            <text:p>0,000313069337014</text:p>
          </table:table-cell>
          <table:table-cell table:style-name="ce9" table:formula="of:=[.I126]-[.A2]*STDEV([.I116:.I125])/SQRT(10)" office:value-type="float" office:value="-0.00181159814678933" calcext:value-type="float">
            <text:p>-0,001811598146789</text:p>
          </table:table-cell>
        </table:table-row>
        <table:table-row table:style-name="ro1">
          <table:table-cell/>
          <table:table-cell table:number-columns-repeated="2" table:style-name="ce6" office:value-type="string" calcext:value-type="string">
            <text:p>max</text:p>
          </table:table-cell>
          <table:table-cell table:style-name="ce10" table:formula="of:=[.D126]+[.A2]*STDEV([.D116:.D125])/SQRT(10)" office:value-type="float" office:value="0.00000072006665972367" calcext:value-type="float">
            <text:p>7,2006665972367E-07</text:p>
          </table:table-cell>
          <table:table-cell table:style-name="ce10" table:formula="of:=[.E126]+[.A2]*STDEV([.E116:.E125])/SQRT(10)" office:value-type="float" office:value="0.00042946366037465" calcext:value-type="float">
            <text:p>0,000429463660375</text:p>
          </table:table-cell>
          <table:table-cell table:style-name="ce10" table:formula="of:=[.F126]+[.A2]*STDEV([.F116:.F125])/SQRT(10)" office:value-type="float" office:value="0.000799449815202026" calcext:value-type="float">
            <text:p>0,000799449815202</text:p>
          </table:table-cell>
          <table:table-cell table:style-name="ce22" table:formula="of:=[.G126]+[.A2]*STDEV([.G116:.G125])/SQRT(10)" office:value-type="float" office:value="0.00116529243217319" calcext:value-type="float">
            <text:p>0,001165292432173</text:p>
          </table:table-cell>
          <table:table-cell table:style-name="ce10" table:formula="of:=[.H126]+[.A2]*STDEV([.H116:.H125])/SQRT(10)" office:value-type="float" office:value="0.00044253066298646" calcext:value-type="float">
            <text:p>0,000442530662986</text:p>
          </table:table-cell>
          <table:table-cell table:style-name="ce10" table:formula="of:=[.I126]+[.A2]*STDEV([.I116:.I125])/SQRT(10)" office:value-type="float" office:value="0.00806659814678933" calcext:value-type="float">
            <text:p>0,008066598146789</text:p>
          </table:table-cell>
        </table:table-row>
      </table:table>
      <table:table table:name="Planilha2" table:style-name="ta1">
        <office:forms form:automatic-focus="false" form:apply-design-mode="false"/>
        <table:shapes>
          <draw:frame draw:z-index="0" draw:style-name="gr1" draw:text-style-name="P1" svg:width="15.997cm" svg:height="9.004cm" svg:x="21.036cm" svg:y="0.85cm">
            <draw:object draw:notify-on-update-of-ranges="Planilha2.C14:Planilha2.C14 Planilha2.D14:Planilha2.I14 Planilha2.C15:Planilha2.C15 Planilha2.D15:Planilha2.I15 Planilha2.C16:Planilha2.C16 Planilha2.D16:Planilha2.I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40.244cm" svg:y="1.321cm">
            <draw:object draw:notify-on-update-of-ranges="Planilha2.C30:Planilha2.C30 Planilha2.D30:Planilha2.I30 Planilha2.C31:Planilha2.C31 Planilha2.D31:Planilha2.I31 Planilha2.C32:Planilha2.C32 Planilha2.D32:Planilha2.I3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5.997cm" svg:height="9.005cm" svg:x="21.806cm" svg:y="10.598cm">
            <draw:object draw:notify-on-update-of-ranges="Planilha2.C46:Planilha2.C46 Planilha2.D46:Planilha2.I46 Planilha2.C47:Planilha2.C47 Planilha2.D47:Planilha2.I47 Planilha2.C48:Planilha2.C48 Planilha2.D48:Planilha2.I4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15.999cm" svg:height="8.999cm" svg:x="39.448cm" svg:y="12.424cm">
            <draw:object draw:notify-on-update-of-ranges="Planilha2.C62:Planilha2.C62 Planilha2.D62:Planilha2.I62 Planilha2.C63:Planilha2.C63 Planilha2.D63:Planilha2.I63 Planilha2.C64:Planilha2.C64 Planilha2.D64:Planilha2.I6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4" draw:style-name="gr1" draw:text-style-name="P1" svg:width="15.997cm" svg:height="9.005cm" svg:x="21.778cm" svg:y="21.914cm">
            <draw:object draw:notify-on-update-of-ranges="Planilha2.C78:Planilha2.C78 Planilha2.D78:Planilha2.I78 Planilha2.C79:Planilha2.C79 Planilha2.D79:Planilha2.I79 Planilha2.C80:Planilha2.C80 Planilha2.D80:Planilha2.I8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5" draw:style-name="gr1" draw:text-style-name="P1" svg:width="15.999cm" svg:height="8.999cm" svg:x="41.456cm" svg:y="22.782cm">
            <draw:object draw:notify-on-update-of-ranges="Planilha2.C94:Planilha2.C94 Planilha2.D94:Planilha2.I94 Planilha2.C95:Planilha2.C95 Planilha2.D95:Planilha2.I95 Planilha2.C96:Planilha2.C96 Planilha2.D96:Planilha2.I9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6" draw:style-name="gr1" draw:text-style-name="P1" svg:width="15.997cm" svg:height="9.005cm" svg:x="32.848cm" svg:y="47.014cm">
            <draw:object draw:notify-on-update-of-ranges="Planilha2.C126:Planilha2.C126 Planilha2.D126:Planilha2.I126 Planilha2.C127:Planilha2.C127 Planilha2.D127:Planilha2.I127 Planilha2.C128:Planilha2.C128 Planilha2.D128:Planilha2.I128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7" draw:style-name="gr1" draw:text-style-name="P1" svg:width="15.999cm" svg:height="8.999cm" svg:x="20.421cm" svg:y="49.319cm">
            <draw:object draw:notify-on-update-of-ranges="Planilha2.C110:Planilha2.C110 Planilha2.D110:Planilha2.I110 Planilha2.C111:Planilha2.C111 Planilha2.D111:Planilha2.I111 Planilha2.C112:Planilha2.C112 Planilha2.D112:Planilha2.I11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1" table:number-columns-repeated="7" table:default-cell-style-name="ce7"/>
        <table:table-row table:style-name="ro1">
          <table:table-cell office:value-type="string" calcext:value-type="string">
            <text:p>Custom</text:p>
          </table:table-cell>
          <table:table-cell table:style-name="ce1"/>
          <table:table-cell table:style-name="Default" table:number-columns-repeated="7"/>
        </table:table-row>
        <table:table-row table:style-name="ro1">
          <table:table-cell office:value-type="float" office:value="1.96" calcext:value-type="float">
            <text:p>1,96</text:p>
          </table:table-cell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66" calcext:value-type="float">
            <text:p>6,6E-05</text:p>
          </table:table-cell>
          <table:table-cell office:value-type="float" office:value="0.000087" calcext:value-type="float">
            <text:p>8,7E-05</text:p>
          </table:table-cell>
          <table:table-cell office:value-type="float" office:value="0.000184" calcext:value-type="float">
            <text:p>0,000184</text:p>
          </table:table-cell>
          <table:table-cell office:value-type="float" office:value="0.002006" calcext:value-type="float">
            <text:p>0,00200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00033" calcext:value-type="float">
            <text:p>3,3E-05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64" calcext:value-type="float">
            <text:p>6,4E-05</text:p>
          </table:table-cell>
          <table:table-cell office:value-type="float" office:value="0.000089" calcext:value-type="float">
            <text:p>8,9E-05</text:p>
          </table:table-cell>
          <table:table-cell office:value-type="float" office:value="0.000602" calcext:value-type="float">
            <text:p>0,000602</text:p>
          </table:table-cell>
          <table:table-cell office:value-type="float" office:value="0.001599" calcext:value-type="float">
            <text:p>0,00159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7" calcext:value-type="float">
            <text:p>4,7E-05</text:p>
          </table:table-cell>
          <table:table-cell office:value-type="float" office:value="0.000094" calcext:value-type="float">
            <text:p>9,4E-05</text:p>
          </table:table-cell>
          <table:table-cell office:value-type="float" office:value="0.000068" calcext:value-type="float">
            <text:p>6,8E-05</text:p>
          </table:table-cell>
          <table:table-cell office:value-type="float" office:value="0.00078" calcext:value-type="float">
            <text:p>0,00078</text:p>
          </table:table-cell>
          <table:table-cell office:value-type="float" office:value="0.000849" calcext:value-type="float">
            <text:p>0,00084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53" calcext:value-type="float">
            <text:p>5,3E-05</text:p>
          </table:table-cell>
          <table:table-cell office:value-type="float" office:value="0.00008" calcext:value-type="float">
            <text:p>8E-05</text:p>
          </table:table-cell>
          <table:table-cell office:value-type="float" office:value="0.000322" calcext:value-type="float">
            <text:p>0,000322</text:p>
          </table:table-cell>
          <table:table-cell office:value-type="float" office:value="0.001591" calcext:value-type="float">
            <text:p>0,00159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6" calcext:value-type="float">
            <text:p>2,6E-05</text:p>
          </table:table-cell>
          <table:table-cell office:value-type="float" office:value="0.000074" calcext:value-type="float">
            <text:p>7,4E-05</text:p>
          </table:table-cell>
          <table:table-cell office:value-type="float" office:value="0.000076" calcext:value-type="float">
            <text:p>7,6E-05</text:p>
          </table:table-cell>
          <table:table-cell office:value-type="float" office:value="0.000195" calcext:value-type="float">
            <text:p>0,000195</text:p>
          </table:table-cell>
          <table:table-cell office:value-type="float" office:value="0.00099" calcext:value-type="float">
            <text:p>0,0009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00079" calcext:value-type="float">
            <text:p>7,9E-05</text:p>
          </table:table-cell>
          <table:table-cell office:value-type="float" office:value="0.000408" calcext:value-type="float">
            <text:p>0,000408</text:p>
          </table:table-cell>
          <table:table-cell office:value-type="float" office:value="0.001298" calcext:value-type="float">
            <text:p>0,00129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3" calcext:value-type="float">
            <text:p>4,3E-05</text:p>
          </table:table-cell>
          <table:table-cell office:value-type="float" office:value="0.000055" calcext:value-type="float">
            <text:p>5,5E-05</text:p>
          </table:table-cell>
          <table:table-cell office:value-type="float" office:value="0.000077" calcext:value-type="float">
            <text:p>7,7E-05</text:p>
          </table:table-cell>
          <table:table-cell office:value-type="float" office:value="0.00039" calcext:value-type="float">
            <text:p>0,00039</text:p>
          </table:table-cell>
          <table:table-cell office:value-type="float" office:value="0.001527" calcext:value-type="float">
            <text:p>0,00152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57" calcext:value-type="float">
            <text:p>5,7E-05</text:p>
          </table:table-cell>
          <table:table-cell office:value-type="float" office:value="0.000077" calcext:value-type="float">
            <text:p>7,7E-05</text:p>
          </table:table-cell>
          <table:table-cell office:value-type="float" office:value="0.000239" calcext:value-type="float">
            <text:p>0,000239</text:p>
          </table:table-cell>
          <table:table-cell office:value-type="float" office:value="0.000731" calcext:value-type="float">
            <text:p>0,00073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9" calcext:value-type="float">
            <text:p>2,9E-05</text:p>
          </table:table-cell>
          <table:table-cell office:value-type="float" office:value="0.000053" calcext:value-type="float">
            <text:p>5,3E-05</text:p>
          </table:table-cell>
          <table:table-cell office:value-type="float" office:value="0.000091" calcext:value-type="float">
            <text:p>9,1E-05</text:p>
          </table:table-cell>
          <table:table-cell office:value-type="float" office:value="0.000401" calcext:value-type="float">
            <text:p>0,000401</text:p>
          </table:table-cell>
          <table:table-cell office:value-type="float" office:value="0.001255" calcext:value-type="float">
            <text:p>0,00125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7" calcext:value-type="float">
            <text:p>2,7E-05</text:p>
          </table:table-cell>
          <table:table-cell office:value-type="float" office:value="0.000054" calcext:value-type="float">
            <text:p>5,4E-05</text:p>
          </table:table-cell>
          <table:table-cell office:value-type="float" office:value="0.000073" calcext:value-type="float">
            <text:p>7,3E-05</text:p>
          </table:table-cell>
          <table:table-cell office:value-type="float" office:value="0.000454" calcext:value-type="float">
            <text:p>0,000454</text:p>
          </table:table-cell>
          <table:table-cell office:value-type="float" office:value="0.001473" calcext:value-type="float">
            <text:p>0,001473</text:p>
          </table:table-cell>
        </table:table-row>
        <table:table-row table:style-name="ro1">
          <table:table-cell/>
          <table:table-cell table:number-columns-repeated="2" table:style-name="ce4" office:value-type="string" calcext:value-type="string">
            <text:p>media </text:p>
          </table:table-cell>
          <table:table-cell table:style-name="ce8" table:formula="of:=AVERAGE([.D4:.D13])" office:value-type="float" office:value="0.0000034" calcext:value-type="float">
            <text:p>3,4E-06</text:p>
          </table:table-cell>
          <table:table-cell table:style-name="ce8" table:formula="of:=AVERAGE([.E4:.E13])" office:value-type="float" office:value="0.0000314" calcext:value-type="float">
            <text:p>3,14E-05</text:p>
          </table:table-cell>
          <table:table-cell table:style-name="ce8" table:formula="of:=AVERAGE([.F4:.F13])" office:value-type="float" office:value="0.000062" calcext:value-type="float">
            <text:p>6,2E-05</text:p>
          </table:table-cell>
          <table:table-cell table:style-name="ce8" table:formula="of:=AVERAGE([.G4:.G13])" office:value-type="float" office:value="0.0000797" calcext:value-type="float">
            <text:p>7,97E-05</text:p>
          </table:table-cell>
          <table:table-cell table:style-name="ce8" table:formula="of:=AVERAGE([.H4:.H13])" office:value-type="float" office:value="0.0003975" calcext:value-type="float">
            <text:p>0,0003975</text:p>
          </table:table-cell>
          <table:table-cell table:style-name="ce8" table:formula="of:=AVERAGE([.I4:.I13])" office:value-type="float" office:value="0.0013319" calcext:value-type="float">
            <text:p>0,0013319</text:p>
          </table:table-cell>
        </table:table-row>
        <table:table-row table:style-name="ro1">
          <table:table-cell/>
          <table:table-cell table:number-columns-repeated="2" table:style-name="ce5" office:value-type="string" calcext:value-type="string">
            <text:p>min</text:p>
          </table:table-cell>
          <table:table-cell table:style-name="ce9" table:formula="of:=[.D14]-[.A2]*STDEV([.D4:.D13])/SQRT(10)" office:value-type="float" office:value="-0.0000030491644936896" calcext:value-type="float">
            <text:p>-3,0491644936896E-06</text:p>
          </table:table-cell>
          <table:table-cell table:style-name="ce9" table:formula="of:=[.E14]-[.A2]*STDEV([.E4:.E13])/SQRT(10)" office:value-type="float" office:value="0.0000268716882714293" calcext:value-type="float">
            <text:p>2,68716882714293E-05</text:p>
          </table:table-cell>
          <table:table-cell table:style-name="ce9" table:formula="of:=[.F14]-[.A2]*STDEV([.F4:.F13])/SQRT(10)" office:value-type="float" office:value="0.0000536536826484171" calcext:value-type="float">
            <text:p>5,36536826484171E-05</text:p>
          </table:table-cell>
          <table:table-cell table:style-name="ce21" table:formula="of:=[.G14]-[.A2]*STDEV([.G4:.G13])/SQRT(10)" office:value-type="float" office:value="0.000075182541324053" calcext:value-type="float">
            <text:p>7,5182541324053E-05</text:p>
          </table:table-cell>
          <table:table-cell table:style-name="ce9" table:formula="of:=[.H14]-[.A2]*STDEV([.H4:.H13])/SQRT(10)" office:value-type="float" office:value="0.000282671485655058" calcext:value-type="float">
            <text:p>0,000282671485655</text:p>
          </table:table-cell>
          <table:table-cell table:style-name="ce9" table:formula="of:=[.I14]-[.A2]*STDEV([.I4:.I13])/SQRT(10)" office:value-type="float" office:value="0.00109015864139448" calcext:value-type="float">
            <text:p>0,001090158641394</text:p>
          </table:table-cell>
        </table:table-row>
        <table:table-row table:style-name="ro1">
          <table:table-cell/>
          <table:table-cell table:number-columns-repeated="2" table:style-name="ce6" office:value-type="string" calcext:value-type="string">
            <text:p>max</text:p>
          </table:table-cell>
          <table:table-cell table:style-name="ce10" table:formula="of:=[.D14]+[.A2]*STDEV([.D4:.D13])/SQRT(10)" office:value-type="float" office:value="0.0000098491644936896" calcext:value-type="float">
            <text:p>9,8491644936896E-06</text:p>
          </table:table-cell>
          <table:table-cell table:style-name="ce10" table:formula="of:=[.E14]+[.A2]*STDEV([.E4:.E13])/SQRT(10)" office:value-type="float" office:value="0.0000359283117285707" calcext:value-type="float">
            <text:p>3,59283117285707E-05</text:p>
          </table:table-cell>
          <table:table-cell table:style-name="ce10" table:formula="of:=[.F14]+[.A2]*STDEV([.F4:.F13])/SQRT(10)" office:value-type="float" office:value="0.0000703463173515829" calcext:value-type="float">
            <text:p>7,03463173515829E-05</text:p>
          </table:table-cell>
          <table:table-cell table:style-name="ce22" table:formula="of:=[.G14]+[.A2]*STDEV([.G4:.G13])/SQRT(10)" office:value-type="float" office:value="0.000084217458675947" calcext:value-type="float">
            <text:p>8,4217458675947E-05</text:p>
          </table:table-cell>
          <table:table-cell table:style-name="ce10" table:formula="of:=[.H14]+[.A2]*STDEV([.H4:.H13])/SQRT(10)" office:value-type="float" office:value="0.000512328514344943" calcext:value-type="float">
            <text:p>0,000512328514345</text:p>
          </table:table-cell>
          <table:table-cell table:style-name="ce10" table:formula="of:=[.I14]+[.A2]*STDEV([.I4:.I13])/SQRT(10)" office:value-type="float" office:value="0.00157364135860552" calcext:value-type="float">
            <text:p>0,001573641358606</text:p>
          </table:table-cell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42" calcext:value-type="float">
            <text:p>4,2E-05</text:p>
          </table:table-cell>
          <table:table-cell office:value-type="float" office:value="0.000065" calcext:value-type="float">
            <text:p>6,5E-05</text:p>
          </table:table-cell>
          <table:table-cell office:value-type="float" office:value="0.000079" calcext:value-type="float">
            <text:p>7,9E-05</text:p>
          </table:table-cell>
          <table:table-cell office:value-type="float" office:value="0.000312" calcext:value-type="float">
            <text:p>0,000312</text:p>
          </table:table-cell>
          <table:table-cell office:value-type="float" office:value="0.000888" calcext:value-type="float">
            <text:p>0,00088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4" calcext:value-type="float">
            <text:p>2,4E-05</text:p>
          </table:table-cell>
          <table:table-cell office:value-type="float" office:value="0.000051" calcext:value-type="float">
            <text:p>5,1E-05</text:p>
          </table:table-cell>
          <table:table-cell office:value-type="float" office:value="0.000089" calcext:value-type="float">
            <text:p>8,9E-05</text:p>
          </table:table-cell>
          <table:table-cell office:value-type="float" office:value="0.002572" calcext:value-type="float">
            <text:p>0,002572</text:p>
          </table:table-cell>
          <table:table-cell office:value-type="float" office:value="0.001009" calcext:value-type="float">
            <text:p>0,00100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9" calcext:value-type="float">
            <text:p>2,9E-05</text:p>
          </table:table-cell>
          <table:table-cell office:value-type="float" office:value="0.000055" calcext:value-type="float">
            <text:p>5,5E-05</text:p>
          </table:table-cell>
          <table:table-cell office:value-type="float" office:value="0.00008" calcext:value-type="float">
            <text:p>8E-05</text:p>
          </table:table-cell>
          <table:table-cell office:value-type="float" office:value="0.000483" calcext:value-type="float">
            <text:p>0,000483</text:p>
          </table:table-cell>
          <table:table-cell office:value-type="float" office:value="0.001582" calcext:value-type="float">
            <text:p>0,00158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7" calcext:value-type="float">
            <text:p>2,7E-05</text:p>
          </table:table-cell>
          <table:table-cell office:value-type="float" office:value="0.000074" calcext:value-type="float">
            <text:p>7,4E-05</text:p>
          </table:table-cell>
          <table:table-cell office:value-type="float" office:value="0.00009" calcext:value-type="float">
            <text:p>9E-05</text:p>
          </table:table-cell>
          <table:table-cell office:value-type="float" office:value="0.000279" calcext:value-type="float">
            <text:p>0,000279</text:p>
          </table:table-cell>
          <table:table-cell office:value-type="float" office:value="0.001251" calcext:value-type="float">
            <text:p>0,00125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59" calcext:value-type="float">
            <text:p>5,9E-05</text:p>
          </table:table-cell>
          <table:table-cell office:value-type="float" office:value="0.000084" calcext:value-type="float">
            <text:p>8,4E-05</text:p>
          </table:table-cell>
          <table:table-cell office:value-type="float" office:value="0.000221" calcext:value-type="float">
            <text:p>0,000221</text:p>
          </table:table-cell>
          <table:table-cell office:value-type="float" office:value="0.001129" calcext:value-type="float">
            <text:p>0,00112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9" calcext:value-type="float">
            <text:p>2,9E-05</text:p>
          </table:table-cell>
          <table:table-cell office:value-type="float" office:value="0.000094" calcext:value-type="float">
            <text:p>9,4E-05</text:p>
          </table:table-cell>
          <table:table-cell office:value-type="float" office:value="0.000066" calcext:value-type="float">
            <text:p>6,6E-05</text:p>
          </table:table-cell>
          <table:table-cell office:value-type="float" office:value="0.000322" calcext:value-type="float">
            <text:p>0,000322</text:p>
          </table:table-cell>
          <table:table-cell office:value-type="float" office:value="0.001264" calcext:value-type="float">
            <text:p>0,00126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62" calcext:value-type="float">
            <text:p>6,2E-05</text:p>
          </table:table-cell>
          <table:table-cell office:value-type="float" office:value="0.000071" calcext:value-type="float">
            <text:p>7,1E-05</text:p>
          </table:table-cell>
          <table:table-cell office:value-type="float" office:value="0.000432" calcext:value-type="float">
            <text:p>0,000432</text:p>
          </table:table-cell>
          <table:table-cell office:value-type="float" office:value="0.001317" calcext:value-type="float">
            <text:p>0,00131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085" calcext:value-type="float">
            <text:p>8,5E-05</text:p>
          </table:table-cell>
          <table:table-cell office:value-type="float" office:value="0.000379" calcext:value-type="float">
            <text:p>0,000379</text:p>
          </table:table-cell>
          <table:table-cell office:value-type="float" office:value="0.001386" calcext:value-type="float">
            <text:p>0,00138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5" calcext:value-type="float">
            <text:p>2,5E-05</text:p>
          </table:table-cell>
          <table:table-cell office:value-type="float" office:value="0.000074" calcext:value-type="float">
            <text:p>7,4E-05</text:p>
          </table:table-cell>
          <table:table-cell office:value-type="float" office:value="0.000069" calcext:value-type="float">
            <text:p>6,9E-05</text:p>
          </table:table-cell>
          <table:table-cell office:value-type="float" office:value="0.000458" calcext:value-type="float">
            <text:p>0,000458</text:p>
          </table:table-cell>
          <table:table-cell office:value-type="float" office:value="0.00138" calcext:value-type="float">
            <text:p>0,0013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6" calcext:value-type="float">
            <text:p>2,6E-05</text:p>
          </table:table-cell>
          <table:table-cell office:value-type="float" office:value="0.000055" calcext:value-type="float">
            <text:p>5,5E-05</text:p>
          </table:table-cell>
          <table:table-cell office:value-type="float" office:value="0.000081" calcext:value-type="float">
            <text:p>8,1E-05</text:p>
          </table:table-cell>
          <table:table-cell office:value-type="float" office:value="0.000495" calcext:value-type="float">
            <text:p>0,000495</text:p>
          </table:table-cell>
          <table:table-cell office:value-type="float" office:value="0.000743" calcext:value-type="float">
            <text:p>0,000743</text:p>
          </table:table-cell>
        </table:table-row>
        <table:table-row table:style-name="ro1">
          <table:table-cell/>
          <table:table-cell table:number-columns-repeated="2" table:style-name="ce4" office:value-type="string" calcext:value-type="string">
            <text:p>media </text:p>
          </table:table-cell>
          <table:table-cell table:style-name="ce8" table:formula="of:=AVERAGE([.D20:.D29])" office:value-type="float" office:value="0.0000007" calcext:value-type="float">
            <text:p>7E-07</text:p>
          </table:table-cell>
          <table:table-cell table:style-name="ce8" table:formula="of:=AVERAGE([.E20:.E29])" office:value-type="float" office:value="0.0000286" calcext:value-type="float">
            <text:p>2,86E-05</text:p>
          </table:table-cell>
          <table:table-cell table:style-name="ce8" table:formula="of:=AVERAGE([.F20:.F29])" office:value-type="float" office:value="0.0000649" calcext:value-type="float">
            <text:p>6,49E-05</text:p>
          </table:table-cell>
          <table:table-cell table:style-name="ce8" table:formula="of:=AVERAGE([.G20:.G29])" office:value-type="float" office:value="0.0000794" calcext:value-type="float">
            <text:p>7,94E-05</text:p>
          </table:table-cell>
          <table:table-cell table:style-name="ce8" table:formula="of:=AVERAGE([.H20:.H29])" office:value-type="float" office:value="0.0005953" calcext:value-type="float">
            <text:p>0,0005953</text:p>
          </table:table-cell>
          <table:table-cell table:style-name="ce8" table:formula="of:=AVERAGE([.I20:.I29])" office:value-type="float" office:value="0.0011949" calcext:value-type="float">
            <text:p>0,0011949</text:p>
          </table:table-cell>
        </table:table-row>
        <table:table-row table:style-name="ro1">
          <table:table-cell/>
          <table:table-cell table:number-columns-repeated="2" table:style-name="ce5" office:value-type="string" calcext:value-type="string">
            <text:p>min</text:p>
          </table:table-cell>
          <table:table-cell table:style-name="ce9" table:formula="of:=[.D30]-[.A2]*STDEV([.D20:.D29])/SQRT(10)" office:value-type="float" office:value="0.00000040060505459622" calcext:value-type="float">
            <text:p>4,0060505459622E-07</text:p>
          </table:table-cell>
          <table:table-cell table:style-name="ce9" table:formula="of:=[.E30]-[.A2]*STDEV([.E20:.E29])/SQRT(10)" office:value-type="float" office:value="0.0000255051026942185" calcext:value-type="float">
            <text:p>2,55051026942185E-05</text:p>
          </table:table-cell>
          <table:table-cell table:style-name="ce9" table:formula="of:=[.F30]-[.A2]*STDEV([.F20:.F29])/SQRT(10)" office:value-type="float" office:value="0.0000569817185927472" calcext:value-type="float">
            <text:p>5,69817185927472E-05</text:p>
          </table:table-cell>
          <table:table-cell table:style-name="ce21" table:formula="of:=[.G30]-[.A2]*STDEV([.G20:.G29])/SQRT(10)" office:value-type="float" office:value="0.0000742622903503171" calcext:value-type="float">
            <text:p>7,42622903503171E-05</text:p>
          </table:table-cell>
          <table:table-cell table:style-name="ce9" table:formula="of:=[.H30]-[.A2]*STDEV([.H20:.H29])/SQRT(10)" office:value-type="float" office:value="0.000161070852995283" calcext:value-type="float">
            <text:p>0,000161070852995</text:p>
          </table:table-cell>
          <table:table-cell table:style-name="ce9" table:formula="of:=[.I30]-[.A2]*STDEV([.I20:.I29])/SQRT(10)" office:value-type="float" office:value="0.00103745332213236" calcext:value-type="float">
            <text:p>0,001037453322132</text:p>
          </table:table-cell>
        </table:table-row>
        <table:table-row table:style-name="ro1">
          <table:table-cell/>
          <table:table-cell table:number-columns-repeated="2" table:style-name="ce6" office:value-type="string" calcext:value-type="string">
            <text:p>max</text:p>
          </table:table-cell>
          <table:table-cell table:style-name="ce10" table:formula="of:=[.D30]+[.A2]*STDEV([.D20:.D29])/SQRT(10)" office:value-type="float" office:value="0.00000099939494540378" calcext:value-type="float">
            <text:p>9,9939494540378E-07</text:p>
          </table:table-cell>
          <table:table-cell table:style-name="ce10" table:formula="of:=[.E30]+[.A2]*STDEV([.E20:.E29])/SQRT(10)" office:value-type="float" office:value="0.0000316948973057815" calcext:value-type="float">
            <text:p>3,16948973057815E-05</text:p>
          </table:table-cell>
          <table:table-cell table:style-name="ce10" table:formula="of:=[.F30]+[.A2]*STDEV([.F20:.F29])/SQRT(10)" office:value-type="float" office:value="0.0000728182814072527" calcext:value-type="float">
            <text:p>7,28182814072527E-05</text:p>
          </table:table-cell>
          <table:table-cell table:style-name="ce22" table:formula="of:=[.G30]+[.A2]*STDEV([.G20:.G29])/SQRT(10)" office:value-type="float" office:value="0.0000845377096496829" calcext:value-type="float">
            <text:p>8,45377096496829E-05</text:p>
          </table:table-cell>
          <table:table-cell table:style-name="ce10" table:formula="of:=[.H30]+[.A2]*STDEV([.H20:.H29])/SQRT(10)" office:value-type="float" office:value="0.00102952914700472" calcext:value-type="float">
            <text:p>0,001029529147005</text:p>
          </table:table-cell>
          <table:table-cell table:style-name="ce10" table:formula="of:=[.I30]+[.A2]*STDEV([.I20:.I29])/SQRT(10)" office:value-type="float" office:value="0.00135234667786764" calcext:value-type="float">
            <text:p>0,001352346677868</text:p>
          </table:table-cell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4096" calcext:value-type="float">
            <text:p>4096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6" calcext:value-type="float">
            <text:p>2,6E-05</text:p>
          </table:table-cell>
          <table:table-cell office:value-type="float" office:value="0.000047" calcext:value-type="float">
            <text:p>4,7E-05</text:p>
          </table:table-cell>
          <table:table-cell office:value-type="float" office:value="0.000083" calcext:value-type="float">
            <text:p>8,3E-05</text:p>
          </table:table-cell>
          <table:table-cell office:value-type="float" office:value="0.000595" calcext:value-type="float">
            <text:p>0,000595</text:p>
          </table:table-cell>
          <table:table-cell office:value-type="float" office:value="0.001269" calcext:value-type="float">
            <text:p>0,00126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3" calcext:value-type="float">
            <text:p>4,3E-05</text:p>
          </table:table-cell>
          <table:table-cell office:value-type="float" office:value="0.000058" calcext:value-type="float">
            <text:p>5,8E-05</text:p>
          </table:table-cell>
          <table:table-cell office:value-type="float" office:value="0.000079" calcext:value-type="float">
            <text:p>7,9E-05</text:p>
          </table:table-cell>
          <table:table-cell office:value-type="float" office:value="0.000707" calcext:value-type="float">
            <text:p>0,000707</text:p>
          </table:table-cell>
          <table:table-cell office:value-type="float" office:value="0.001363" calcext:value-type="float">
            <text:p>0,00136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33" calcext:value-type="float">
            <text:p>3,3E-05</text:p>
          </table:table-cell>
          <table:table-cell office:value-type="float" office:value="0.000049" calcext:value-type="float">
            <text:p>4,9E-05</text:p>
          </table:table-cell>
          <table:table-cell office:value-type="float" office:value="0.00009" calcext:value-type="float">
            <text:p>9E-05</text:p>
          </table:table-cell>
          <table:table-cell office:value-type="float" office:value="0.000156" calcext:value-type="float">
            <text:p>0,000156</text:p>
          </table:table-cell>
          <table:table-cell office:value-type="float" office:value="0.001321" calcext:value-type="float">
            <text:p>0,00132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5" calcext:value-type="float">
            <text:p>2,5E-05</text:p>
          </table:table-cell>
          <table:table-cell office:value-type="float" office:value="0.000064" calcext:value-type="float">
            <text:p>6,4E-05</text:p>
          </table:table-cell>
          <table:table-cell office:value-type="float" office:value="0.000083" calcext:value-type="float">
            <text:p>8,3E-05</text:p>
          </table:table-cell>
          <table:table-cell office:value-type="float" office:value="0.000211" calcext:value-type="float">
            <text:p>0,000211</text:p>
          </table:table-cell>
          <table:table-cell office:value-type="float" office:value="0.001569" calcext:value-type="float">
            <text:p>0,00156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4" calcext:value-type="float">
            <text:p>3,4E-05</text:p>
          </table:table-cell>
          <table:table-cell office:value-type="float" office:value="0.000076" calcext:value-type="float">
            <text:p>7,6E-05</text:p>
          </table:table-cell>
          <table:table-cell office:value-type="float" office:value="0.000079" calcext:value-type="float">
            <text:p>7,9E-05</text:p>
          </table:table-cell>
          <table:table-cell office:value-type="float" office:value="0.00021" calcext:value-type="float">
            <text:p>0,00021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7" calcext:value-type="float">
            <text:p>2,7E-05</text:p>
          </table:table-cell>
          <table:table-cell office:value-type="float" office:value="0.000054" calcext:value-type="float">
            <text:p>5,4E-05</text:p>
          </table:table-cell>
          <table:table-cell office:value-type="float" office:value="0.000103" calcext:value-type="float">
            <text:p>0,000103</text:p>
          </table:table-cell>
          <table:table-cell office:value-type="float" office:value="0.000316" calcext:value-type="float">
            <text:p>0,000316</text:p>
          </table:table-cell>
          <table:table-cell office:value-type="float" office:value="0.000815" calcext:value-type="float">
            <text:p>0,00081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55" calcext:value-type="float">
            <text:p>5,5E-05</text:p>
          </table:table-cell>
          <table:table-cell office:value-type="float" office:value="0.000087" calcext:value-type="float">
            <text:p>8,7E-05</text:p>
          </table:table-cell>
          <table:table-cell office:value-type="float" office:value="0.00041" calcext:value-type="float">
            <text:p>0,00041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0055" calcext:value-type="float">
            <text:p>5,5E-05</text:p>
          </table:table-cell>
          <table:table-cell office:value-type="float" office:value="0.000082" calcext:value-type="float">
            <text:p>8,2E-05</text:p>
          </table:table-cell>
          <table:table-cell office:value-type="float" office:value="0.000263" calcext:value-type="float">
            <text:p>0,000263</text:p>
          </table:table-cell>
          <table:table-cell office:value-type="float" office:value="0.000952" calcext:value-type="float">
            <text:p>0,00095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76" calcext:value-type="float">
            <text:p>7,6E-05</text:p>
          </table:table-cell>
          <table:table-cell office:value-type="float" office:value="0.000096" calcext:value-type="float">
            <text:p>9,6E-05</text:p>
          </table:table-cell>
          <table:table-cell office:value-type="float" office:value="0.000726" calcext:value-type="float">
            <text:p>0,000726</text:p>
          </table:table-cell>
          <table:table-cell office:value-type="float" office:value="0.001463" calcext:value-type="float">
            <text:p>0,00146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1" calcext:value-type="float">
            <text:p>3,1E-05</text:p>
          </table:table-cell>
          <table:table-cell office:value-type="float" office:value="0.000062" calcext:value-type="float">
            <text:p>6,2E-05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646" calcext:value-type="float">
            <text:p>0,000646</text:p>
          </table:table-cell>
          <table:table-cell office:value-type="float" office:value="0.001069" calcext:value-type="float">
            <text:p>0,001069</text:p>
          </table:table-cell>
        </table:table-row>
        <table:table-row table:style-name="ro1">
          <table:table-cell/>
          <table:table-cell table:number-columns-repeated="2" table:style-name="ce4" office:value-type="string" calcext:value-type="string">
            <text:p>media </text:p>
          </table:table-cell>
          <table:table-cell table:style-name="ce8" table:formula="of:=AVERAGE([.D36:.D45])" office:value-type="float" office:value="0.0000001" calcext:value-type="float">
            <text:p>1E-07</text:p>
          </table:table-cell>
          <table:table-cell table:style-name="ce8" table:formula="of:=AVERAGE([.E36:.E45])" office:value-type="float" office:value="0.0000305" calcext:value-type="float">
            <text:p>3,05E-05</text:p>
          </table:table-cell>
          <table:table-cell table:style-name="ce8" table:formula="of:=AVERAGE([.F36:.F45])" office:value-type="float" office:value="0.0000596" calcext:value-type="float">
            <text:p>5,96E-05</text:p>
          </table:table-cell>
          <table:table-cell table:style-name="ce8" table:formula="of:=AVERAGE([.G36:.G45])" office:value-type="float" office:value="0.0000852" calcext:value-type="float">
            <text:p>8,52E-05</text:p>
          </table:table-cell>
          <table:table-cell table:style-name="ce8" table:formula="of:=AVERAGE([.H36:.H45])" office:value-type="float" office:value="0.000424" calcext:value-type="float">
            <text:p>0,000424</text:p>
          </table:table-cell>
          <table:table-cell table:style-name="ce8" table:formula="of:=AVERAGE([.I36:.I45])" office:value-type="float" office:value="0.0011764" calcext:value-type="float">
            <text:p>0,0011764</text:p>
          </table:table-cell>
        </table:table-row>
        <table:table-row table:style-name="ro1">
          <table:table-cell/>
          <table:table-cell table:number-columns-repeated="2" table:style-name="ce5" office:value-type="string" calcext:value-type="string">
            <text:p>min</text:p>
          </table:table-cell>
          <table:table-cell table:style-name="ce9" table:formula="of:=[.D46]-[.A2]*STDEV([.D36:.D45])/SQRT(10)" office:value-type="float" office:value="-0.000000096" calcext:value-type="float">
            <text:p>-9,6E-08</text:p>
          </table:table-cell>
          <table:table-cell table:style-name="ce9" table:formula="of:=[.E46]-[.A2]*STDEV([.E36:.E45])/SQRT(10)" office:value-type="float" office:value="0.0000272300682983687" calcext:value-type="float">
            <text:p>2,72300682983687E-05</text:p>
          </table:table-cell>
          <table:table-cell table:style-name="ce9" table:formula="of:=[.F46]-[.A2]*STDEV([.F36:.F45])/SQRT(10)" office:value-type="float" office:value="0.0000533662276090458" calcext:value-type="float">
            <text:p>5,33662276090458E-05</text:p>
          </table:table-cell>
          <table:table-cell table:style-name="ce21" table:formula="of:=[.G46]-[.A2]*STDEV([.G36:.G45])/SQRT(10)" office:value-type="float" office:value="0.0000794018737126168" calcext:value-type="float">
            <text:p>7,94018737126168E-05</text:p>
          </table:table-cell>
          <table:table-cell table:style-name="ce9" table:formula="of:=[.H46]-[.A2]*STDEV([.H36:.H45])/SQRT(10)" office:value-type="float" office:value="0.000285316553066585" calcext:value-type="float">
            <text:p>0,000285316553067</text:p>
          </table:table-cell>
          <table:table-cell table:style-name="ce9" table:formula="of:=[.I46]-[.A2]*STDEV([.I36:.I45])/SQRT(10)" office:value-type="float" office:value="0.00101945763796009" calcext:value-type="float">
            <text:p>0,00101945763796</text:p>
          </table:table-cell>
        </table:table-row>
        <table:table-row table:style-name="ro1">
          <table:table-cell/>
          <table:table-cell table:number-columns-repeated="2" table:style-name="ce6" office:value-type="string" calcext:value-type="string">
            <text:p>max</text:p>
          </table:table-cell>
          <table:table-cell table:style-name="ce10" table:formula="of:=[.D46]+[.A2]*STDEV([.D36:.D45])/SQRT(10)" office:value-type="float" office:value="0.000000296" calcext:value-type="float">
            <text:p>2,96E-07</text:p>
          </table:table-cell>
          <table:table-cell table:style-name="ce10" table:formula="of:=[.E46]+[.A2]*STDEV([.E36:.E45])/SQRT(10)" office:value-type="float" office:value="0.0000337699317016313" calcext:value-type="float">
            <text:p>3,37699317016313E-05</text:p>
          </table:table-cell>
          <table:table-cell table:style-name="ce10" table:formula="of:=[.F46]+[.A2]*STDEV([.F36:.F45])/SQRT(10)" office:value-type="float" office:value="0.0000658337723909542" calcext:value-type="float">
            <text:p>6,58337723909542E-05</text:p>
          </table:table-cell>
          <table:table-cell table:style-name="ce22" table:formula="of:=[.G46]+[.A2]*STDEV([.G36:.G45])/SQRT(10)" office:value-type="float" office:value="0.0000909981262873832" calcext:value-type="float">
            <text:p>9,09981262873832E-05</text:p>
          </table:table-cell>
          <table:table-cell table:style-name="ce10" table:formula="of:=[.H46]+[.A2]*STDEV([.H36:.H45])/SQRT(10)" office:value-type="float" office:value="0.000562683446933415" calcext:value-type="float">
            <text:p>0,000562683446933</text:p>
          </table:table-cell>
          <table:table-cell table:style-name="ce10" table:formula="of:=[.I46]+[.A2]*STDEV([.I36:.I45])/SQRT(10)" office:value-type="float" office:value="0.00133334236203991" calcext:value-type="float">
            <text:p>0,00133334236204</text:p>
          </table:table-cell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8192" calcext:value-type="float">
            <text:p>8192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53" calcext:value-type="float">
            <text:p>5,3E-05</text:p>
          </table:table-cell>
          <table:table-cell office:value-type="float" office:value="0.000085" calcext:value-type="float">
            <text:p>8,5E-05</text:p>
          </table:table-cell>
          <table:table-cell office:value-type="float" office:value="0.000275" calcext:value-type="float">
            <text:p>0,000275</text:p>
          </table:table-cell>
          <table:table-cell office:value-type="float" office:value="0.001038" calcext:value-type="float">
            <text:p>0,00103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7" calcext:value-type="float">
            <text:p>2,7E-05</text:p>
          </table:table-cell>
          <table:table-cell office:value-type="float" office:value="0.000074" calcext:value-type="float">
            <text:p>7,4E-05</text:p>
          </table:table-cell>
          <table:table-cell office:value-type="float" office:value="0.000078" calcext:value-type="float">
            <text:p>7,8E-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1235" calcext:value-type="float">
            <text:p>0,00123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48" calcext:value-type="float">
            <text:p>4,8E-05</text:p>
          </table:table-cell>
          <table:table-cell office:value-type="float" office:value="0.000089" calcext:value-type="float">
            <text:p>8,9E-05</text:p>
          </table:table-cell>
          <table:table-cell office:value-type="float" office:value="0.000331" calcext:value-type="float">
            <text:p>0,000331</text:p>
          </table:table-cell>
          <table:table-cell office:value-type="float" office:value="0.001609" calcext:value-type="float">
            <text:p>0,00160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7" calcext:value-type="float">
            <text:p>2,7E-05</text:p>
          </table:table-cell>
          <table:table-cell office:value-type="float" office:value="0.000053" calcext:value-type="float">
            <text:p>5,3E-05</text:p>
          </table:table-cell>
          <table:table-cell office:value-type="float" office:value="0.000062" calcext:value-type="float">
            <text:p>6,2E-05</text:p>
          </table:table-cell>
          <table:table-cell office:value-type="float" office:value="0.000323" calcext:value-type="float">
            <text:p>0,000323</text:p>
          </table:table-cell>
          <table:table-cell office:value-type="float" office:value="0.000616" calcext:value-type="float">
            <text:p>0,00061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3" calcext:value-type="float">
            <text:p>2,3E-05</text:p>
          </table:table-cell>
          <table:table-cell office:value-type="float" office:value="0.000067" calcext:value-type="float">
            <text:p>6,7E-05</text:p>
          </table:table-cell>
          <table:table-cell office:value-type="float" office:value="0.000085" calcext:value-type="float">
            <text:p>8,5E-05</text:p>
          </table:table-cell>
          <table:table-cell office:value-type="float" office:value="0.000203" calcext:value-type="float">
            <text:p>0,000203</text:p>
          </table:table-cell>
          <table:table-cell office:value-type="float" office:value="0.001152" calcext:value-type="float">
            <text:p>0,00115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1" calcext:value-type="float">
            <text:p>3,1E-05</text:p>
          </table:table-cell>
          <table:table-cell office:value-type="float" office:value="0.000063" calcext:value-type="float">
            <text:p>6,3E-05</text:p>
          </table:table-cell>
          <table:table-cell office:value-type="float" office:value="0.000074" calcext:value-type="float">
            <text:p>7,4E-05</text:p>
          </table:table-cell>
          <table:table-cell office:value-type="float" office:value="0.000323" calcext:value-type="float">
            <text:p>0,000323</text:p>
          </table:table-cell>
          <table:table-cell office:value-type="float" office:value="0.001122" calcext:value-type="float">
            <text:p>0,00112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6" calcext:value-type="float">
            <text:p>2,6E-05</text:p>
          </table:table-cell>
          <table:table-cell office:value-type="float" office:value="0.000051" calcext:value-type="float">
            <text:p>5,1E-05</text:p>
          </table:table-cell>
          <table:table-cell office:value-type="float" office:value="0.000083" calcext:value-type="float">
            <text:p>8,3E-05</text:p>
          </table:table-cell>
          <table:table-cell office:value-type="float" office:value="0.00033" calcext:value-type="float">
            <text:p>0,00033</text:p>
          </table:table-cell>
          <table:table-cell office:value-type="float" office:value="0.001553" calcext:value-type="float">
            <text:p>0,00155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1" calcext:value-type="float">
            <text:p>3,1E-05</text:p>
          </table:table-cell>
          <table:table-cell office:value-type="float" office:value="0.000066" calcext:value-type="float">
            <text:p>6,6E-05</text:p>
          </table:table-cell>
          <table:table-cell office:value-type="float" office:value="0.000075" calcext:value-type="float">
            <text:p>7,5E-05</text:p>
          </table:table-cell>
          <table:table-cell office:value-type="float" office:value="0.000449" calcext:value-type="float">
            <text:p>0,000449</text:p>
          </table:table-cell>
          <table:table-cell office:value-type="float" office:value="0.001016" calcext:value-type="float">
            <text:p>0,00101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63" calcext:value-type="float">
            <text:p>6,3E-05</text:p>
          </table:table-cell>
          <table:table-cell office:value-type="float" office:value="0.000068" calcext:value-type="float">
            <text:p>6,8E-05</text:p>
          </table:table-cell>
          <table:table-cell office:value-type="float" office:value="0.000586" calcext:value-type="float">
            <text:p>0,000586</text:p>
          </table:table-cell>
          <table:table-cell office:value-type="float" office:value="0.00147" calcext:value-type="float">
            <text:p>0,0014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46" calcext:value-type="float">
            <text:p>4,6E-05</text:p>
          </table:table-cell>
          <table:table-cell office:value-type="float" office:value="0.000065" calcext:value-type="float">
            <text:p>6,5E-05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592" calcext:value-type="float">
            <text:p>0,000592</text:p>
          </table:table-cell>
          <table:table-cell office:value-type="float" office:value="0.002042" calcext:value-type="float">
            <text:p>0,002042</text:p>
          </table:table-cell>
        </table:table-row>
        <table:table-row table:style-name="ro1">
          <table:table-cell/>
          <table:table-cell table:number-columns-repeated="2" table:style-name="ce4" office:value-type="string" calcext:value-type="string">
            <text:p>media </text:p>
          </table:table-cell>
          <table:table-cell table:style-name="ce8" table:formula="of:=AVERAGE([.D52:.D61])" office:value-type="float" office:value="0.0000004" calcext:value-type="float">
            <text:p>4E-07</text:p>
          </table:table-cell>
          <table:table-cell table:style-name="ce8" table:formula="of:=AVERAGE([.E52:.E61])" office:value-type="float" office:value="0.0000295" calcext:value-type="float">
            <text:p>2,95E-05</text:p>
          </table:table-cell>
          <table:table-cell table:style-name="ce8" table:formula="of:=AVERAGE([.F52:.F61])" office:value-type="float" office:value="0.0000603" calcext:value-type="float">
            <text:p>6,03E-05</text:p>
          </table:table-cell>
          <table:table-cell table:style-name="ce8" table:formula="of:=AVERAGE([.G52:.G61])" office:value-type="float" office:value="0.0000769" calcext:value-type="float">
            <text:p>7,69E-05</text:p>
          </table:table-cell>
          <table:table-cell table:style-name="ce8" table:formula="of:=AVERAGE([.H52:.H61])" office:value-type="float" office:value="0.0003612" calcext:value-type="float">
            <text:p>0,0003612</text:p>
          </table:table-cell>
          <table:table-cell table:style-name="ce8" table:formula="of:=AVERAGE([.I52:.I61])" office:value-type="float" office:value="0.0012853" calcext:value-type="float">
            <text:p>0,0012853</text:p>
          </table:table-cell>
        </table:table-row>
        <table:table-row table:style-name="ro1">
          <table:table-cell/>
          <table:table-cell table:number-columns-repeated="2" table:style-name="ce5" office:value-type="string" calcext:value-type="string">
            <text:p>min</text:p>
          </table:table-cell>
          <table:table-cell table:style-name="ce9" table:formula="of:=[.D62]-[.A2]*STDEV([.D52:.D61])/SQRT(10)" office:value-type="float" office:value="0.00000007993334027633" calcext:value-type="float">
            <text:p>7,993334027633E-08</text:p>
          </table:table-cell>
          <table:table-cell table:style-name="ce9" table:formula="of:=[.E62]-[.A2]*STDEV([.E52:.E61])/SQRT(10)" office:value-type="float" office:value="0.0000256320680231191" calcext:value-type="float">
            <text:p>2,56320680231191E-05</text:p>
          </table:table-cell>
          <table:table-cell table:style-name="ce9" table:formula="of:=[.F62]-[.A2]*STDEV([.F52:.F61])/SQRT(10)" office:value-type="float" office:value="0.000055048484070713" calcext:value-type="float">
            <text:p>5,5048484070713E-05</text:p>
          </table:table-cell>
          <table:table-cell table:style-name="ce21" table:formula="of:=[.G62]-[.A2]*STDEV([.G52:.G61])/SQRT(10)" office:value-type="float" office:value="0.0000715247697310306" calcext:value-type="float">
            <text:p>7,15247697310306E-05</text:p>
          </table:table-cell>
          <table:table-cell table:style-name="ce9" table:formula="of:=[.H62]-[.A2]*STDEV([.H52:.H61])/SQRT(10)" office:value-type="float" office:value="0.000274831507843813" calcext:value-type="float">
            <text:p>0,000274831507844</text:p>
          </table:table-cell>
          <table:table-cell table:style-name="ce9" table:formula="of:=[.I62]-[.A2]*STDEV([.I52:.I61])/SQRT(10)" office:value-type="float" office:value="0.00103982030445224" calcext:value-type="float">
            <text:p>0,001039820304452</text:p>
          </table:table-cell>
        </table:table-row>
        <table:table-row table:style-name="ro1">
          <table:table-cell/>
          <table:table-cell table:number-columns-repeated="2" table:style-name="ce6" office:value-type="string" calcext:value-type="string">
            <text:p>max</text:p>
          </table:table-cell>
          <table:table-cell table:style-name="ce10" table:formula="of:=[.D62]+[.A2]*STDEV([.D52:.D61])/SQRT(10)" office:value-type="float" office:value="0.00000072006665972367" calcext:value-type="float">
            <text:p>7,2006665972367E-07</text:p>
          </table:table-cell>
          <table:table-cell table:style-name="ce10" table:formula="of:=[.E62]+[.A2]*STDEV([.E52:.E61])/SQRT(10)" office:value-type="float" office:value="0.0000333679319768809" calcext:value-type="float">
            <text:p>3,33679319768809E-05</text:p>
          </table:table-cell>
          <table:table-cell table:style-name="ce10" table:formula="of:=[.F62]+[.A2]*STDEV([.F52:.F61])/SQRT(10)" office:value-type="float" office:value="0.000065551515929287" calcext:value-type="float">
            <text:p>6,5551515929287E-05</text:p>
          </table:table-cell>
          <table:table-cell table:style-name="ce22" table:formula="of:=[.G62]+[.A2]*STDEV([.G52:.G61])/SQRT(10)" office:value-type="float" office:value="0.0000822752302689694" calcext:value-type="float">
            <text:p>8,22752302689694E-05</text:p>
          </table:table-cell>
          <table:table-cell table:style-name="ce10" table:formula="of:=[.H62]+[.A2]*STDEV([.H52:.H61])/SQRT(10)" office:value-type="float" office:value="0.000447568492156187" calcext:value-type="float">
            <text:p>0,000447568492156</text:p>
          </table:table-cell>
          <table:table-cell table:style-name="ce10" table:formula="of:=[.I62]+[.A2]*STDEV([.I52:.I61])/SQRT(10)" office:value-type="float" office:value="0.00153077969554776" calcext:value-type="float">
            <text:p>0,001530779695548</text:p>
          </table:table-cell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9" calcext:value-type="float">
            <text:p>2,9E-0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081" calcext:value-type="float">
            <text:p>8,1E-05</text:p>
          </table:table-cell>
          <table:table-cell office:value-type="float" office:value="0.000594" calcext:value-type="float">
            <text:p>0,000594</text:p>
          </table:table-cell>
          <table:table-cell office:value-type="float" office:value="0.003043" calcext:value-type="float">
            <text:p>0,00304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5" calcext:value-type="float">
            <text:p>3,5E-05</text:p>
          </table:table-cell>
          <table:table-cell office:value-type="float" office:value="0.000066" calcext:value-type="float">
            <text:p>6,6E-05</text:p>
          </table:table-cell>
          <table:table-cell office:value-type="float" office:value="0.000071" calcext:value-type="float">
            <text:p>7,1E-05</text:p>
          </table:table-cell>
          <table:table-cell office:value-type="float" office:value="0.000424" calcext:value-type="float">
            <text:p>0,000424</text:p>
          </table:table-cell>
          <table:table-cell office:value-type="float" office:value="0.00159" calcext:value-type="float">
            <text:p>0,0015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6" calcext:value-type="float">
            <text:p>2,6E-05</text:p>
          </table:table-cell>
          <table:table-cell office:value-type="float" office:value="0.000058" calcext:value-type="float">
            <text:p>5,8E-05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384" calcext:value-type="float">
            <text:p>0,000384</text:p>
          </table:table-cell>
          <table:table-cell office:value-type="float" office:value="0.001376" calcext:value-type="float">
            <text:p>0,00137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6" calcext:value-type="float">
            <text:p>2,6E-05</text:p>
          </table:table-cell>
          <table:table-cell office:value-type="float" office:value="0.000072" calcext:value-type="float">
            <text:p>7,2E-05</text:p>
          </table:table-cell>
          <table:table-cell office:value-type="float" office:value="0.000101" calcext:value-type="float">
            <text:p>0,000101</text:p>
          </table:table-cell>
          <table:table-cell office:value-type="float" office:value="0.000228" calcext:value-type="float">
            <text:p>0,000228</text:p>
          </table:table-cell>
          <table:table-cell office:value-type="float" office:value="0.002573" calcext:value-type="float">
            <text:p>0,00257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4" calcext:value-type="float">
            <text:p>2,4E-05</text:p>
          </table:table-cell>
          <table:table-cell office:value-type="float" office:value="0.000055" calcext:value-type="float">
            <text:p>5,5E-05</text:p>
          </table:table-cell>
          <table:table-cell office:value-type="float" office:value="0.000073" calcext:value-type="float">
            <text:p>7,3E-05</text:p>
          </table:table-cell>
          <table:table-cell office:value-type="float" office:value="0.000303" calcext:value-type="float">
            <text:p>0,000303</text:p>
          </table:table-cell>
          <table:table-cell office:value-type="float" office:value="0.00126" calcext:value-type="float">
            <text:p>0,0012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5" calcext:value-type="float">
            <text:p>3,5E-0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095" calcext:value-type="float">
            <text:p>9,5E-05</text:p>
          </table:table-cell>
          <table:table-cell office:value-type="float" office:value="0.000218" calcext:value-type="float">
            <text:p>0,000218</text:p>
          </table:table-cell>
          <table:table-cell office:value-type="float" office:value="0.001382" calcext:value-type="float">
            <text:p>0,00138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6" calcext:value-type="float">
            <text:p>2,6E-05</text:p>
          </table:table-cell>
          <table:table-cell office:value-type="float" office:value="0.000063" calcext:value-type="float">
            <text:p>6,3E-05</text:p>
          </table:table-cell>
          <table:table-cell office:value-type="float" office:value="0.000092" calcext:value-type="float">
            <text:p>9,2E-05</text:p>
          </table:table-cell>
          <table:table-cell office:value-type="float" office:value="0.000345" calcext:value-type="float">
            <text:p>0,000345</text:p>
          </table:table-cell>
          <table:table-cell office:value-type="float" office:value="0.000868" calcext:value-type="float">
            <text:p>0,00086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3" calcext:value-type="float">
            <text:p>2,3E-05</text:p>
          </table:table-cell>
          <table:table-cell office:value-type="float" office:value="0.000056" calcext:value-type="float">
            <text:p>5,6E-05</text:p>
          </table:table-cell>
          <table:table-cell office:value-type="float" office:value="0.000082" calcext:value-type="float">
            <text:p>8,2E-05</text:p>
          </table:table-cell>
          <table:table-cell office:value-type="float" office:value="0.001389" calcext:value-type="float">
            <text:p>0,001389</text:p>
          </table:table-cell>
          <table:table-cell office:value-type="float" office:value="0.001336" calcext:value-type="float">
            <text:p>0,00133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33" calcext:value-type="float">
            <text:p>3,3E-05</text:p>
          </table:table-cell>
          <table:table-cell office:value-type="float" office:value="0.000052" calcext:value-type="float">
            <text:p>5,2E-05</text:p>
          </table:table-cell>
          <table:table-cell office:value-type="float" office:value="0.000071" calcext:value-type="float">
            <text:p>7,1E-05</text:p>
          </table:table-cell>
          <table:table-cell office:value-type="float" office:value="0.000196" calcext:value-type="float">
            <text:p>0,000196</text:p>
          </table:table-cell>
          <table:table-cell office:value-type="float" office:value="0.0014" calcext:value-type="float">
            <text:p>0,001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4" calcext:value-type="float">
            <text:p>6,4E-05</text:p>
          </table:table-cell>
          <table:table-cell office:value-type="float" office:value="0.000066" calcext:value-type="float">
            <text:p>6,6E-05</text:p>
          </table:table-cell>
          <table:table-cell office:value-type="float" office:value="0.000076" calcext:value-type="float">
            <text:p>7,6E-05</text:p>
          </table:table-cell>
          <table:table-cell office:value-type="float" office:value="0.000269" calcext:value-type="float">
            <text:p>0,000269</text:p>
          </table:table-cell>
          <table:table-cell office:value-type="float" office:value="0.001131" calcext:value-type="float">
            <text:p>0,001131</text:p>
          </table:table-cell>
        </table:table-row>
        <table:table-row table:style-name="ro1">
          <table:table-cell/>
          <table:table-cell table:number-columns-repeated="2" table:style-name="ce4" office:value-type="string" calcext:value-type="string">
            <text:p>media </text:p>
          </table:table-cell>
          <table:table-cell table:style-name="ce8" table:formula="of:=AVERAGE([.D68:.D77])" office:value-type="float" office:value="0.0000003" calcext:value-type="float">
            <text:p>3E-07</text:p>
          </table:table-cell>
          <table:table-cell table:style-name="ce8" table:formula="of:=AVERAGE([.E68:.E77])" office:value-type="float" office:value="0.0000321" calcext:value-type="float">
            <text:p>3,21E-05</text:p>
          </table:table-cell>
          <table:table-cell table:style-name="ce8" table:formula="of:=AVERAGE([.F68:.F77])" office:value-type="float" office:value="0.0000608" calcext:value-type="float">
            <text:p>6,08E-05</text:p>
          </table:table-cell>
          <table:table-cell table:style-name="ce8" table:formula="of:=AVERAGE([.G68:.G77])" office:value-type="float" office:value="0.0000812" calcext:value-type="float">
            <text:p>8,12E-05</text:p>
          </table:table-cell>
          <table:table-cell table:style-name="ce8" table:formula="of:=AVERAGE([.H68:.H77])" office:value-type="float" office:value="0.000435" calcext:value-type="float">
            <text:p>0,000435</text:p>
          </table:table-cell>
          <table:table-cell table:style-name="ce8" table:formula="of:=AVERAGE([.I68:.I77])" office:value-type="float" office:value="0.0015959" calcext:value-type="float">
            <text:p>0,0015959</text:p>
          </table:table-cell>
        </table:table-row>
        <table:table-row table:style-name="ro1">
          <table:table-cell/>
          <table:table-cell table:number-columns-repeated="2" table:style-name="ce5" office:value-type="string" calcext:value-type="string">
            <text:p>min</text:p>
          </table:table-cell>
          <table:table-cell table:style-name="ce9" table:formula="of:=[.D78]-[.A2]*STDEV([.D68:.D77])/SQRT(10)" office:value-type="float" office:value="0.00000000060505459622" calcext:value-type="float">
            <text:p>6,0505459622E-10</text:p>
          </table:table-cell>
          <table:table-cell table:style-name="ce9" table:formula="of:=[.E78]-[.A2]*STDEV([.E68:.E77])/SQRT(10)" office:value-type="float" office:value="0.0000246368283179632" calcext:value-type="float">
            <text:p>2,46368283179632E-05</text:p>
          </table:table-cell>
          <table:table-cell table:style-name="ce9" table:formula="of:=[.F78]-[.A2]*STDEV([.F68:.F77])/SQRT(10)" office:value-type="float" office:value="0.0000570605583304456" calcext:value-type="float">
            <text:p>5,70605583304456E-05</text:p>
          </table:table-cell>
          <table:table-cell table:style-name="ce21" table:formula="of:=[.G78]-[.A2]*STDEV([.G68:.G77])/SQRT(10)" office:value-type="float" office:value="0.0000742623505741818" calcext:value-type="float">
            <text:p>7,42623505741818E-05</text:p>
          </table:table-cell>
          <table:table-cell table:style-name="ce9" table:formula="of:=[.H78]-[.A2]*STDEV([.H68:.H77])/SQRT(10)" office:value-type="float" office:value="0.00021457788140832" calcext:value-type="float">
            <text:p>0,000214577881408</text:p>
          </table:table-cell>
          <table:table-cell table:style-name="ce9" table:formula="of:=[.I78]-[.A2]*STDEV([.I68:.I77])/SQRT(10)" office:value-type="float" office:value="0.0011771703688345" calcext:value-type="float">
            <text:p>0,001177170368835</text:p>
          </table:table-cell>
        </table:table-row>
        <table:table-row table:style-name="ro1">
          <table:table-cell/>
          <table:table-cell table:number-columns-repeated="2" table:style-name="ce6" office:value-type="string" calcext:value-type="string">
            <text:p>max</text:p>
          </table:table-cell>
          <table:table-cell table:style-name="ce10" table:formula="of:=[.D78]+[.A2]*STDEV([.D68:.D77])/SQRT(10)" office:value-type="float" office:value="0.00000059939494540378" calcext:value-type="float">
            <text:p>5,9939494540378E-07</text:p>
          </table:table-cell>
          <table:table-cell table:style-name="ce10" table:formula="of:=[.E78]+[.A2]*STDEV([.E68:.E77])/SQRT(10)" office:value-type="float" office:value="0.0000395631716820368" calcext:value-type="float">
            <text:p>3,95631716820368E-05</text:p>
          </table:table-cell>
          <table:table-cell table:style-name="ce10" table:formula="of:=[.F78]+[.A2]*STDEV([.F68:.F77])/SQRT(10)" office:value-type="float" office:value="0.0000645394416695544" calcext:value-type="float">
            <text:p>6,45394416695544E-05</text:p>
          </table:table-cell>
          <table:table-cell table:style-name="ce22" table:formula="of:=[.G78]+[.A2]*STDEV([.G68:.G77])/SQRT(10)" office:value-type="float" office:value="0.0000881376494258182" calcext:value-type="float">
            <text:p>8,81376494258182E-05</text:p>
          </table:table-cell>
          <table:table-cell table:style-name="ce10" table:formula="of:=[.H78]+[.A2]*STDEV([.H68:.H77])/SQRT(10)" office:value-type="float" office:value="0.000655422118591679" calcext:value-type="float">
            <text:p>0,000655422118592</text:p>
          </table:table-cell>
          <table:table-cell table:style-name="ce10" table:formula="of:=[.I78]+[.A2]*STDEV([.I68:.I77])/SQRT(10)" office:value-type="float" office:value="0.00201462963116551" calcext:value-type="float">
            <text:p>0,002014629631166</text:p>
          </table:table-cell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2" calcext:value-type="float">
            <text:p>4,2E-05</text:p>
          </table:table-cell>
          <table:table-cell office:value-type="float" office:value="0.000073" calcext:value-type="float">
            <text:p>7,3E-05</text:p>
          </table:table-cell>
          <table:table-cell office:value-type="float" office:value="0.000074" calcext:value-type="float">
            <text:p>7,4E-05</text:p>
          </table:table-cell>
          <table:table-cell office:value-type="float" office:value="0.000365" calcext:value-type="float">
            <text:p>0,000365</text:p>
          </table:table-cell>
          <table:table-cell office:value-type="float" office:value="0.000816" calcext:value-type="float">
            <text:p>0,00081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7" calcext:value-type="float">
            <text:p>3,7E-05</text:p>
          </table:table-cell>
          <table:table-cell office:value-type="float" office:value="0.000064" calcext:value-type="float">
            <text:p>6,4E-05</text:p>
          </table:table-cell>
          <table:table-cell office:value-type="float" office:value="0.00009" calcext:value-type="float">
            <text:p>9E-05</text:p>
          </table:table-cell>
          <table:table-cell office:value-type="float" office:value="0.000629" calcext:value-type="float">
            <text:p>0,000629</text:p>
          </table:table-cell>
          <table:table-cell office:value-type="float" office:value="0.000817" calcext:value-type="float">
            <text:p>0,00081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31" calcext:value-type="float">
            <text:p>3,1E-05</text:p>
          </table:table-cell>
          <table:table-cell office:value-type="float" office:value="0.000101" calcext:value-type="float">
            <text:p>0,000101</text:p>
          </table:table-cell>
          <table:table-cell office:value-type="float" office:value="0.000084" calcext:value-type="float">
            <text:p>8,4E-05</text:p>
          </table:table-cell>
          <table:table-cell office:value-type="float" office:value="0.000302" calcext:value-type="float">
            <text:p>0,000302</text:p>
          </table:table-cell>
          <table:table-cell office:value-type="float" office:value="0.000968" calcext:value-type="float">
            <text:p>0,00096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6" calcext:value-type="float">
            <text:p>2,6E-0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079" calcext:value-type="float">
            <text:p>7,9E-05</text:p>
          </table:table-cell>
          <table:table-cell office:value-type="float" office:value="0.000339" calcext:value-type="float">
            <text:p>0,000339</text:p>
          </table:table-cell>
          <table:table-cell office:value-type="float" office:value="0.003308" calcext:value-type="float">
            <text:p>0,00330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63" calcext:value-type="float">
            <text:p>6,3E-05</text:p>
          </table:table-cell>
          <table:table-cell office:value-type="float" office:value="0.000078" calcext:value-type="float">
            <text:p>7,8E-05</text:p>
          </table:table-cell>
          <table:table-cell office:value-type="float" office:value="0.000192" calcext:value-type="float">
            <text:p>0,000192</text:p>
          </table:table-cell>
          <table:table-cell office:value-type="float" office:value="0.001226" calcext:value-type="float">
            <text:p>0,00122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71" calcext:value-type="float">
            <text:p>7,1E-05</text:p>
          </table:table-cell>
          <table:table-cell office:value-type="float" office:value="0.000067" calcext:value-type="float">
            <text:p>6,7E-05</text:p>
          </table:table-cell>
          <table:table-cell office:value-type="float" office:value="0.000555" calcext:value-type="float">
            <text:p>0,000555</text:p>
          </table:table-cell>
          <table:table-cell office:value-type="float" office:value="0.001306" calcext:value-type="float">
            <text:p>0,00130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7" calcext:value-type="float">
            <text:p>2,7E-05</text:p>
          </table:table-cell>
          <table:table-cell office:value-type="float" office:value="0.000057" calcext:value-type="float">
            <text:p>5,7E-05</text:p>
          </table:table-cell>
          <table:table-cell office:value-type="float" office:value="0.000074" calcext:value-type="float">
            <text:p>7,4E-05</text:p>
          </table:table-cell>
          <table:table-cell office:value-type="float" office:value="0.000301" calcext:value-type="float">
            <text:p>0,000301</text:p>
          </table:table-cell>
          <table:table-cell office:value-type="float" office:value="0.001036" calcext:value-type="float">
            <text:p>0,00103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52" calcext:value-type="float">
            <text:p>5,2E-05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74" calcext:value-type="float">
            <text:p>0,00074</text:p>
          </table:table-cell>
          <table:table-cell office:value-type="float" office:value="0.001134" calcext:value-type="float">
            <text:p>0,00113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6" calcext:value-type="float">
            <text:p>2,6E-05</text:p>
          </table:table-cell>
          <table:table-cell office:value-type="float" office:value="0.000055" calcext:value-type="float">
            <text:p>5,5E-05</text:p>
          </table:table-cell>
          <table:table-cell office:value-type="float" office:value="0.000088" calcext:value-type="float">
            <text:p>8,8E-05</text:p>
          </table:table-cell>
          <table:table-cell office:value-type="float" office:value="0.000341" calcext:value-type="float">
            <text:p>0,000341</text:p>
          </table:table-cell>
          <table:table-cell office:value-type="float" office:value="0.00184" calcext:value-type="float">
            <text:p>0,0018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6" calcext:value-type="float">
            <text:p>2,6E-05</text:p>
          </table:table-cell>
          <table:table-cell office:value-type="float" office:value="0.000069" calcext:value-type="float">
            <text:p>6,9E-05</text:p>
          </table:table-cell>
          <table:table-cell office:value-type="float" office:value="0.000077" calcext:value-type="float">
            <text:p>7,7E-05</text:p>
          </table:table-cell>
          <table:table-cell office:value-type="float" office:value="0.000349" calcext:value-type="float">
            <text:p>0,000349</text:p>
          </table:table-cell>
          <table:table-cell office:value-type="float" office:value="0.002331" calcext:value-type="float">
            <text:p>0,002331</text:p>
          </table:table-cell>
        </table:table-row>
        <table:table-row table:style-name="ro1">
          <table:table-cell/>
          <table:table-cell table:number-columns-repeated="2" table:style-name="ce4" office:value-type="string" calcext:value-type="string">
            <text:p>media </text:p>
          </table:table-cell>
          <table:table-cell table:style-name="ce8" table:formula="of:=AVERAGE([.D84:.D93])" office:value-type="float" office:value="0.0000004" calcext:value-type="float">
            <text:p>4E-07</text:p>
          </table:table-cell>
          <table:table-cell table:style-name="ce8" table:formula="of:=AVERAGE([.E84:.E93])" office:value-type="float" office:value="0.0000299" calcext:value-type="float">
            <text:p>2,99E-05</text:p>
          </table:table-cell>
          <table:table-cell table:style-name="ce8" table:formula="of:=AVERAGE([.F84:.F93])" office:value-type="float" office:value="0.0000665" calcext:value-type="float">
            <text:p>6,65E-05</text:p>
          </table:table-cell>
          <table:table-cell table:style-name="ce8" table:formula="of:=AVERAGE([.G84:.G93])" office:value-type="float" office:value="0.0000781" calcext:value-type="float">
            <text:p>7,81E-05</text:p>
          </table:table-cell>
          <table:table-cell table:style-name="ce8" table:formula="of:=AVERAGE([.H84:.H93])" office:value-type="float" office:value="0.0004113" calcext:value-type="float">
            <text:p>0,0004113</text:p>
          </table:table-cell>
          <table:table-cell table:style-name="ce8" table:formula="of:=AVERAGE([.I84:.I93])" office:value-type="float" office:value="0.0014782" calcext:value-type="float">
            <text:p>0,0014782</text:p>
          </table:table-cell>
        </table:table-row>
        <table:table-row table:style-name="ro1">
          <table:table-cell/>
          <table:table-cell table:number-columns-repeated="2" table:style-name="ce5" office:value-type="string" calcext:value-type="string">
            <text:p>min</text:p>
          </table:table-cell>
          <table:table-cell table:style-name="ce9" table:formula="of:=[.D94]-[.A2]*STDEV([.D84:.D93])/SQRT(10)" office:value-type="float" office:value="0.00000007993334027633" calcext:value-type="float">
            <text:p>7,993334027633E-08</text:p>
          </table:table-cell>
          <table:table-cell table:style-name="ce9" table:formula="of:=[.E94]-[.A2]*STDEV([.E84:.E93])/SQRT(10)" office:value-type="float" office:value="0.0000265501133684191" calcext:value-type="float">
            <text:p>2,65501133684191E-05</text:p>
          </table:table-cell>
          <table:table-cell table:style-name="ce9" table:formula="of:=[.F94]-[.A2]*STDEV([.F84:.F93])/SQRT(10)" office:value-type="float" office:value="0.0000578510411673492" calcext:value-type="float">
            <text:p>5,78510411673492E-05</text:p>
          </table:table-cell>
          <table:table-cell table:style-name="ce21" table:formula="of:=[.G94]-[.A2]*STDEV([.G84:.G93])/SQRT(10)" office:value-type="float" office:value="0.0000734853202350181" calcext:value-type="float">
            <text:p>7,34853202350181E-05</text:p>
          </table:table-cell>
          <table:table-cell table:style-name="ce9" table:formula="of:=[.H94]-[.A2]*STDEV([.H84:.H93])/SQRT(10)" office:value-type="float" office:value="0.000305048212994897" calcext:value-type="float">
            <text:p>0,000305048212995</text:p>
          </table:table-cell>
          <table:table-cell table:style-name="ce9" table:formula="of:=[.I94]-[.A82]*STDEV([.I84:.I93])/SQRT(10)" office:value-type="float" office:value="0.0014782" calcext:value-type="float">
            <text:p>0,0014782</text:p>
          </table:table-cell>
        </table:table-row>
        <table:table-row table:style-name="ro1">
          <table:table-cell/>
          <table:table-cell table:number-columns-repeated="2" table:style-name="ce6" office:value-type="string" calcext:value-type="string">
            <text:p>max</text:p>
          </table:table-cell>
          <table:table-cell table:style-name="ce10" table:formula="of:=[.D94]+[.A2]*STDEV([.D84:.D93])/SQRT(10)" office:value-type="float" office:value="0.00000072006665972367" calcext:value-type="float">
            <text:p>7,2006665972367E-07</text:p>
          </table:table-cell>
          <table:table-cell table:style-name="ce10" table:formula="of:=[.E94]+[.A2]*STDEV([.E84:.E93])/SQRT(10)" office:value-type="float" office:value="0.0000332498866315809" calcext:value-type="float">
            <text:p>3,32498866315809E-05</text:p>
          </table:table-cell>
          <table:table-cell table:style-name="ce10" table:formula="of:=[.F94]+[.A2]*STDEV([.F84:.F93])/SQRT(10)" office:value-type="float" office:value="0.0000751489588326508" calcext:value-type="float">
            <text:p>7,51489588326508E-05</text:p>
          </table:table-cell>
          <table:table-cell table:style-name="ce22" table:formula="of:=[.G94]+[.A2]*STDEV([.G84:.G93])/SQRT(10)" office:value-type="float" office:value="0.0000827146797649819" calcext:value-type="float">
            <text:p>8,27146797649819E-05</text:p>
          </table:table-cell>
          <table:table-cell table:style-name="ce10" table:formula="of:=[.H94]+[.A2]*STDEV([.H84:.H93])/SQRT(10)" office:value-type="float" office:value="0.000517551787005103" calcext:value-type="float">
            <text:p>0,000517551787005</text:p>
          </table:table-cell>
          <table:table-cell table:style-name="ce10" table:formula="of:=[.I94]+[.A82]*STDEV([.I84:.I93])/SQRT(10)" office:value-type="float" office:value="0.0014782" calcext:value-type="float">
            <text:p>0,0014782</text:p>
          </table:table-cell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5" calcext:value-type="float">
            <text:p>2,5E-05</text:p>
          </table:table-cell>
          <table:table-cell office:value-type="float" office:value="0.000058" calcext:value-type="float">
            <text:p>5,8E-05</text:p>
          </table:table-cell>
          <table:table-cell office:value-type="float" office:value="0.000082" calcext:value-type="float">
            <text:p>8,2E-05</text:p>
          </table:table-cell>
          <table:table-cell office:value-type="float" office:value="0.000571" calcext:value-type="float">
            <text:p>0,000571</text:p>
          </table:table-cell>
          <table:table-cell office:value-type="float" office:value="0.0014" calcext:value-type="float">
            <text:p>0,001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7" calcext:value-type="float">
            <text:p>2,7E-05</text:p>
          </table:table-cell>
          <table:table-cell office:value-type="float" office:value="0.000061" calcext:value-type="float">
            <text:p>6,1E-05</text:p>
          </table:table-cell>
          <table:table-cell office:value-type="float" office:value="0.000069" calcext:value-type="float">
            <text:p>6,9E-05</text:p>
          </table:table-cell>
          <table:table-cell office:value-type="float" office:value="0.000559" calcext:value-type="float">
            <text:p>0,000559</text:p>
          </table:table-cell>
          <table:table-cell office:value-type="float" office:value="0.001017" calcext:value-type="float">
            <text:p>0,00101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4" calcext:value-type="float">
            <text:p>3,4E-05</text:p>
          </table:table-cell>
          <table:table-cell office:value-type="float" office:value="0.000066" calcext:value-type="float">
            <text:p>6,6E-05</text:p>
          </table:table-cell>
          <table:table-cell office:value-type="float" office:value="0.000072" calcext:value-type="float">
            <text:p>7,2E-05</text:p>
          </table:table-cell>
          <table:table-cell office:value-type="float" office:value="0.000247" calcext:value-type="float">
            <text:p>0,000247</text:p>
          </table:table-cell>
          <table:table-cell office:value-type="float" office:value="0.001707" calcext:value-type="float">
            <text:p>0,00170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9" calcext:value-type="float">
            <text:p>2,9E-05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058" calcext:value-type="float">
            <text:p>5,8E-05</text:p>
          </table:table-cell>
          <table:table-cell office:value-type="float" office:value="0.000349" calcext:value-type="float">
            <text:p>0,000349</text:p>
          </table:table-cell>
          <table:table-cell office:value-type="float" office:value="0.002345" calcext:value-type="float">
            <text:p>0,00234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45" calcext:value-type="float">
            <text:p>4,5E-05</text:p>
          </table:table-cell>
          <table:table-cell office:value-type="float" office:value="0.000061" calcext:value-type="float">
            <text:p>6,1E-05</text:p>
          </table:table-cell>
          <table:table-cell office:value-type="float" office:value="0.000071" calcext:value-type="float">
            <text:p>7,1E-05</text:p>
          </table:table-cell>
          <table:table-cell office:value-type="float" office:value="0.000292" calcext:value-type="float">
            <text:p>0,000292</text:p>
          </table:table-cell>
          <table:table-cell office:value-type="float" office:value="0.001501" calcext:value-type="float">
            <text:p>0,00150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57" calcext:value-type="float">
            <text:p>5,7E-05</text:p>
          </table:table-cell>
          <table:table-cell office:value-type="float" office:value="0.000072" calcext:value-type="float">
            <text:p>7,2E-05</text:p>
          </table:table-cell>
          <table:table-cell office:value-type="float" office:value="0.00057" calcext:value-type="float">
            <text:p>0,00057</text:p>
          </table:table-cell>
          <table:table-cell office:value-type="float" office:value="0.001567" calcext:value-type="float">
            <text:p>0,00156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5" calcext:value-type="float">
            <text:p>2,5E-05</text:p>
          </table:table-cell>
          <table:table-cell office:value-type="float" office:value="0.000058" calcext:value-type="float">
            <text:p>5,8E-05</text:p>
          </table:table-cell>
          <table:table-cell office:value-type="float" office:value="0.000082" calcext:value-type="float">
            <text:p>8,2E-05</text:p>
          </table:table-cell>
          <table:table-cell office:value-type="float" office:value="0.000313" calcext:value-type="float">
            <text:p>0,000313</text:p>
          </table:table-cell>
          <table:table-cell office:value-type="float" office:value="0.000764" calcext:value-type="float">
            <text:p>0,00076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58" calcext:value-type="float">
            <text:p>5,8E-05</text:p>
          </table:table-cell>
          <table:table-cell office:value-type="float" office:value="0.000076" calcext:value-type="float">
            <text:p>7,6E-05</text:p>
          </table:table-cell>
          <table:table-cell office:value-type="float" office:value="0.000361" calcext:value-type="float">
            <text:p>0,000361</text:p>
          </table:table-cell>
          <table:table-cell office:value-type="float" office:value="0.001462" calcext:value-type="float">
            <text:p>0,00146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9" calcext:value-type="float">
            <text:p>2,9E-05</text:p>
          </table:table-cell>
          <table:table-cell office:value-type="float" office:value="0.000095" calcext:value-type="float">
            <text:p>9,5E-05</text:p>
          </table:table-cell>
          <table:table-cell office:value-type="float" office:value="0.00011" calcext:value-type="float">
            <text:p>0,00011</text:p>
          </table:table-cell>
          <table:table-cell office:value-type="float" office:value="0.000351" calcext:value-type="float">
            <text:p>0,000351</text:p>
          </table:table-cell>
          <table:table-cell office:value-type="float" office:value="0.001488" calcext:value-type="float">
            <text:p>0,00148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9" calcext:value-type="float">
            <text:p>2,9E-05</text:p>
          </table:table-cell>
          <table:table-cell office:value-type="float" office:value="0.000052" calcext:value-type="float">
            <text:p>5,2E-05</text:p>
          </table:table-cell>
          <table:table-cell office:value-type="float" office:value="0.000065" calcext:value-type="float">
            <text:p>6,5E-05</text:p>
          </table:table-cell>
          <table:table-cell office:value-type="float" office:value="0.000326" calcext:value-type="float">
            <text:p>0,000326</text:p>
          </table:table-cell>
          <table:table-cell office:value-type="float" office:value="0.003539" calcext:value-type="float">
            <text:p>0,003539</text:p>
          </table:table-cell>
        </table:table-row>
        <table:table-row table:style-name="ro1">
          <table:table-cell/>
          <table:table-cell table:number-columns-repeated="2" table:style-name="ce4" office:value-type="string" calcext:value-type="string">
            <text:p>media </text:p>
          </table:table-cell>
          <table:table-cell table:style-name="ce8" table:formula="of:=AVERAGE([.D100:.D109])" office:value-type="float" office:value="0.0000004" calcext:value-type="float">
            <text:p>4E-07</text:p>
          </table:table-cell>
          <table:table-cell table:style-name="ce8" table:formula="of:=AVERAGE([.E100:.E109])" office:value-type="float" office:value="0.0000299" calcext:value-type="float">
            <text:p>2,99E-05</text:p>
          </table:table-cell>
          <table:table-cell table:style-name="ce8" table:formula="of:=AVERAGE([.F100:.F109])" office:value-type="float" office:value="0.0000636" calcext:value-type="float">
            <text:p>6,36E-05</text:p>
          </table:table-cell>
          <table:table-cell table:style-name="ce8" table:formula="of:=AVERAGE([.G100:.G109])" office:value-type="float" office:value="0.0000757" calcext:value-type="float">
            <text:p>7,57E-05</text:p>
          </table:table-cell>
          <table:table-cell table:style-name="ce8" table:formula="of:=AVERAGE([.H100:.H109])" office:value-type="float" office:value="0.0003939" calcext:value-type="float">
            <text:p>0,0003939</text:p>
          </table:table-cell>
          <table:table-cell table:style-name="ce8" table:formula="of:=AVERAGE([.I100:.I109])" office:value-type="float" office:value="0.001679" calcext:value-type="float">
            <text:p>0,001679</text:p>
          </table:table-cell>
        </table:table-row>
        <table:table-row table:style-name="ro1">
          <table:table-cell/>
          <table:table-cell table:number-columns-repeated="2" table:style-name="ce5" office:value-type="string" calcext:value-type="string">
            <text:p>min</text:p>
          </table:table-cell>
          <table:table-cell table:style-name="ce9" table:formula="of:=[.D110]-[.A2]*STDEV([.D100:.D109])/SQRT(10)" office:value-type="float" office:value="0.00000007993334027633" calcext:value-type="float">
            <text:p>7,993334027633E-08</text:p>
          </table:table-cell>
          <table:table-cell table:style-name="ce9" table:formula="of:=[.E110]-[.A2]*STDEV([.E100:.E109])/SQRT(10)" office:value-type="float" office:value="0.0000262571173807302" calcext:value-type="float">
            <text:p>2,62571173807302E-05</text:p>
          </table:table-cell>
          <table:table-cell table:style-name="ce9" table:formula="of:=[.F110]-[.A2]*STDEV([.F100:.F109])/SQRT(10)" office:value-type="float" office:value="0.0000560983220839898" calcext:value-type="float">
            <text:p>5,60983220839898E-05</text:p>
          </table:table-cell>
          <table:table-cell table:style-name="ce21" table:formula="of:=[.G110]-[.A2]*STDEV([.G100:.G109])/SQRT(10)" office:value-type="float" office:value="0.0000669880994802129" calcext:value-type="float">
            <text:p>6,69880994802129E-05</text:p>
          </table:table-cell>
          <table:table-cell table:style-name="ce9" table:formula="of:=[.H110]-[.A2]*STDEV([.H100:.H109])/SQRT(10)" office:value-type="float" office:value="0.000317236713013623" calcext:value-type="float">
            <text:p>0,000317236713014</text:p>
          </table:table-cell>
          <table:table-cell table:style-name="ce9" table:formula="of:=[.I110]-[.A2]*STDEV([.I100:.I109])/SQRT(10)" office:value-type="float" office:value="0.00119956514291651" calcext:value-type="float">
            <text:p>0,001199565142917</text:p>
          </table:table-cell>
        </table:table-row>
        <table:table-row table:style-name="ro1">
          <table:table-cell/>
          <table:table-cell table:number-columns-repeated="2" table:style-name="ce6" office:value-type="string" calcext:value-type="string">
            <text:p>max</text:p>
          </table:table-cell>
          <table:table-cell table:style-name="ce10" table:formula="of:=[.D110]+[.A2]*STDEV([.D100:.D109])/SQRT(10)" office:value-type="float" office:value="0.00000072006665972367" calcext:value-type="float">
            <text:p>7,2006665972367E-07</text:p>
          </table:table-cell>
          <table:table-cell table:style-name="ce10" table:formula="of:=[.E110]+[.A2]*STDEV([.E100:.E109])/SQRT(10)" office:value-type="float" office:value="0.0000335428826192698" calcext:value-type="float">
            <text:p>3,35428826192698E-05</text:p>
          </table:table-cell>
          <table:table-cell table:style-name="ce10" table:formula="of:=[.F110]+[.A2]*STDEV([.F100:.F109])/SQRT(10)" office:value-type="float" office:value="0.0000711016779160102" calcext:value-type="float">
            <text:p>7,11016779160102E-05</text:p>
          </table:table-cell>
          <table:table-cell table:style-name="ce22" table:formula="of:=[.G110]+[.A2]*STDEV([.G100:.G109])/SQRT(10)" office:value-type="float" office:value="0.0000844119005197871" calcext:value-type="float">
            <text:p>8,44119005197871E-05</text:p>
          </table:table-cell>
          <table:table-cell table:style-name="ce10" table:formula="of:=[.H110]+[.A2]*STDEV([.H100:.H109])/SQRT(10)" office:value-type="float" office:value="0.000470563286986377" calcext:value-type="float">
            <text:p>0,000470563286986</text:p>
          </table:table-cell>
          <table:table-cell table:style-name="ce10" table:formula="of:=[.I110]+[.A2]*STDEV([.I100:.I109])/SQRT(10)" office:value-type="float" office:value="0.00215843485708349" calcext:value-type="float">
            <text:p>0,002158434857083</text:p>
          </table:table-cell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7" calcext:value-type="float">
            <text:p>2,7E-05</text:p>
          </table:table-cell>
          <table:table-cell office:value-type="float" office:value="0.000061" calcext:value-type="float">
            <text:p>6,1E-05</text:p>
          </table:table-cell>
          <table:table-cell office:value-type="float" office:value="0.000101" calcext:value-type="float">
            <text:p>0,000101</text:p>
          </table:table-cell>
          <table:table-cell office:value-type="float" office:value="0.000205" calcext:value-type="float">
            <text:p>0,000205</text:p>
          </table:table-cell>
          <table:table-cell office:value-type="float" office:value="0.001067" calcext:value-type="float">
            <text:p>0,00106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4" calcext:value-type="float">
            <text:p>3,4E-05</text:p>
          </table:table-cell>
          <table:table-cell office:value-type="float" office:value="0.000082" calcext:value-type="float">
            <text:p>8,2E-05</text:p>
          </table:table-cell>
          <table:table-cell office:value-type="float" office:value="0.000087" calcext:value-type="float">
            <text:p>8,7E-05</text:p>
          </table:table-cell>
          <table:table-cell office:value-type="float" office:value="0.000293" calcext:value-type="float">
            <text:p>0,000293</text:p>
          </table:table-cell>
          <table:table-cell office:value-type="float" office:value="0.001235" calcext:value-type="float">
            <text:p>0,00123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75" calcext:value-type="float">
            <text:p>7,5E-05</text:p>
          </table:table-cell>
          <table:table-cell office:value-type="float" office:value="0.000142" calcext:value-type="float">
            <text:p>0,000142</text:p>
          </table:table-cell>
          <table:table-cell office:value-type="float" office:value="0.000302" calcext:value-type="float">
            <text:p>0,000302</text:p>
          </table:table-cell>
          <table:table-cell office:value-type="float" office:value="0.009717" calcext:value-type="float">
            <text:p>0,00971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0063" calcext:value-type="float">
            <text:p>6,3E-05</text:p>
          </table:table-cell>
          <table:table-cell office:value-type="float" office:value="0.000079" calcext:value-type="float">
            <text:p>7,9E-05</text:p>
          </table:table-cell>
          <table:table-cell office:value-type="float" office:value="0.000259" calcext:value-type="float">
            <text:p>0,000259</text:p>
          </table:table-cell>
          <table:table-cell office:value-type="float" office:value="0.000962" calcext:value-type="float">
            <text:p>0,00096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6" calcext:value-type="float">
            <text:p>2,6E-05</text:p>
          </table:table-cell>
          <table:table-cell office:value-type="float" office:value="0.000054" calcext:value-type="float">
            <text:p>5,4E-05</text:p>
          </table:table-cell>
          <table:table-cell office:value-type="float" office:value="0.000112" calcext:value-type="float">
            <text:p>0,000112</text:p>
          </table:table-cell>
          <table:table-cell office:value-type="float" office:value="0.000622" calcext:value-type="float">
            <text:p>0,000622</text:p>
          </table:table-cell>
          <table:table-cell office:value-type="float" office:value="0.001832" calcext:value-type="float">
            <text:p>0,00183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1" calcext:value-type="float">
            <text:p>3,1E-05</text:p>
          </table:table-cell>
          <table:table-cell office:value-type="float" office:value="0.000099" calcext:value-type="float">
            <text:p>9,9E-05</text:p>
          </table:table-cell>
          <table:table-cell office:value-type="float" office:value="0.000148" calcext:value-type="float">
            <text:p>0,000148</text:p>
          </table:table-cell>
          <table:table-cell office:value-type="float" office:value="0.000312" calcext:value-type="float">
            <text:p>0,000312</text:p>
          </table:table-cell>
          <table:table-cell office:value-type="float" office:value="0.001301" calcext:value-type="float">
            <text:p>0,00130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65" calcext:value-type="float">
            <text:p>6,5E-05</text:p>
          </table:table-cell>
          <table:table-cell office:value-type="float" office:value="0.000132" calcext:value-type="float">
            <text:p>0,000132</text:p>
          </table:table-cell>
          <table:table-cell office:value-type="float" office:value="0.000162" calcext:value-type="float">
            <text:p>0,000162</text:p>
          </table:table-cell>
          <table:table-cell office:value-type="float" office:value="0.002501" calcext:value-type="float">
            <text:p>0,00250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9" calcext:value-type="float">
            <text:p>2,9E-05</text:p>
          </table:table-cell>
          <table:table-cell office:value-type="float" office:value="0.000062" calcext:value-type="float">
            <text:p>6,2E-05</text:p>
          </table:table-cell>
          <table:table-cell office:value-type="float" office:value="0.000102" calcext:value-type="float">
            <text:p>0,000102</text:p>
          </table:table-cell>
          <table:table-cell office:value-type="float" office:value="0.000452" calcext:value-type="float">
            <text:p>0,000452</text:p>
          </table:table-cell>
          <table:table-cell office:value-type="float" office:value="0.001969" calcext:value-type="float">
            <text:p>0,00196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9" calcext:value-type="float">
            <text:p>2,9E-05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267" calcext:value-type="float">
            <text:p>0,000267</text:p>
          </table:table-cell>
          <table:table-cell office:value-type="float" office:value="0.00195" calcext:value-type="float">
            <text:p>0,0019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5" calcext:value-type="float">
            <text:p>2,5E-05</text:p>
          </table:table-cell>
          <table:table-cell office:value-type="float" office:value="0.000103" calcext:value-type="float">
            <text:p>0,000103</text:p>
          </table:table-cell>
          <table:table-cell office:value-type="float" office:value="0.000073" calcext:value-type="float">
            <text:p>7,3E-05</text:p>
          </table:table-cell>
          <table:table-cell office:value-type="float" office:value="0.000591" calcext:value-type="float">
            <text:p>0,000591</text:p>
          </table:table-cell>
          <table:table-cell office:value-type="float" office:value="0.019329" calcext:value-type="float">
            <text:p>0,019329</text:p>
          </table:table-cell>
        </table:table-row>
        <table:table-row table:style-name="ro1">
          <table:table-cell/>
          <table:table-cell table:number-columns-repeated="2" table:style-name="ce4" office:value-type="string" calcext:value-type="string">
            <text:p>media </text:p>
          </table:table-cell>
          <table:table-cell table:style-name="ce8" table:formula="of:=AVERAGE([.D116:.D125])" office:value-type="float" office:value="0.0000002" calcext:value-type="float">
            <text:p>2E-07</text:p>
          </table:table-cell>
          <table:table-cell table:style-name="ce8" table:formula="of:=AVERAGE([.E116:.E125])" office:value-type="float" office:value="0.0000287" calcext:value-type="float">
            <text:p>2,87E-05</text:p>
          </table:table-cell>
          <table:table-cell table:style-name="ce8" table:formula="of:=AVERAGE([.F116:.F125])" office:value-type="float" office:value="0.0000764" calcext:value-type="float">
            <text:p>7,64E-05</text:p>
          </table:table-cell>
          <table:table-cell table:style-name="ce8" table:formula="of:=AVERAGE([.G116:.G125])" office:value-type="float" office:value="0.0001046" calcext:value-type="float">
            <text:p>0,0001046</text:p>
          </table:table-cell>
          <table:table-cell table:style-name="ce8" table:formula="of:=AVERAGE([.H116:.H125])" office:value-type="float" office:value="0.0003465" calcext:value-type="float">
            <text:p>0,0003465</text:p>
          </table:table-cell>
          <table:table-cell table:style-name="ce8" table:formula="of:=AVERAGE([.I116:.I125])" office:value-type="float" office:value="0.0041863" calcext:value-type="float">
            <text:p>0,0041863</text:p>
          </table:table-cell>
        </table:table-row>
        <table:table-row table:style-name="ro1">
          <table:table-cell/>
          <table:table-cell table:number-columns-repeated="2" table:style-name="ce5" office:value-type="string" calcext:value-type="string">
            <text:p>min</text:p>
          </table:table-cell>
          <table:table-cell table:style-name="ce9" table:formula="of:=[.D126]-[.A2]*STDEV([.D116:.D125])/SQRT(10)" office:value-type="float" office:value="-0.00000006133333333333" calcext:value-type="float">
            <text:p>-6,133333333333E-08</text:p>
          </table:table-cell>
          <table:table-cell table:style-name="ce9" table:formula="of:=[.E126]-[.A2]*STDEV([.E116:.E125])/SQRT(10)" office:value-type="float" office:value="0.0000270983336455082" calcext:value-type="float">
            <text:p>2,70983336455082E-05</text:p>
          </table:table-cell>
          <table:table-cell table:style-name="ce9" table:formula="of:=[.F126]-[.A2]*STDEV([.F116:.F125])/SQRT(10)" office:value-type="float" office:value="0.0000649631205499247" calcext:value-type="float">
            <text:p>6,49631205499247E-05</text:p>
          </table:table-cell>
          <table:table-cell table:style-name="ce21" table:formula="of:=[.G126]-[.A2]*STDEV([.G116:.G125])/SQRT(10)" office:value-type="float" office:value="0.0000869861527200898" calcext:value-type="float">
            <text:p>8,69861527200898E-05</text:p>
          </table:table-cell>
          <table:table-cell table:style-name="ce9" table:formula="of:=[.H126]-[.A2]*STDEV([.H116:.H125])/SQRT(10)" office:value-type="float" office:value="0.000249400840374388" calcext:value-type="float">
            <text:p>0,000249400840374</text:p>
          </table:table-cell>
          <table:table-cell table:style-name="ce9" table:formula="of:=[.I126]-[.A2]*STDEV([.I116:.I125])/SQRT(10)" office:value-type="float" office:value="0.000517429323891251" calcext:value-type="float">
            <text:p>0,000517429323891</text:p>
          </table:table-cell>
        </table:table-row>
        <table:table-row table:style-name="ro1">
          <table:table-cell/>
          <table:table-cell table:number-columns-repeated="2" table:style-name="ce6" office:value-type="string" calcext:value-type="string">
            <text:p>max</text:p>
          </table:table-cell>
          <table:table-cell table:style-name="ce10" table:formula="of:=[.D126]+[.A2]*STDEV([.D116:.D125])/SQRT(10)" office:value-type="float" office:value="0.00000046133333333333" calcext:value-type="float">
            <text:p>4,6133333333333E-07</text:p>
          </table:table-cell>
          <table:table-cell table:style-name="ce10" table:formula="of:=[.E126]+[.A2]*STDEV([.E116:.E125])/SQRT(10)" office:value-type="float" office:value="0.0000303016663544918" calcext:value-type="float">
            <text:p>3,03016663544918E-05</text:p>
          </table:table-cell>
          <table:table-cell table:style-name="ce10" table:formula="of:=[.F126]+[.A2]*STDEV([.F116:.F125])/SQRT(10)" office:value-type="float" office:value="0.0000878368794500753" calcext:value-type="float">
            <text:p>8,78368794500753E-05</text:p>
          </table:table-cell>
          <table:table-cell table:style-name="ce22" table:formula="of:=[.G126]+[.A2]*STDEV([.G116:.G125])/SQRT(10)" office:value-type="float" office:value="0.00012221384727991" calcext:value-type="float">
            <text:p>0,00012221384728</text:p>
          </table:table-cell>
          <table:table-cell table:style-name="ce10" table:formula="of:=[.H126]+[.A2]*STDEV([.H116:.H125])/SQRT(10)" office:value-type="float" office:value="0.000443599159625612" calcext:value-type="float">
            <text:p>0,000443599159626</text:p>
          </table:table-cell>
          <table:table-cell table:style-name="ce10" table:formula="of:=[.I126]+[.A2]*STDEV([.I116:.I125])/SQRT(10)" office:value-type="float" office:value="0.00785517067610875" calcext:value-type="float">
            <text:p>0,0078551706761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6T23:33:40.231585530</meta:creation-date>
    <dc:date>2023-07-28T16:48:05.335450048</dc:date>
    <meta:editing-duration>PT1H53M21S</meta:editing-duration>
    <meta:editing-cycles>9</meta:editing-cycles>
    <meta:generator>LibreOffice/6.4.7.2$Linux_X86_64 LibreOffice_project/40$Build-2</meta:generator>
    <meta:document-statistic meta:table-count="2" meta:cell-count="1652" meta:object-count="1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subtitle svg:x="6.355cm" svg:y="0.18cm" chart:style-name="ch2">
          <text:p>Array size 131072</text:p>
        </chart:subtitle>
        <chart:legend chart:legend-position="end" svg:x="13.624cm" svg:y="3.703cm" style:legend-expansion="high" chart:style-name="ch3"/>
        <chart:plot-area chart:style-name="ch4" table:cell-range-address="Planilha1.C126:Planilha1.I128" chart:data-source-has-labels="column" svg:x="1.331cm" svg:y="1.043cm" svg:width="11.973cm" svg:height="6.796cm">
          <chartooo:coordinate-region svg:x="2.535cm" svg:y="1.241cm" svg:width="10.675cm" svg:height="6.397cm"/>
          <chart:axis chart:dimension="x" chart:name="primary-x" chart:style-name="ch5">
            <chart:title svg:x="7.075cm" svg:y="8.019cm" chart:style-name="ch6">
              <text:p>np</text:p>
            </chart:title>
          </chart:axis>
          <chart:axis chart:dimension="y" chart:name="primary-y" chart:style-name="ch5">
            <chart:title svg:x="0.451cm" svg:y="5.226cm" chart:style-name="ch7">
              <text:p>Tempo (s)</text:p>
            </chart:title>
            <chart:grid chart:style-name="ch8" chart:class="major"/>
          </chart:axis>
          <chart:series chart:style-name="ch9" chart:values-cell-range-address="Planilha1.D126:Planilha1.I126" chart:label-cell-address="Planilha1.C126:Planilha1.C126" chart:class="chart:line">
            <chart:data-point chart:repeated="6"/>
          </chart:series>
          <chart:series chart:style-name="ch10" chart:values-cell-range-address="Planilha1.D127:Planilha1.I127" chart:label-cell-address="Planilha1.C127:Planilha1.C127" chart:class="chart:line">
            <chart:data-point chart:repeated="6"/>
          </chart:series>
          <chart:series chart:style-name="ch11" chart:values-cell-range-address="Planilha1.D128:Planilha1.I128" chart:label-cell-address="Planilha1.C128:Planilha1.C128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1.C126:Planilha1.C126</svg:desc>
                </draw:g>
              </table:table-cell>
              <table:table-cell office:value-type="float" office:value="0.0000004">
                <text:p>0.0000004</text:p>
                <draw:g>
                  <svg:desc>Planilha1.D126:Planilha1.I126</svg:desc>
                </draw:g>
              </table:table-cell>
              <table:table-cell office:value-type="float" office:value="0.0003834">
                <text:p>0.0003834</text:p>
              </table:table-cell>
              <table:table-cell office:value-type="float" office:value="0.0007004">
                <text:p>0.0007004</text:p>
              </table:table-cell>
              <table:table-cell office:value-type="float" office:value="0.0011274">
                <text:p>0.0011274</text:p>
              </table:table-cell>
              <table:table-cell office:value-type="float" office:value="0.0003778">
                <text:p>0.0003778</text:p>
              </table:table-cell>
              <table:table-cell office:value-type="float" office:value="0.0031275">
                <text:p>0.0031275</text:p>
              </table:table-cell>
            </table:table-row>
            <table:table-row>
              <table:table-cell office:value-type="string">
                <text:p>min</text:p>
                <draw:g>
                  <svg:desc>Planilha1.C127:Planilha1.C127</svg:desc>
                </draw:g>
              </table:table-cell>
              <table:table-cell office:value-type="float" office:value="0.00000007993334027633">
                <text:p>0.00000007993334027633</text:p>
                <draw:g>
                  <svg:desc>Planilha1.D127:Planilha1.I127</svg:desc>
                </draw:g>
              </table:table-cell>
              <table:table-cell office:value-type="float" office:value="0.00033733633962535">
                <text:p>0.00033733633962535</text:p>
              </table:table-cell>
              <table:table-cell office:value-type="float" office:value="0.000601350184797974">
                <text:p>0.000601350184797974</text:p>
              </table:table-cell>
              <table:table-cell office:value-type="float" office:value="0.00108950756782681">
                <text:p>0.00108950756782681</text:p>
              </table:table-cell>
              <table:table-cell office:value-type="float" office:value="0.00031306933701354">
                <text:p>0.00031306933701354</text:p>
              </table:table-cell>
              <table:table-cell office:value-type="float" office:value="-0.00181159814678933">
                <text:p>-0.00181159814678933</text:p>
              </table:table-cell>
            </table:table-row>
            <table:table-row>
              <table:table-cell office:value-type="string">
                <text:p>max</text:p>
                <draw:g>
                  <svg:desc>Planilha1.C128:Planilha1.C128</svg:desc>
                </draw:g>
              </table:table-cell>
              <table:table-cell office:value-type="float" office:value="0.00000072006665972367">
                <text:p>0.00000072006665972367</text:p>
                <draw:g>
                  <svg:desc>Planilha1.D128:Planilha1.I128</svg:desc>
                </draw:g>
              </table:table-cell>
              <table:table-cell office:value-type="float" office:value="0.00042946366037465">
                <text:p>0.00042946366037465</text:p>
              </table:table-cell>
              <table:table-cell office:value-type="float" office:value="0.000799449815202026">
                <text:p>0.000799449815202026</text:p>
              </table:table-cell>
              <table:table-cell office:value-type="float" office:value="0.00116529243217319">
                <text:p>0.00116529243217319</text:p>
              </table:table-cell>
              <table:table-cell office:value-type="float" office:value="0.00044253066298646">
                <text:p>0.00044253066298646</text:p>
              </table:table-cell>
              <table:table-cell office:value-type="float" office:value="0.00806659814678933">
                <text:p>0.008066598146789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subtitle svg:x="6.46cm" svg:y="0.18cm" chart:style-name="ch2">
          <text:p>Array size 65536</text:p>
        </chart:subtitle>
        <chart:legend chart:legend-position="end" svg:x="13.622cm" svg:y="3.706cm" style:legend-expansion="high" chart:style-name="ch3"/>
        <chart:plot-area chart:style-name="ch4" table:cell-range-address="Planilha1.C110:Planilha1.I112" chart:data-source-has-labels="column" svg:x="1.33cm" svg:y="1.043cm" svg:width="11.973cm" svg:height="6.802cm">
          <chartooo:coordinate-region svg:x="2.719cm" svg:y="1.242cm" svg:width="10.49cm" svg:height="6.405cm"/>
          <chart:axis chart:dimension="x" chart:name="primary-x" chart:style-name="ch5">
            <chart:title svg:x="7.074cm" svg:y="8.025cm" chart:style-name="ch6">
              <text:p>np</text:p>
            </chart:title>
          </chart:axis>
          <chart:axis chart:dimension="y" chart:name="primary-y" chart:style-name="ch5">
            <chart:title svg:x="0.451cm" svg:y="5.229cm" chart:style-name="ch7">
              <text:p>Tempo (s)</text:p>
            </chart:title>
            <chart:grid chart:style-name="ch8" chart:class="major"/>
          </chart:axis>
          <chart:series chart:style-name="ch9" chart:values-cell-range-address="Planilha1.D110:Planilha1.I110" chart:label-cell-address="Planilha1.C110:Planilha1.C110" chart:class="chart:line">
            <chart:data-point chart:repeated="6"/>
          </chart:series>
          <chart:series chart:style-name="ch10" chart:values-cell-range-address="Planilha1.D111:Planilha1.I111" chart:label-cell-address="Planilha1.C111:Planilha1.C111" chart:class="chart:line">
            <chart:data-point chart:repeated="6"/>
          </chart:series>
          <chart:series chart:style-name="ch11" chart:values-cell-range-address="Planilha1.D112:Planilha1.I112" chart:label-cell-address="Planilha1.C112:Planilha1.C112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1.C110:Planilha1.C110</svg:desc>
                </draw:g>
              </table:table-cell>
              <table:table-cell office:value-type="float" office:value="0.0000005">
                <text:p>0.0000005</text:p>
                <draw:g>
                  <svg:desc>Planilha1.D110:Planilha1.I110</svg:desc>
                </draw:g>
              </table:table-cell>
              <table:table-cell office:value-type="float" office:value="0.0001958">
                <text:p>0.0001958</text:p>
              </table:table-cell>
              <table:table-cell office:value-type="float" office:value="0.000362">
                <text:p>0.000362</text:p>
              </table:table-cell>
              <table:table-cell office:value-type="float" office:value="0.0006482">
                <text:p>0.0006482</text:p>
              </table:table-cell>
              <table:table-cell office:value-type="float" office:value="0.0011459">
                <text:p>0.0011459</text:p>
              </table:table-cell>
              <table:table-cell office:value-type="float" office:value="0.0006349">
                <text:p>0.0006349</text:p>
              </table:table-cell>
            </table:table-row>
            <table:table-row>
              <table:table-cell office:value-type="string">
                <text:p>min</text:p>
                <draw:g>
                  <svg:desc>Planilha1.C111:Planilha1.C111</svg:desc>
                </draw:g>
              </table:table-cell>
              <table:table-cell office:value-type="float" office:value="0.00000006173067641004">
                <text:p>0.00000006173067641004</text:p>
                <draw:g>
                  <svg:desc>Planilha1.D111:Planilha1.I111</svg:desc>
                </draw:g>
              </table:table-cell>
              <table:table-cell office:value-type="float" office:value="0.000172426001302492">
                <text:p>0.000172426001302492</text:p>
              </table:table-cell>
              <table:table-cell office:value-type="float" office:value="0.000321438574647004">
                <text:p>0.000321438574647004</text:p>
              </table:table-cell>
              <table:table-cell office:value-type="float" office:value="0.000539944105823286">
                <text:p>0.000539944105823286</text:p>
              </table:table-cell>
              <table:table-cell office:value-type="float" office:value="-0.000277294090356227">
                <text:p>-0.000277294090356227</text:p>
              </table:table-cell>
              <table:table-cell office:value-type="float" office:value="0.000438074303443659">
                <text:p>0.000438074303443659</text:p>
              </table:table-cell>
            </table:table-row>
            <table:table-row>
              <table:table-cell office:value-type="string">
                <text:p>max</text:p>
                <draw:g>
                  <svg:desc>Planilha1.C112:Planilha1.C112</svg:desc>
                </draw:g>
              </table:table-cell>
              <table:table-cell office:value-type="float" office:value="0.00000093826932358996">
                <text:p>0.00000093826932358996</text:p>
                <draw:g>
                  <svg:desc>Planilha1.D112:Planilha1.I112</svg:desc>
                </draw:g>
              </table:table-cell>
              <table:table-cell office:value-type="float" office:value="0.000219173998697508">
                <text:p>0.000219173998697508</text:p>
              </table:table-cell>
              <table:table-cell office:value-type="float" office:value="0.000402561425352996">
                <text:p>0.000402561425352996</text:p>
              </table:table-cell>
              <table:table-cell office:value-type="float" office:value="0.000756455894176715">
                <text:p>0.000756455894176715</text:p>
              </table:table-cell>
              <table:table-cell office:value-type="float" office:value="0.00256909409035623">
                <text:p>0.00256909409035623</text:p>
              </table:table-cell>
              <table:table-cell office:value-type="float" office:value="0.000831725696556341">
                <text:p>0.00083172569655634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subtitle svg:x="6.46cm" svg:y="0.18cm" chart:style-name="ch2">
          <text:p>Array size 32768</text:p>
        </chart:subtitle>
        <chart:legend chart:legend-position="end" svg:x="13.622cm" svg:y="3.705cm" style:legend-expansion="high" chart:style-name="ch3"/>
        <chart:plot-area chart:style-name="ch4" table:cell-range-address="Planilha1.C94:Planilha1.I96" chart:data-source-has-labels="column" svg:x="1.33cm" svg:y="1.043cm" svg:width="11.973cm" svg:height="6.801cm">
          <chartooo:coordinate-region svg:x="2.613cm" svg:y="1.242cm" svg:width="10.596cm" svg:height="5.955cm"/>
          <chart:axis chart:dimension="x" chart:name="primary-x" chart:style-name="ch5">
            <chart:title svg:x="7.074cm" svg:y="8.024cm" chart:style-name="ch6">
              <text:p>np</text:p>
            </chart:title>
          </chart:axis>
          <chart:axis chart:dimension="y" chart:name="primary-y" chart:style-name="ch5">
            <chart:title svg:x="0.451cm" svg:y="5.228cm" chart:style-name="ch7">
              <text:p>Tempo (s)</text:p>
            </chart:title>
            <chart:grid chart:style-name="ch8" chart:class="major"/>
          </chart:axis>
          <chart:series chart:style-name="ch9" chart:values-cell-range-address="Planilha1.D94:Planilha1.I94" chart:label-cell-address="Planilha1.C94:Planilha1.C94" chart:class="chart:line">
            <chart:data-point chart:repeated="6"/>
          </chart:series>
          <chart:series chart:style-name="ch10" chart:values-cell-range-address="Planilha1.D95:Planilha1.I95" chart:label-cell-address="Planilha1.C95:Planilha1.C95" chart:class="chart:line">
            <chart:data-point chart:repeated="6"/>
          </chart:series>
          <chart:series chart:style-name="ch11" chart:values-cell-range-address="Planilha1.D96:Planilha1.I96" chart:label-cell-address="Planilha1.C96:Planilha1.C96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1.C94:Planilha1.C94</svg:desc>
                </draw:g>
              </table:table-cell>
              <table:table-cell office:value-type="float" office:value="0.0000005">
                <text:p>0.0000005</text:p>
                <draw:g>
                  <svg:desc>Planilha1.D94:Planilha1.I94</svg:desc>
                </draw:g>
              </table:table-cell>
              <table:table-cell office:value-type="float" office:value="0.0001195">
                <text:p>0.0001195</text:p>
              </table:table-cell>
              <table:table-cell office:value-type="float" office:value="0.000182">
                <text:p>0.000182</text:p>
              </table:table-cell>
              <table:table-cell office:value-type="float" office:value="0.0003865">
                <text:p>0.0003865</text:p>
              </table:table-cell>
              <table:table-cell office:value-type="float" office:value="0.0008956">
                <text:p>0.0008956</text:p>
              </table:table-cell>
              <table:table-cell office:value-type="float" office:value="0.0005204">
                <text:p>0.0005204</text:p>
              </table:table-cell>
            </table:table-row>
            <table:table-row>
              <table:table-cell office:value-type="string">
                <text:p>min</text:p>
                <draw:g>
                  <svg:desc>Planilha1.C95:Planilha1.C95</svg:desc>
                </draw:g>
              </table:table-cell>
              <table:table-cell office:value-type="float" office:value="0.00000017333333333333">
                <text:p>0.00000017333333333333</text:p>
                <draw:g>
                  <svg:desc>Planilha1.D95:Planilha1.I95</svg:desc>
                </draw:g>
              </table:table-cell>
              <table:table-cell office:value-type="float" office:value="0.000103270879122872">
                <text:p>0.000103270879122872</text:p>
              </table:table-cell>
              <table:table-cell office:value-type="float" office:value="0.000166181775910889">
                <text:p>0.000166181775910889</text:p>
              </table:table-cell>
              <table:table-cell office:value-type="float" office:value="0.000355690293448691">
                <text:p>0.000355690293448691</text:p>
              </table:table-cell>
              <table:table-cell office:value-type="float" office:value="0.000194679762288334">
                <text:p>0.000194679762288334</text:p>
              </table:table-cell>
              <table:table-cell office:value-type="float" office:value="0.0005204">
                <text:p>0.0005204</text:p>
              </table:table-cell>
            </table:table-row>
            <table:table-row>
              <table:table-cell office:value-type="string">
                <text:p>max</text:p>
                <draw:g>
                  <svg:desc>Planilha1.C96:Planilha1.C96</svg:desc>
                </draw:g>
              </table:table-cell>
              <table:table-cell office:value-type="float" office:value="0.00000082666666666667">
                <text:p>0.00000082666666666667</text:p>
                <draw:g>
                  <svg:desc>Planilha1.D96:Planilha1.I96</svg:desc>
                </draw:g>
              </table:table-cell>
              <table:table-cell office:value-type="float" office:value="0.000135729120877128">
                <text:p>0.000135729120877128</text:p>
              </table:table-cell>
              <table:table-cell office:value-type="float" office:value="0.000197818224089111">
                <text:p>0.000197818224089111</text:p>
              </table:table-cell>
              <table:table-cell office:value-type="float" office:value="0.000417309706551309">
                <text:p>0.000417309706551309</text:p>
              </table:table-cell>
              <table:table-cell office:value-type="float" office:value="0.00159652023771167">
                <text:p>0.00159652023771167</text:p>
              </table:table-cell>
              <table:table-cell office:value-type="float" office:value="0.0005204">
                <text:p>0.000520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subtitle svg:x="6.46cm" svg:y="0.18cm" chart:style-name="ch2">
          <text:p>Array size 16384</text:p>
        </chart:subtitle>
        <chart:legend chart:legend-position="end" svg:x="13.622cm" svg:y="3.706cm" style:legend-expansion="high" chart:style-name="ch3"/>
        <chart:plot-area chart:style-name="ch4" table:cell-range-address="Planilha1.C78:Planilha1.I80" chart:data-source-has-labels="column" svg:x="1.33cm" svg:y="1.043cm" svg:width="11.973cm" svg:height="6.802cm">
          <chartooo:coordinate-region svg:x="2.719cm" svg:y="1.242cm" svg:width="10.49cm" svg:height="6.404cm"/>
          <chart:axis chart:dimension="x" chart:name="primary-x" chart:style-name="ch5">
            <chart:title svg:x="7.074cm" svg:y="8.025cm" chart:style-name="ch6">
              <text:p>np</text:p>
            </chart:title>
          </chart:axis>
          <chart:axis chart:dimension="y" chart:name="primary-y" chart:style-name="ch5">
            <chart:title svg:x="0.451cm" svg:y="5.229cm" chart:style-name="ch7">
              <text:p>Tempo (s)</text:p>
            </chart:title>
            <chart:grid chart:style-name="ch8" chart:class="major"/>
          </chart:axis>
          <chart:series chart:style-name="ch9" chart:values-cell-range-address="Planilha1.D78:Planilha1.I78" chart:label-cell-address="Planilha1.C78:Planilha1.C78" chart:class="chart:line">
            <chart:data-point chart:repeated="6"/>
          </chart:series>
          <chart:series chart:style-name="ch10" chart:values-cell-range-address="Planilha1.D79:Planilha1.I79" chart:label-cell-address="Planilha1.C79:Planilha1.C79" chart:class="chart:line">
            <chart:data-point chart:repeated="6"/>
          </chart:series>
          <chart:series chart:style-name="ch11" chart:values-cell-range-address="Planilha1.D80:Planilha1.I80" chart:label-cell-address="Planilha1.C80:Planilha1.C80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1.C78:Planilha1.C78</svg:desc>
                </draw:g>
              </table:table-cell>
              <table:table-cell office:value-type="float" office:value="0.0000005">
                <text:p>0.0000005</text:p>
                <draw:g>
                  <svg:desc>Planilha1.D78:Planilha1.I78</svg:desc>
                </draw:g>
              </table:table-cell>
              <table:table-cell office:value-type="float" office:value="0.0000838">
                <text:p>0.0000838</text:p>
              </table:table-cell>
              <table:table-cell office:value-type="float" office:value="0.000394">
                <text:p>0.000394</text:p>
              </table:table-cell>
              <table:table-cell office:value-type="float" office:value="0.0002771">
                <text:p>0.0002771</text:p>
              </table:table-cell>
              <table:table-cell office:value-type="float" office:value="0.0013352">
                <text:p>0.0013352</text:p>
              </table:table-cell>
              <table:table-cell office:value-type="float" office:value="0.0020352">
                <text:p>0.0020352</text:p>
              </table:table-cell>
            </table:table-row>
            <table:table-row>
              <table:table-cell office:value-type="string">
                <text:p>min</text:p>
                <draw:g>
                  <svg:desc>Planilha1.C79:Planilha1.C79</svg:desc>
                </draw:g>
              </table:table-cell>
              <table:table-cell office:value-type="float" office:value="0.00000006173067641004">
                <text:p>0.00000006173067641004</text:p>
                <draw:g>
                  <svg:desc>Planilha1.D79:Planilha1.I79</svg:desc>
                </draw:g>
              </table:table-cell>
              <table:table-cell office:value-type="float" office:value="0.0000738581641757895">
                <text:p>0.0000738581641757895</text:p>
              </table:table-cell>
              <table:table-cell office:value-type="float" office:value="-0.000171948995958705">
                <text:p>-0.000171948995958705</text:p>
              </table:table-cell>
              <table:table-cell office:value-type="float" office:value="0.000248177987806286">
                <text:p>0.000248177987806286</text:p>
              </table:table-cell>
              <table:table-cell office:value-type="float" office:value="-0.000239283310519359">
                <text:p>-0.000239283310519359</text:p>
              </table:table-cell>
              <table:table-cell office:value-type="float" office:value="0.000145161707357464">
                <text:p>0.000145161707357464</text:p>
              </table:table-cell>
            </table:table-row>
            <table:table-row>
              <table:table-cell office:value-type="string">
                <text:p>max</text:p>
                <draw:g>
                  <svg:desc>Planilha1.C80:Planilha1.C80</svg:desc>
                </draw:g>
              </table:table-cell>
              <table:table-cell office:value-type="float" office:value="0.00000093826932358996">
                <text:p>0.00000093826932358996</text:p>
                <draw:g>
                  <svg:desc>Planilha1.D80:Planilha1.I80</svg:desc>
                </draw:g>
              </table:table-cell>
              <table:table-cell office:value-type="float" office:value="0.0000937418358242105">
                <text:p>0.0000937418358242105</text:p>
              </table:table-cell>
              <table:table-cell office:value-type="float" office:value="0.000959948995958705">
                <text:p>0.000959948995958705</text:p>
              </table:table-cell>
              <table:table-cell office:value-type="float" office:value="0.000306022012193714">
                <text:p>0.000306022012193714</text:p>
              </table:table-cell>
              <table:table-cell office:value-type="float" office:value="0.00290968331051936">
                <text:p>0.00290968331051936</text:p>
              </table:table-cell>
              <table:table-cell office:value-type="float" office:value="0.00392523829264254">
                <text:p>0.0039252382926425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subtitle svg:x="6.566cm" svg:y="0.18cm" chart:style-name="ch2">
          <text:p>Array size 8192</text:p>
        </chart:subtitle>
        <chart:legend chart:legend-position="end" svg:x="13.622cm" svg:y="3.706cm" style:legend-expansion="high" chart:style-name="ch3"/>
        <chart:plot-area chart:style-name="ch4" table:cell-range-address="Planilha1.C62:Planilha1.I64" chart:data-source-has-labels="column" svg:x="1.33cm" svg:y="1.043cm" svg:width="11.973cm" svg:height="6.802cm">
          <chartooo:coordinate-region svg:x="2.534cm" svg:y="1.242cm" svg:width="10.675cm" svg:height="6.405cm"/>
          <chart:axis chart:dimension="x" chart:name="primary-x" chart:style-name="ch5">
            <chart:title svg:x="7.074cm" svg:y="8.025cm" chart:style-name="ch6">
              <text:p>np</text:p>
            </chart:title>
          </chart:axis>
          <chart:axis chart:dimension="y" chart:name="primary-y" chart:style-name="ch5">
            <chart:title svg:x="0.451cm" svg:y="5.229cm" chart:style-name="ch7">
              <text:p>Tempo (s)</text:p>
            </chart:title>
            <chart:grid chart:style-name="ch8" chart:class="major"/>
          </chart:axis>
          <chart:series chart:style-name="ch9" chart:values-cell-range-address="Planilha1.D62:Planilha1.I62" chart:label-cell-address="Planilha1.C62:Planilha1.C62" chart:class="chart:line">
            <chart:data-point chart:repeated="6"/>
          </chart:series>
          <chart:series chart:style-name="ch10" chart:values-cell-range-address="Planilha1.D63:Planilha1.I63" chart:label-cell-address="Planilha1.C63:Planilha1.C63" chart:class="chart:line">
            <chart:data-point chart:repeated="6"/>
          </chart:series>
          <chart:series chart:style-name="ch11" chart:values-cell-range-address="Planilha1.D64:Planilha1.I64" chart:label-cell-address="Planilha1.C64:Planilha1.C64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1.C62:Planilha1.C62</svg:desc>
                </draw:g>
              </table:table-cell>
              <table:table-cell office:value-type="float" office:value="0.0000008">
                <text:p>0.0000008</text:p>
                <draw:g>
                  <svg:desc>Planilha1.D62:Planilha1.I62</svg:desc>
                </draw:g>
              </table:table-cell>
              <table:table-cell office:value-type="float" office:value="0.0000531">
                <text:p>0.0000531</text:p>
              </table:table-cell>
              <table:table-cell office:value-type="float" office:value="0.0000803">
                <text:p>0.0000803</text:p>
              </table:table-cell>
              <table:table-cell office:value-type="float" office:value="0.0001961">
                <text:p>0.0001961</text:p>
              </table:table-cell>
              <table:table-cell office:value-type="float" office:value="0.0004905">
                <text:p>0.0004905</text:p>
              </table:table-cell>
              <table:table-cell office:value-type="float" office:value="0.0023633">
                <text:p>0.0023633</text:p>
              </table:table-cell>
            </table:table-row>
            <table:table-row>
              <table:table-cell office:value-type="string">
                <text:p>min</text:p>
                <draw:g>
                  <svg:desc>Planilha1.C63:Planilha1.C63</svg:desc>
                </draw:g>
              </table:table-cell>
              <table:table-cell office:value-type="float" office:value="0.00000053866666666667">
                <text:p>0.00000053866666666667</text:p>
                <draw:g>
                  <svg:desc>Planilha1.D63:Planilha1.I63</svg:desc>
                </draw:g>
              </table:table-cell>
              <table:table-cell office:value-type="float" office:value="0.0000490678163622066">
                <text:p>0.0000490678163622066</text:p>
              </table:table-cell>
              <table:table-cell office:value-type="float" office:value="0.0000678418737988233">
                <text:p>0.0000678418737988233</text:p>
              </table:table-cell>
              <table:table-cell office:value-type="float" office:value="0.000181740185145112">
                <text:p>0.000181740185145112</text:p>
              </table:table-cell>
              <table:table-cell office:value-type="float" office:value="0.000238899942183366">
                <text:p>0.000238899942183366</text:p>
              </table:table-cell>
              <table:table-cell office:value-type="float" office:value="-0.000120526011920946">
                <text:p>-0.000120526011920946</text:p>
              </table:table-cell>
            </table:table-row>
            <table:table-row>
              <table:table-cell office:value-type="string">
                <text:p>max</text:p>
                <draw:g>
                  <svg:desc>Planilha1.C64:Planilha1.C64</svg:desc>
                </draw:g>
              </table:table-cell>
              <table:table-cell office:value-type="float" office:value="0.00000106133333333333">
                <text:p>0.00000106133333333333</text:p>
                <draw:g>
                  <svg:desc>Planilha1.D64:Planilha1.I64</svg:desc>
                </draw:g>
              </table:table-cell>
              <table:table-cell office:value-type="float" office:value="0.0000571321836377934">
                <text:p>0.0000571321836377934</text:p>
              </table:table-cell>
              <table:table-cell office:value-type="float" office:value="0.0000927581262011767">
                <text:p>0.0000927581262011767</text:p>
              </table:table-cell>
              <table:table-cell office:value-type="float" office:value="0.000210459814854888">
                <text:p>0.000210459814854888</text:p>
              </table:table-cell>
              <table:table-cell office:value-type="float" office:value="0.000742100057816633">
                <text:p>0.000742100057816633</text:p>
              </table:table-cell>
              <table:table-cell office:value-type="float" office:value="0.00484712601192095">
                <text:p>0.0048471260119209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subtitle svg:x="6.567cm" svg:y="0.18cm" chart:style-name="ch2">
          <text:p>Array size 4096</text:p>
        </chart:subtitle>
        <chart:legend chart:legend-position="end" svg:x="13.624cm" svg:y="3.703cm" style:legend-expansion="high" chart:style-name="ch3"/>
        <chart:plot-area chart:style-name="ch4" table:cell-range-address="Planilha1.C46:Planilha1.I48" chart:data-source-has-labels="column" svg:x="1.331cm" svg:y="1.043cm" svg:width="11.973cm" svg:height="6.796cm">
          <chartooo:coordinate-region svg:x="2.614cm" svg:y="1.242cm" svg:width="10.596cm" svg:height="5.95cm"/>
          <chart:axis chart:dimension="x" chart:name="primary-x" chart:style-name="ch5">
            <chart:title svg:x="7.075cm" svg:y="8.019cm" chart:style-name="ch6">
              <text:p>np</text:p>
            </chart:title>
          </chart:axis>
          <chart:axis chart:dimension="y" chart:name="primary-y" chart:style-name="ch5">
            <chart:title svg:x="0.451cm" svg:y="5.226cm" chart:style-name="ch7">
              <text:p>Tempo (s)</text:p>
            </chart:title>
            <chart:grid chart:style-name="ch8" chart:class="major"/>
          </chart:axis>
          <chart:series chart:style-name="ch9" chart:values-cell-range-address="Planilha1.D46:Planilha1.I46" chart:label-cell-address="Planilha1.C46:Planilha1.C46" chart:class="chart:line">
            <chart:data-point chart:repeated="6"/>
          </chart:series>
          <chart:series chart:style-name="ch10" chart:values-cell-range-address="Planilha1.D47:Planilha1.I47" chart:label-cell-address="Planilha1.C47:Planilha1.C47" chart:class="chart:line">
            <chart:data-point chart:repeated="6"/>
          </chart:series>
          <chart:series chart:style-name="ch11" chart:values-cell-range-address="Planilha1.D48:Planilha1.I48" chart:label-cell-address="Planilha1.C48:Planilha1.C48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1.C46:Planilha1.C46</svg:desc>
                </draw:g>
              </table:table-cell>
              <table:table-cell office:value-type="float" office:value="0.0000009">
                <text:p>0.0000009</text:p>
                <draw:g>
                  <svg:desc>Planilha1.D46:Planilha1.I46</svg:desc>
                </draw:g>
              </table:table-cell>
              <table:table-cell office:value-type="float" office:value="0.0000402">
                <text:p>0.0000402</text:p>
              </table:table-cell>
              <table:table-cell office:value-type="float" office:value="0.0000512">
                <text:p>0.0000512</text:p>
              </table:table-cell>
              <table:table-cell office:value-type="float" office:value="0.0001278">
                <text:p>0.0001278</text:p>
              </table:table-cell>
              <table:table-cell office:value-type="float" office:value="0.0004025">
                <text:p>0.0004025</text:p>
              </table:table-cell>
              <table:table-cell office:value-type="float" office:value="0.0009271">
                <text:p>0.0009271</text:p>
              </table:table-cell>
            </table:table-row>
            <table:table-row>
              <table:table-cell office:value-type="string">
                <text:p>min</text:p>
                <draw:g>
                  <svg:desc>Planilha1.C47:Planilha1.C47</svg:desc>
                </draw:g>
              </table:table-cell>
              <table:table-cell office:value-type="float" office:value="0.000000704">
                <text:p>0.000000704</text:p>
                <draw:g>
                  <svg:desc>Planilha1.D47:Planilha1.I47</svg:desc>
                </draw:g>
              </table:table-cell>
              <table:table-cell office:value-type="float" office:value="0.0000362930885173409">
                <text:p>0.0000362930885173409</text:p>
              </table:table-cell>
              <table:table-cell office:value-type="float" office:value="0.0000457275776641215">
                <text:p>0.0000457275776641215</text:p>
              </table:table-cell>
              <table:table-cell office:value-type="float" office:value="0.000107094795673014">
                <text:p>0.000107094795673014</text:p>
              </table:table-cell>
              <table:table-cell office:value-type="float" office:value="0.000267568001291185">
                <text:p>0.000267568001291185</text:p>
              </table:table-cell>
              <table:table-cell office:value-type="float" office:value="0.000545567602892406">
                <text:p>0.000545567602892406</text:p>
              </table:table-cell>
            </table:table-row>
            <table:table-row>
              <table:table-cell office:value-type="string">
                <text:p>max</text:p>
                <draw:g>
                  <svg:desc>Planilha1.C48:Planilha1.C48</svg:desc>
                </draw:g>
              </table:table-cell>
              <table:table-cell office:value-type="float" office:value="0.000001096">
                <text:p>0.000001096</text:p>
                <draw:g>
                  <svg:desc>Planilha1.D48:Planilha1.I48</svg:desc>
                </draw:g>
              </table:table-cell>
              <table:table-cell office:value-type="float" office:value="0.0000441069114826591">
                <text:p>0.0000441069114826591</text:p>
              </table:table-cell>
              <table:table-cell office:value-type="float" office:value="0.0000566724223358785">
                <text:p>0.0000566724223358785</text:p>
              </table:table-cell>
              <table:table-cell office:value-type="float" office:value="0.000148505204326986">
                <text:p>0.000148505204326986</text:p>
              </table:table-cell>
              <table:table-cell office:value-type="float" office:value="0.000537431998708815">
                <text:p>0.000537431998708815</text:p>
              </table:table-cell>
              <table:table-cell office:value-type="float" office:value="0.00130863239710759">
                <text:p>0.00130863239710759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subtitle svg:x="6.566cm" svg:y="0.18cm" chart:style-name="ch2">
          <text:p>Array size 2048</text:p>
        </chart:subtitle>
        <chart:legend chart:legend-position="end" svg:x="13.622cm" svg:y="3.705cm" style:legend-expansion="high" chart:style-name="ch3"/>
        <chart:plot-area chart:style-name="ch4" table:cell-range-address="Planilha1.C30:Planilha1.I32" chart:data-source-has-labels="column" svg:x="1.33cm" svg:y="1.043cm" svg:width="11.973cm" svg:height="6.801cm">
          <chartooo:coordinate-region svg:x="2.534cm" svg:y="1.242cm" svg:width="10.675cm" svg:height="6.403cm"/>
          <chart:axis chart:dimension="x" chart:name="primary-x" chart:style-name="ch5">
            <chart:title svg:x="7.074cm" svg:y="8.024cm" chart:style-name="ch6">
              <text:p>np</text:p>
            </chart:title>
          </chart:axis>
          <chart:axis chart:dimension="y" chart:name="primary-y" chart:style-name="ch5">
            <chart:title svg:x="0.451cm" svg:y="5.228cm" chart:style-name="ch7">
              <text:p>Tempo (s)</text:p>
            </chart:title>
            <chart:grid chart:style-name="ch8" chart:class="major"/>
          </chart:axis>
          <chart:series chart:style-name="ch9" chart:values-cell-range-address="Planilha1.D30:Planilha1.I30" chart:label-cell-address="Planilha1.C30:Planilha1.C30" chart:class="chart:line">
            <chart:data-point chart:repeated="6"/>
          </chart:series>
          <chart:series chart:style-name="ch10" chart:values-cell-range-address="Planilha1.D31:Planilha1.I31" chart:label-cell-address="Planilha1.C31:Planilha1.C31" chart:class="chart:line">
            <chart:data-point chart:repeated="6"/>
          </chart:series>
          <chart:series chart:style-name="ch11" chart:values-cell-range-address="Planilha1.D32:Planilha1.I32" chart:label-cell-address="Planilha1.C32:Planilha1.C32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1.C30:Planilha1.C30</svg:desc>
                </draw:g>
              </table:table-cell>
              <table:table-cell office:value-type="float" office:value="0.0000009">
                <text:p>0.0000009</text:p>
                <draw:g>
                  <svg:desc>Planilha1.D30:Planilha1.I30</svg:desc>
                </draw:g>
              </table:table-cell>
              <table:table-cell office:value-type="float" office:value="0.0000383">
                <text:p>0.0000383</text:p>
              </table:table-cell>
              <table:table-cell office:value-type="float" office:value="0.0000616">
                <text:p>0.0000616</text:p>
              </table:table-cell>
              <table:table-cell office:value-type="float" office:value="0.0001239">
                <text:p>0.0001239</text:p>
              </table:table-cell>
              <table:table-cell office:value-type="float" office:value="0.0023296">
                <text:p>0.0023296</text:p>
              </table:table-cell>
              <table:table-cell office:value-type="float" office:value="0.0047878">
                <text:p>0.0047878</text:p>
              </table:table-cell>
            </table:table-row>
            <table:table-row>
              <table:table-cell office:value-type="string">
                <text:p>min</text:p>
                <draw:g>
                  <svg:desc>Planilha1.C31:Planilha1.C31</svg:desc>
                </draw:g>
              </table:table-cell>
              <table:table-cell office:value-type="float" office:value="-0.00000004451304326033">
                <text:p>-0.00000004451304326033</text:p>
                <draw:g>
                  <svg:desc>Planilha1.D31:Planilha1.I31</svg:desc>
                </draw:g>
              </table:table-cell>
              <table:table-cell office:value-type="float" office:value="0.0000329200072697282">
                <text:p>0.0000329200072697282</text:p>
              </table:table-cell>
              <table:table-cell office:value-type="float" office:value="0.0000544897639982909">
                <text:p>0.0000544897639982909</text:p>
              </table:table-cell>
              <table:table-cell office:value-type="float" office:value="0.000101118518670737">
                <text:p>0.000101118518670737</text:p>
              </table:table-cell>
              <table:table-cell office:value-type="float" office:value="-0.00114230606018436">
                <text:p>-0.00114230606018436</text:p>
              </table:table-cell>
              <table:table-cell office:value-type="float" office:value="-0.00153330191782779">
                <text:p>-0.00153330191782779</text:p>
              </table:table-cell>
            </table:table-row>
            <table:table-row>
              <table:table-cell office:value-type="string">
                <text:p>max</text:p>
                <draw:g>
                  <svg:desc>Planilha1.C32:Planilha1.C32</svg:desc>
                </draw:g>
              </table:table-cell>
              <table:table-cell office:value-type="float" office:value="0.00000184451304326033">
                <text:p>0.00000184451304326033</text:p>
                <draw:g>
                  <svg:desc>Planilha1.D32:Planilha1.I32</svg:desc>
                </draw:g>
              </table:table-cell>
              <table:table-cell office:value-type="float" office:value="0.0000436799927302718">
                <text:p>0.0000436799927302718</text:p>
              </table:table-cell>
              <table:table-cell office:value-type="float" office:value="0.0000687102360017091">
                <text:p>0.0000687102360017091</text:p>
              </table:table-cell>
              <table:table-cell office:value-type="float" office:value="0.000146681481329263">
                <text:p>0.000146681481329263</text:p>
              </table:table-cell>
              <table:table-cell office:value-type="float" office:value="0.00580150606018436">
                <text:p>0.00580150606018436</text:p>
              </table:table-cell>
              <table:table-cell office:value-type="float" office:value="0.0111089019178278">
                <text:p>0.011108901917827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subtitle svg:x="6.567cm" svg:y="0.18cm" chart:style-name="ch2">
          <text:p>Array size 1024</text:p>
        </chart:subtitle>
        <chart:legend chart:legend-position="end" svg:x="13.624cm" svg:y="3.703cm" style:legend-expansion="high" chart:style-name="ch3"/>
        <chart:plot-area chart:style-name="ch4" table:cell-range-address="Planilha1.C14:Planilha1.I16" chart:data-source-has-labels="column" svg:x="1.331cm" svg:y="1.043cm" svg:width="11.973cm" svg:height="6.796cm">
          <chartooo:coordinate-region svg:x="2.535cm" svg:y="1.242cm" svg:width="10.675cm" svg:height="6.398cm"/>
          <chart:axis chart:dimension="x" chart:name="primary-x" chart:style-name="ch5">
            <chart:title svg:x="7.075cm" svg:y="8.019cm" chart:style-name="ch6">
              <text:p>np</text:p>
            </chart:title>
          </chart:axis>
          <chart:axis chart:dimension="y" chart:name="primary-y" chart:style-name="ch5">
            <chart:title svg:x="0.451cm" svg:y="5.226cm" chart:style-name="ch7">
              <text:p>Tempo (s)</text:p>
            </chart:title>
            <chart:grid chart:style-name="ch8" chart:class="major"/>
          </chart:axis>
          <chart:series chart:style-name="ch9" chart:values-cell-range-address="Planilha1.D14:Planilha1.I14" chart:label-cell-address="Planilha1.C14:Planilha1.C14" chart:class="chart:line">
            <chart:data-point chart:repeated="6"/>
          </chart:series>
          <chart:series chart:style-name="ch10" chart:values-cell-range-address="Planilha1.D15:Planilha1.I15" chart:label-cell-address="Planilha1.C15:Planilha1.C15" chart:class="chart:line">
            <chart:data-point chart:repeated="6"/>
          </chart:series>
          <chart:series chart:style-name="ch11" chart:values-cell-range-address="Planilha1.D16:Planilha1.I16" chart:label-cell-address="Planilha1.C16:Planilha1.C16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1.C14:Planilha1.C14</svg:desc>
                </draw:g>
              </table:table-cell>
              <table:table-cell office:value-type="float" office:value="0.0000006">
                <text:p>0.0000006</text:p>
                <draw:g>
                  <svg:desc>Planilha1.D14:Planilha1.I14</svg:desc>
                </draw:g>
              </table:table-cell>
              <table:table-cell office:value-type="float" office:value="0.0000317">
                <text:p>0.0000317</text:p>
              </table:table-cell>
              <table:table-cell office:value-type="float" office:value="0.0000805">
                <text:p>0.0000805</text:p>
              </table:table-cell>
              <table:table-cell office:value-type="float" office:value="0.0007254">
                <text:p>0.0007254</text:p>
              </table:table-cell>
              <table:table-cell office:value-type="float" office:value="0.0005798">
                <text:p>0.0005798</text:p>
              </table:table-cell>
              <table:table-cell office:value-type="float" office:value="0.0041007">
                <text:p>0.0041007</text:p>
              </table:table-cell>
            </table:table-row>
            <table:table-row>
              <table:table-cell office:value-type="string">
                <text:p>min</text:p>
                <draw:g>
                  <svg:desc>Planilha1.C15:Planilha1.C15</svg:desc>
                </draw:g>
              </table:table-cell>
              <table:table-cell office:value-type="float" office:value="0.00000027993334027633">
                <text:p>0.00000027993334027633</text:p>
                <draw:g>
                  <svg:desc>Planilha1.D15:Planilha1.I15</svg:desc>
                </draw:g>
              </table:table-cell>
              <table:table-cell office:value-type="float" office:value="0.000027079773742914">
                <text:p>0.000027079773742914</text:p>
              </table:table-cell>
              <table:table-cell office:value-type="float" office:value="0.0000638707735196933">
                <text:p>0.0000638707735196933</text:p>
              </table:table-cell>
              <table:table-cell office:value-type="float" office:value="-0.000308670696851579">
                <text:p>-0.000308670696851579</text:p>
              </table:table-cell>
              <table:table-cell office:value-type="float" office:value="0.000133183149213756">
                <text:p>0.000133183149213756</text:p>
              </table:table-cell>
              <table:table-cell office:value-type="float" office:value="-0.00202638332988123">
                <text:p>-0.00202638332988123</text:p>
              </table:table-cell>
            </table:table-row>
            <table:table-row>
              <table:table-cell office:value-type="string">
                <text:p>max</text:p>
                <draw:g>
                  <svg:desc>Planilha1.C16:Planilha1.C16</svg:desc>
                </draw:g>
              </table:table-cell>
              <table:table-cell office:value-type="float" office:value="0.00000092006665972367">
                <text:p>0.00000092006665972367</text:p>
                <draw:g>
                  <svg:desc>Planilha1.D16:Planilha1.I16</svg:desc>
                </draw:g>
              </table:table-cell>
              <table:table-cell office:value-type="float" office:value="0.000036320226257086">
                <text:p>0.000036320226257086</text:p>
              </table:table-cell>
              <table:table-cell office:value-type="float" office:value="0.0000971292264803067">
                <text:p>0.0000971292264803067</text:p>
              </table:table-cell>
              <table:table-cell office:value-type="float" office:value="0.00175947069685158">
                <text:p>0.00175947069685158</text:p>
              </table:table-cell>
              <table:table-cell office:value-type="float" office:value="0.00102641685078624">
                <text:p>0.00102641685078624</text:p>
              </table:table-cell>
              <table:table-cell office:value-type="float" office:value="0.0102277833298812">
                <text:p>0.0102277833298812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7.188cm" svg:y="0.316cm" chart:style-name="ch2">
          <text:p>custom</text:p>
        </chart:title>
        <chart:subtitle svg:x="6.593cm" svg:y="1.275cm" chart:style-name="ch3">
          <text:p>array size 1024</text:p>
        </chart:subtitle>
        <chart:legend chart:legend-position="end" svg:x="13.622cm" svg:y="3.705cm" style:legend-expansion="high" chart:style-name="ch4"/>
        <chart:plot-area chart:style-name="ch5" table:cell-range-address="Planilha2.C14:Planilha2.I16" chart:data-source-has-labels="column" svg:x="1.33cm" svg:y="2.138cm" svg:width="11.973cm" svg:height="5.706cm">
          <chartooo:coordinate-region svg:x="2.719cm" svg:y="2.337cm" svg:width="10.49cm" svg:height="5.308cm"/>
          <chart:axis chart:dimension="x" chart:name="primary-x" chart:style-name="ch6">
            <chart:title svg:x="7.074cm" svg:y="8.024cm" chart:style-name="ch7">
              <text:p>np</text:p>
            </chart:title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2.D14:Planilha2.I14" chart:label-cell-address="Planilha2.C14:Planilha2.C14" chart:class="chart:line">
            <chart:data-point chart:repeated="6"/>
          </chart:series>
          <chart:series chart:style-name="ch11" chart:values-cell-range-address="Planilha2.D15:Planilha2.I15" chart:label-cell-address="Planilha2.C15:Planilha2.C15" chart:class="chart:line">
            <chart:data-point chart:repeated="6"/>
          </chart:series>
          <chart:series chart:style-name="ch12" chart:values-cell-range-address="Planilha2.D16:Planilha2.I16" chart:label-cell-address="Planilha2.C16:Planilha2.C16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2.C14:Planilha2.C14</svg:desc>
                </draw:g>
              </table:table-cell>
              <table:table-cell office:value-type="float" office:value="0.0000034">
                <text:p>0.0000034</text:p>
                <draw:g>
                  <svg:desc>Planilha2.D14:Planilha2.I14</svg:desc>
                </draw:g>
              </table:table-cell>
              <table:table-cell office:value-type="float" office:value="0.0000314">
                <text:p>0.0000314</text:p>
              </table:table-cell>
              <table:table-cell office:value-type="float" office:value="0.000062">
                <text:p>0.000062</text:p>
              </table:table-cell>
              <table:table-cell office:value-type="float" office:value="0.0000797">
                <text:p>0.0000797</text:p>
              </table:table-cell>
              <table:table-cell office:value-type="float" office:value="0.0003975">
                <text:p>0.0003975</text:p>
              </table:table-cell>
              <table:table-cell office:value-type="float" office:value="0.0013319">
                <text:p>0.0013319</text:p>
              </table:table-cell>
            </table:table-row>
            <table:table-row>
              <table:table-cell office:value-type="string">
                <text:p>min</text:p>
                <draw:g>
                  <svg:desc>Planilha2.C15:Planilha2.C15</svg:desc>
                </draw:g>
              </table:table-cell>
              <table:table-cell office:value-type="float" office:value="-0.0000030491644936896">
                <text:p>-0.0000030491644936896</text:p>
                <draw:g>
                  <svg:desc>Planilha2.D15:Planilha2.I15</svg:desc>
                </draw:g>
              </table:table-cell>
              <table:table-cell office:value-type="float" office:value="0.0000268716882714293">
                <text:p>0.0000268716882714293</text:p>
              </table:table-cell>
              <table:table-cell office:value-type="float" office:value="0.0000536536826484171">
                <text:p>0.0000536536826484171</text:p>
              </table:table-cell>
              <table:table-cell office:value-type="float" office:value="0.000075182541324053">
                <text:p>0.000075182541324053</text:p>
              </table:table-cell>
              <table:table-cell office:value-type="float" office:value="0.000282671485655058">
                <text:p>0.000282671485655058</text:p>
              </table:table-cell>
              <table:table-cell office:value-type="float" office:value="0.00109015864139448">
                <text:p>0.00109015864139448</text:p>
              </table:table-cell>
            </table:table-row>
            <table:table-row>
              <table:table-cell office:value-type="string">
                <text:p>max</text:p>
                <draw:g>
                  <svg:desc>Planilha2.C16:Planilha2.C16</svg:desc>
                </draw:g>
              </table:table-cell>
              <table:table-cell office:value-type="float" office:value="0.0000098491644936896">
                <text:p>0.0000098491644936896</text:p>
                <draw:g>
                  <svg:desc>Planilha2.D16:Planilha2.I16</svg:desc>
                </draw:g>
              </table:table-cell>
              <table:table-cell office:value-type="float" office:value="0.0000359283117285707">
                <text:p>0.0000359283117285707</text:p>
              </table:table-cell>
              <table:table-cell office:value-type="float" office:value="0.0000703463173515829">
                <text:p>0.0000703463173515829</text:p>
              </table:table-cell>
              <table:table-cell office:value-type="float" office:value="0.000084217458675947">
                <text:p>0.000084217458675947</text:p>
              </table:table-cell>
              <table:table-cell office:value-type="float" office:value="0.000512328514344943">
                <text:p>0.000512328514344943</text:p>
              </table:table-cell>
              <table:table-cell office:value-type="float" office:value="0.00157364135860552">
                <text:p>0.001573641358605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189cm" svg:y="0.316cm" chart:style-name="ch2">
          <text:p>custom</text:p>
        </chart:title>
        <chart:subtitle svg:x="6.594cm" svg:y="1.275cm" chart:style-name="ch3">
          <text:p>array size 2048</text:p>
        </chart:subtitle>
        <chart:legend chart:legend-position="end" svg:x="13.624cm" svg:y="3.703cm" style:legend-expansion="high" chart:style-name="ch4"/>
        <chart:plot-area chart:style-name="ch5" table:cell-range-address="Planilha2.C30:Planilha2.I32" chart:data-source-has-labels="column" svg:x="1.331cm" svg:y="2.138cm" svg:width="11.973cm" svg:height="5.701cm">
          <chartooo:coordinate-region svg:x="2.614cm" svg:y="2.337cm" svg:width="10.596cm" svg:height="4.855cm"/>
          <chart:axis chart:dimension="x" chart:name="primary-x" chart:style-name="ch6">
            <chart:title svg:x="7.075cm" svg:y="8.019cm" chart:style-name="ch7">
              <text:p>np</text:p>
            </chart:title>
          </chart:axis>
          <chart:axis chart:dimension="y" chart:name="primary-y" chart:style-name="ch6">
            <chart:title svg:x="0.451cm" svg:y="5.773cm" chart:style-name="ch8">
              <text:p>Tempo (s)</text:p>
            </chart:title>
            <chart:grid chart:style-name="ch9" chart:class="major"/>
          </chart:axis>
          <chart:series chart:style-name="ch10" chart:values-cell-range-address="Planilha2.D30:Planilha2.I30" chart:label-cell-address="Planilha2.C30:Planilha2.C30" chart:class="chart:line">
            <chart:data-point chart:repeated="6"/>
          </chart:series>
          <chart:series chart:style-name="ch11" chart:values-cell-range-address="Planilha2.D31:Planilha2.I31" chart:label-cell-address="Planilha2.C31:Planilha2.C31" chart:class="chart:line">
            <chart:data-point chart:repeated="6"/>
          </chart:series>
          <chart:series chart:style-name="ch12" chart:values-cell-range-address="Planilha2.D32:Planilha2.I32" chart:label-cell-address="Planilha2.C32:Planilha2.C32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2.C30:Planilha2.C30</svg:desc>
                </draw:g>
              </table:table-cell>
              <table:table-cell office:value-type="float" office:value="0.0000007">
                <text:p>0.0000007</text:p>
                <draw:g>
                  <svg:desc>Planilha2.D30:Planilha2.I30</svg:desc>
                </draw:g>
              </table:table-cell>
              <table:table-cell office:value-type="float" office:value="0.0000286">
                <text:p>0.0000286</text:p>
              </table:table-cell>
              <table:table-cell office:value-type="float" office:value="0.0000649">
                <text:p>0.0000649</text:p>
              </table:table-cell>
              <table:table-cell office:value-type="float" office:value="0.0000794">
                <text:p>0.0000794</text:p>
              </table:table-cell>
              <table:table-cell office:value-type="float" office:value="0.0005953">
                <text:p>0.0005953</text:p>
              </table:table-cell>
              <table:table-cell office:value-type="float" office:value="0.0011949">
                <text:p>0.0011949</text:p>
              </table:table-cell>
            </table:table-row>
            <table:table-row>
              <table:table-cell office:value-type="string">
                <text:p>min</text:p>
                <draw:g>
                  <svg:desc>Planilha2.C31:Planilha2.C31</svg:desc>
                </draw:g>
              </table:table-cell>
              <table:table-cell office:value-type="float" office:value="0.00000040060505459622">
                <text:p>0.00000040060505459622</text:p>
                <draw:g>
                  <svg:desc>Planilha2.D31:Planilha2.I31</svg:desc>
                </draw:g>
              </table:table-cell>
              <table:table-cell office:value-type="float" office:value="0.0000255051026942185">
                <text:p>0.0000255051026942185</text:p>
              </table:table-cell>
              <table:table-cell office:value-type="float" office:value="0.0000569817185927472">
                <text:p>0.0000569817185927472</text:p>
              </table:table-cell>
              <table:table-cell office:value-type="float" office:value="0.0000742622903503171">
                <text:p>0.0000742622903503171</text:p>
              </table:table-cell>
              <table:table-cell office:value-type="float" office:value="0.000161070852995283">
                <text:p>0.000161070852995283</text:p>
              </table:table-cell>
              <table:table-cell office:value-type="float" office:value="0.00103745332213236">
                <text:p>0.00103745332213236</text:p>
              </table:table-cell>
            </table:table-row>
            <table:table-row>
              <table:table-cell office:value-type="string">
                <text:p>max</text:p>
                <draw:g>
                  <svg:desc>Planilha2.C32:Planilha2.C32</svg:desc>
                </draw:g>
              </table:table-cell>
              <table:table-cell office:value-type="float" office:value="0.00000099939494540378">
                <text:p>0.00000099939494540378</text:p>
                <draw:g>
                  <svg:desc>Planilha2.D32:Planilha2.I32</svg:desc>
                </draw:g>
              </table:table-cell>
              <table:table-cell office:value-type="float" office:value="0.0000316948973057815">
                <text:p>0.0000316948973057815</text:p>
              </table:table-cell>
              <table:table-cell office:value-type="float" office:value="0.0000728182814072527">
                <text:p>0.0000728182814072527</text:p>
              </table:table-cell>
              <table:table-cell office:value-type="float" office:value="0.0000845377096496829">
                <text:p>0.0000845377096496829</text:p>
              </table:table-cell>
              <table:table-cell office:value-type="float" office:value="0.00102952914700472">
                <text:p>0.00102952914700472</text:p>
              </table:table-cell>
              <table:table-cell office:value-type="float" office:value="0.00135234667786764">
                <text:p>0.0013523466778676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7.188cm" svg:y="0.316cm" chart:style-name="ch2">
          <text:p>custom</text:p>
        </chart:title>
        <chart:subtitle svg:x="6.54cm" svg:y="1.275cm" chart:style-name="ch3">
          <text:p>array_size 4096</text:p>
        </chart:subtitle>
        <chart:legend chart:legend-position="end" svg:x="13.622cm" svg:y="3.706cm" style:legend-expansion="high" chart:style-name="ch4"/>
        <chart:plot-area chart:style-name="ch5" table:cell-range-address="Planilha2.C46:Planilha2.I48" chart:data-source-has-labels="column" svg:x="1.33cm" svg:y="2.138cm" svg:width="11.973cm" svg:height="5.707cm">
          <chartooo:coordinate-region svg:x="2.719cm" svg:y="2.337cm" svg:width="10.49cm" svg:height="5.309cm"/>
          <chart:axis chart:dimension="x" chart:name="primary-x" chart:style-name="ch6">
            <chart:title svg:x="7.074cm" svg:y="8.025cm" chart:style-name="ch7">
              <text:p>np</text:p>
            </chart:title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2.D46:Planilha2.I46" chart:label-cell-address="Planilha2.C46:Planilha2.C46" chart:class="chart:line">
            <chart:data-point chart:repeated="6"/>
          </chart:series>
          <chart:series chart:style-name="ch11" chart:values-cell-range-address="Planilha2.D47:Planilha2.I47" chart:label-cell-address="Planilha2.C47:Planilha2.C47" chart:class="chart:line">
            <chart:data-point chart:repeated="6"/>
          </chart:series>
          <chart:series chart:style-name="ch12" chart:values-cell-range-address="Planilha2.D48:Planilha2.I48" chart:label-cell-address="Planilha2.C48:Planilha2.C48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2.C46:Planilha2.C46</svg:desc>
                </draw:g>
              </table:table-cell>
              <table:table-cell office:value-type="float" office:value="0.0000001">
                <text:p>0.0000001</text:p>
                <draw:g>
                  <svg:desc>Planilha2.D46:Planilha2.I46</svg:desc>
                </draw:g>
              </table:table-cell>
              <table:table-cell office:value-type="float" office:value="0.0000305">
                <text:p>0.0000305</text:p>
              </table:table-cell>
              <table:table-cell office:value-type="float" office:value="0.0000596">
                <text:p>0.0000596</text:p>
              </table:table-cell>
              <table:table-cell office:value-type="float" office:value="0.0000852">
                <text:p>0.0000852</text:p>
              </table:table-cell>
              <table:table-cell office:value-type="float" office:value="0.000424">
                <text:p>0.000424</text:p>
              </table:table-cell>
              <table:table-cell office:value-type="float" office:value="0.0011764">
                <text:p>0.0011764</text:p>
              </table:table-cell>
            </table:table-row>
            <table:table-row>
              <table:table-cell office:value-type="string">
                <text:p>min</text:p>
                <draw:g>
                  <svg:desc>Planilha2.C47:Planilha2.C47</svg:desc>
                </draw:g>
              </table:table-cell>
              <table:table-cell office:value-type="float" office:value="-0.000000096">
                <text:p>-0.000000096</text:p>
                <draw:g>
                  <svg:desc>Planilha2.D47:Planilha2.I47</svg:desc>
                </draw:g>
              </table:table-cell>
              <table:table-cell office:value-type="float" office:value="0.0000272300682983687">
                <text:p>0.0000272300682983687</text:p>
              </table:table-cell>
              <table:table-cell office:value-type="float" office:value="0.0000533662276090458">
                <text:p>0.0000533662276090458</text:p>
              </table:table-cell>
              <table:table-cell office:value-type="float" office:value="0.0000794018737126168">
                <text:p>0.0000794018737126168</text:p>
              </table:table-cell>
              <table:table-cell office:value-type="float" office:value="0.000285316553066585">
                <text:p>0.000285316553066585</text:p>
              </table:table-cell>
              <table:table-cell office:value-type="float" office:value="0.00101945763796009">
                <text:p>0.00101945763796009</text:p>
              </table:table-cell>
            </table:table-row>
            <table:table-row>
              <table:table-cell office:value-type="string">
                <text:p>max</text:p>
                <draw:g>
                  <svg:desc>Planilha2.C48:Planilha2.C48</svg:desc>
                </draw:g>
              </table:table-cell>
              <table:table-cell office:value-type="float" office:value="0.000000296">
                <text:p>0.000000296</text:p>
                <draw:g>
                  <svg:desc>Planilha2.D48:Planilha2.I48</svg:desc>
                </draw:g>
              </table:table-cell>
              <table:table-cell office:value-type="float" office:value="0.0000337699317016313">
                <text:p>0.0000337699317016313</text:p>
              </table:table-cell>
              <table:table-cell office:value-type="float" office:value="0.0000658337723909542">
                <text:p>0.0000658337723909542</text:p>
              </table:table-cell>
              <table:table-cell office:value-type="float" office:value="0.0000909981262873832">
                <text:p>0.0000909981262873832</text:p>
              </table:table-cell>
              <table:table-cell office:value-type="float" office:value="0.000562683446933415">
                <text:p>0.000562683446933415</text:p>
              </table:table-cell>
              <table:table-cell office:value-type="float" office:value="0.00133334236203991">
                <text:p>0.0013333423620399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189cm" svg:y="0.316cm" chart:style-name="ch2">
          <text:p>custom</text:p>
        </chart:title>
        <chart:subtitle svg:x="6.541cm" svg:y="1.275cm" chart:style-name="ch3">
          <text:p>array_size 8192</text:p>
        </chart:subtitle>
        <chart:legend chart:legend-position="end" svg:x="13.624cm" svg:y="3.703cm" style:legend-expansion="high" chart:style-name="ch4"/>
        <chart:plot-area chart:style-name="ch5" table:cell-range-address="Planilha2.C62:Planilha2.I64" chart:data-source-has-labels="column" svg:x="1.331cm" svg:y="2.138cm" svg:width="11.973cm" svg:height="5.701cm">
          <chartooo:coordinate-region svg:x="2.614cm" svg:y="2.337cm" svg:width="10.596cm" svg:height="4.855cm"/>
          <chart:axis chart:dimension="x" chart:name="primary-x" chart:style-name="ch6">
            <chart:title svg:x="7.075cm" svg:y="8.019cm" chart:style-name="ch7">
              <text:p>np</text:p>
            </chart:title>
          </chart:axis>
          <chart:axis chart:dimension="y" chart:name="primary-y" chart:style-name="ch6">
            <chart:title svg:x="0.451cm" svg:y="5.773cm" chart:style-name="ch8">
              <text:p>Tempo (s)</text:p>
            </chart:title>
            <chart:grid chart:style-name="ch9" chart:class="major"/>
          </chart:axis>
          <chart:series chart:style-name="ch10" chart:values-cell-range-address="Planilha2.D62:Planilha2.I62" chart:label-cell-address="Planilha2.C62:Planilha2.C62" chart:class="chart:line">
            <chart:data-point chart:repeated="6"/>
          </chart:series>
          <chart:series chart:style-name="ch11" chart:values-cell-range-address="Planilha2.D63:Planilha2.I63" chart:label-cell-address="Planilha2.C63:Planilha2.C63" chart:class="chart:line">
            <chart:data-point chart:repeated="6"/>
          </chart:series>
          <chart:series chart:style-name="ch12" chart:values-cell-range-address="Planilha2.D64:Planilha2.I64" chart:label-cell-address="Planilha2.C64:Planilha2.C64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2.C62:Planilha2.C62</svg:desc>
                </draw:g>
              </table:table-cell>
              <table:table-cell office:value-type="float" office:value="0.0000004">
                <text:p>0.0000004</text:p>
                <draw:g>
                  <svg:desc>Planilha2.D62:Planilha2.I62</svg:desc>
                </draw:g>
              </table:table-cell>
              <table:table-cell office:value-type="float" office:value="0.0000295">
                <text:p>0.0000295</text:p>
              </table:table-cell>
              <table:table-cell office:value-type="float" office:value="0.0000603">
                <text:p>0.0000603</text:p>
              </table:table-cell>
              <table:table-cell office:value-type="float" office:value="0.0000769">
                <text:p>0.0000769</text:p>
              </table:table-cell>
              <table:table-cell office:value-type="float" office:value="0.0003612">
                <text:p>0.0003612</text:p>
              </table:table-cell>
              <table:table-cell office:value-type="float" office:value="0.0012853">
                <text:p>0.0012853</text:p>
              </table:table-cell>
            </table:table-row>
            <table:table-row>
              <table:table-cell office:value-type="string">
                <text:p>min</text:p>
                <draw:g>
                  <svg:desc>Planilha2.C63:Planilha2.C63</svg:desc>
                </draw:g>
              </table:table-cell>
              <table:table-cell office:value-type="float" office:value="0.00000007993334027633">
                <text:p>0.00000007993334027633</text:p>
                <draw:g>
                  <svg:desc>Planilha2.D63:Planilha2.I63</svg:desc>
                </draw:g>
              </table:table-cell>
              <table:table-cell office:value-type="float" office:value="0.0000256320680231191">
                <text:p>0.0000256320680231191</text:p>
              </table:table-cell>
              <table:table-cell office:value-type="float" office:value="0.000055048484070713">
                <text:p>0.000055048484070713</text:p>
              </table:table-cell>
              <table:table-cell office:value-type="float" office:value="0.0000715247697310306">
                <text:p>0.0000715247697310306</text:p>
              </table:table-cell>
              <table:table-cell office:value-type="float" office:value="0.000274831507843813">
                <text:p>0.000274831507843813</text:p>
              </table:table-cell>
              <table:table-cell office:value-type="float" office:value="0.00103982030445224">
                <text:p>0.00103982030445224</text:p>
              </table:table-cell>
            </table:table-row>
            <table:table-row>
              <table:table-cell office:value-type="string">
                <text:p>max</text:p>
                <draw:g>
                  <svg:desc>Planilha2.C64:Planilha2.C64</svg:desc>
                </draw:g>
              </table:table-cell>
              <table:table-cell office:value-type="float" office:value="0.00000072006665972367">
                <text:p>0.00000072006665972367</text:p>
                <draw:g>
                  <svg:desc>Planilha2.D64:Planilha2.I64</svg:desc>
                </draw:g>
              </table:table-cell>
              <table:table-cell office:value-type="float" office:value="0.0000333679319768809">
                <text:p>0.0000333679319768809</text:p>
              </table:table-cell>
              <table:table-cell office:value-type="float" office:value="0.000065551515929287">
                <text:p>0.000065551515929287</text:p>
              </table:table-cell>
              <table:table-cell office:value-type="float" office:value="0.0000822752302689694">
                <text:p>0.0000822752302689694</text:p>
              </table:table-cell>
              <table:table-cell office:value-type="float" office:value="0.000447568492156187">
                <text:p>0.000447568492156187</text:p>
              </table:table-cell>
              <table:table-cell office:value-type="float" office:value="0.00153077969554776">
                <text:p>0.0015307796955477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7.188cm" svg:y="0.316cm" chart:style-name="ch2">
          <text:p>custom</text:p>
        </chart:title>
        <chart:subtitle svg:x="6.487cm" svg:y="1.275cm" chart:style-name="ch3">
          <text:p>array size 16384</text:p>
        </chart:subtitle>
        <chart:legend chart:legend-position="end" svg:x="13.622cm" svg:y="3.706cm" style:legend-expansion="high" chart:style-name="ch4"/>
        <chart:plot-area chart:style-name="ch5" table:cell-range-address="Planilha2.C78:Planilha2.I80" chart:data-source-has-labels="column" svg:x="1.33cm" svg:y="2.138cm" svg:width="11.973cm" svg:height="5.707cm">
          <chartooo:coordinate-region svg:x="2.613cm" svg:y="2.337cm" svg:width="10.596cm" svg:height="4.861cm"/>
          <chart:axis chart:dimension="x" chart:name="primary-x" chart:style-name="ch6">
            <chart:title svg:x="7.074cm" svg:y="8.025cm" chart:style-name="ch7">
              <text:p>np</text:p>
            </chart:title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2.D78:Planilha2.I78" chart:label-cell-address="Planilha2.C78:Planilha2.C78" chart:class="chart:line">
            <chart:data-point chart:repeated="6"/>
          </chart:series>
          <chart:series chart:style-name="ch11" chart:values-cell-range-address="Planilha2.D79:Planilha2.I79" chart:label-cell-address="Planilha2.C79:Planilha2.C79" chart:class="chart:line">
            <chart:data-point chart:repeated="6"/>
          </chart:series>
          <chart:series chart:style-name="ch12" chart:values-cell-range-address="Planilha2.D80:Planilha2.I80" chart:label-cell-address="Planilha2.C80:Planilha2.C80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2.C78:Planilha2.C78</svg:desc>
                </draw:g>
              </table:table-cell>
              <table:table-cell office:value-type="float" office:value="0.0000003">
                <text:p>0.0000003</text:p>
                <draw:g>
                  <svg:desc>Planilha2.D78:Planilha2.I78</svg:desc>
                </draw:g>
              </table:table-cell>
              <table:table-cell office:value-type="float" office:value="0.0000321">
                <text:p>0.0000321</text:p>
              </table:table-cell>
              <table:table-cell office:value-type="float" office:value="0.0000608">
                <text:p>0.0000608</text:p>
              </table:table-cell>
              <table:table-cell office:value-type="float" office:value="0.0000812">
                <text:p>0.0000812</text:p>
              </table:table-cell>
              <table:table-cell office:value-type="float" office:value="0.000435">
                <text:p>0.000435</text:p>
              </table:table-cell>
              <table:table-cell office:value-type="float" office:value="0.0015959">
                <text:p>0.0015959</text:p>
              </table:table-cell>
            </table:table-row>
            <table:table-row>
              <table:table-cell office:value-type="string">
                <text:p>min</text:p>
                <draw:g>
                  <svg:desc>Planilha2.C79:Planilha2.C79</svg:desc>
                </draw:g>
              </table:table-cell>
              <table:table-cell office:value-type="float" office:value="0.00000000060505459622">
                <text:p>0.00000000060505459622</text:p>
                <draw:g>
                  <svg:desc>Planilha2.D79:Planilha2.I79</svg:desc>
                </draw:g>
              </table:table-cell>
              <table:table-cell office:value-type="float" office:value="0.0000246368283179632">
                <text:p>0.0000246368283179632</text:p>
              </table:table-cell>
              <table:table-cell office:value-type="float" office:value="0.0000570605583304456">
                <text:p>0.0000570605583304456</text:p>
              </table:table-cell>
              <table:table-cell office:value-type="float" office:value="0.0000742623505741818">
                <text:p>0.0000742623505741818</text:p>
              </table:table-cell>
              <table:table-cell office:value-type="float" office:value="0.00021457788140832">
                <text:p>0.00021457788140832</text:p>
              </table:table-cell>
              <table:table-cell office:value-type="float" office:value="0.0011771703688345">
                <text:p>0.0011771703688345</text:p>
              </table:table-cell>
            </table:table-row>
            <table:table-row>
              <table:table-cell office:value-type="string">
                <text:p>max</text:p>
                <draw:g>
                  <svg:desc>Planilha2.C80:Planilha2.C80</svg:desc>
                </draw:g>
              </table:table-cell>
              <table:table-cell office:value-type="float" office:value="0.00000059939494540378">
                <text:p>0.00000059939494540378</text:p>
                <draw:g>
                  <svg:desc>Planilha2.D80:Planilha2.I80</svg:desc>
                </draw:g>
              </table:table-cell>
              <table:table-cell office:value-type="float" office:value="0.0000395631716820368">
                <text:p>0.0000395631716820368</text:p>
              </table:table-cell>
              <table:table-cell office:value-type="float" office:value="0.0000645394416695544">
                <text:p>0.0000645394416695544</text:p>
              </table:table-cell>
              <table:table-cell office:value-type="float" office:value="0.0000881376494258182">
                <text:p>0.0000881376494258182</text:p>
              </table:table-cell>
              <table:table-cell office:value-type="float" office:value="0.000655422118591679">
                <text:p>0.000655422118591679</text:p>
              </table:table-cell>
              <table:table-cell office:value-type="float" office:value="0.00201462963116551">
                <text:p>0.0020146296311655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189cm" svg:y="0.316cm" chart:style-name="ch2">
          <text:p>custom</text:p>
        </chart:title>
        <chart:subtitle svg:x="6.488cm" svg:y="1.275cm" chart:style-name="ch3">
          <text:p>array size 32768</text:p>
        </chart:subtitle>
        <chart:legend chart:legend-position="end" svg:x="13.624cm" svg:y="3.703cm" style:legend-expansion="high" chart:style-name="ch4"/>
        <chart:plot-area chart:style-name="ch5" table:cell-range-address="Planilha2.C94:Planilha2.I96" chart:data-source-has-labels="column" svg:x="1.331cm" svg:y="2.138cm" svg:width="11.973cm" svg:height="5.701cm">
          <chartooo:coordinate-region svg:x="2.614cm" svg:y="2.337cm" svg:width="10.596cm" svg:height="4.855cm"/>
          <chart:axis chart:dimension="x" chart:name="primary-x" chart:style-name="ch6">
            <chart:title svg:x="7.075cm" svg:y="8.019cm" chart:style-name="ch7">
              <text:p>np</text:p>
            </chart:title>
          </chart:axis>
          <chart:axis chart:dimension="y" chart:name="primary-y" chart:style-name="ch6">
            <chart:title svg:x="0.451cm" svg:y="5.773cm" chart:style-name="ch8">
              <text:p>Tempo (s)</text:p>
            </chart:title>
            <chart:grid chart:style-name="ch9" chart:class="major"/>
          </chart:axis>
          <chart:series chart:style-name="ch10" chart:values-cell-range-address="Planilha2.D94:Planilha2.I94" chart:label-cell-address="Planilha2.C94:Planilha2.C94" chart:class="chart:line">
            <chart:data-point chart:repeated="6"/>
          </chart:series>
          <chart:series chart:style-name="ch11" chart:values-cell-range-address="Planilha2.D95:Planilha2.I95" chart:label-cell-address="Planilha2.C95:Planilha2.C95" chart:class="chart:line">
            <chart:data-point chart:repeated="6"/>
          </chart:series>
          <chart:series chart:style-name="ch12" chart:values-cell-range-address="Planilha2.D96:Planilha2.I96" chart:label-cell-address="Planilha2.C96:Planilha2.C96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2.C94:Planilha2.C94</svg:desc>
                </draw:g>
              </table:table-cell>
              <table:table-cell office:value-type="float" office:value="0.0000004">
                <text:p>0.0000004</text:p>
                <draw:g>
                  <svg:desc>Planilha2.D94:Planilha2.I94</svg:desc>
                </draw:g>
              </table:table-cell>
              <table:table-cell office:value-type="float" office:value="0.0000299">
                <text:p>0.0000299</text:p>
              </table:table-cell>
              <table:table-cell office:value-type="float" office:value="0.0000665">
                <text:p>0.0000665</text:p>
              </table:table-cell>
              <table:table-cell office:value-type="float" office:value="0.0000781">
                <text:p>0.0000781</text:p>
              </table:table-cell>
              <table:table-cell office:value-type="float" office:value="0.0004113">
                <text:p>0.0004113</text:p>
              </table:table-cell>
              <table:table-cell office:value-type="float" office:value="0.0014782">
                <text:p>0.0014782</text:p>
              </table:table-cell>
            </table:table-row>
            <table:table-row>
              <table:table-cell office:value-type="string">
                <text:p>min</text:p>
                <draw:g>
                  <svg:desc>Planilha2.C95:Planilha2.C95</svg:desc>
                </draw:g>
              </table:table-cell>
              <table:table-cell office:value-type="float" office:value="0.00000007993334027633">
                <text:p>0.00000007993334027633</text:p>
                <draw:g>
                  <svg:desc>Planilha2.D95:Planilha2.I95</svg:desc>
                </draw:g>
              </table:table-cell>
              <table:table-cell office:value-type="float" office:value="0.0000265501133684191">
                <text:p>0.0000265501133684191</text:p>
              </table:table-cell>
              <table:table-cell office:value-type="float" office:value="0.0000578510411673492">
                <text:p>0.0000578510411673492</text:p>
              </table:table-cell>
              <table:table-cell office:value-type="float" office:value="0.0000734853202350181">
                <text:p>0.0000734853202350181</text:p>
              </table:table-cell>
              <table:table-cell office:value-type="float" office:value="0.000305048212994897">
                <text:p>0.000305048212994897</text:p>
              </table:table-cell>
              <table:table-cell office:value-type="float" office:value="0.0014782">
                <text:p>0.0014782</text:p>
              </table:table-cell>
            </table:table-row>
            <table:table-row>
              <table:table-cell office:value-type="string">
                <text:p>max</text:p>
                <draw:g>
                  <svg:desc>Planilha2.C96:Planilha2.C96</svg:desc>
                </draw:g>
              </table:table-cell>
              <table:table-cell office:value-type="float" office:value="0.00000072006665972367">
                <text:p>0.00000072006665972367</text:p>
                <draw:g>
                  <svg:desc>Planilha2.D96:Planilha2.I96</svg:desc>
                </draw:g>
              </table:table-cell>
              <table:table-cell office:value-type="float" office:value="0.0000332498866315809">
                <text:p>0.0000332498866315809</text:p>
              </table:table-cell>
              <table:table-cell office:value-type="float" office:value="0.0000751489588326508">
                <text:p>0.0000751489588326508</text:p>
              </table:table-cell>
              <table:table-cell office:value-type="float" office:value="0.0000827146797649819">
                <text:p>0.0000827146797649819</text:p>
              </table:table-cell>
              <table:table-cell office:value-type="float" office:value="0.000517551787005103">
                <text:p>0.000517551787005103</text:p>
              </table:table-cell>
              <table:table-cell office:value-type="float" office:value="0.0014782">
                <text:p>0.001478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7.188cm" svg:y="0.316cm" chart:style-name="ch2">
          <text:p>custom</text:p>
        </chart:title>
        <chart:subtitle svg:x="6.381cm" svg:y="1.275cm" chart:style-name="ch3">
          <text:p>array size 131072</text:p>
        </chart:subtitle>
        <chart:legend chart:legend-position="end" svg:x="13.622cm" svg:y="3.706cm" style:legend-expansion="high" chart:style-name="ch4"/>
        <chart:plot-area chart:style-name="ch5" table:cell-range-address="Planilha2.C126:Planilha2.I128" chart:data-source-has-labels="column" svg:x="1.33cm" svg:y="2.138cm" svg:width="11.973cm" svg:height="5.707cm">
          <chartooo:coordinate-region svg:x="2.534cm" svg:y="2.337cm" svg:width="10.675cm" svg:height="5.309cm"/>
          <chart:axis chart:dimension="x" chart:name="primary-x" chart:style-name="ch6">
            <chart:title svg:x="7.074cm" svg:y="8.025cm" chart:style-name="ch7">
              <text:p>np</text:p>
            </chart:title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2.D126:Planilha2.I126" chart:label-cell-address="Planilha2.C126:Planilha2.C126" chart:class="chart:line">
            <chart:data-point chart:repeated="6"/>
          </chart:series>
          <chart:series chart:style-name="ch11" chart:values-cell-range-address="Planilha2.D127:Planilha2.I127" chart:label-cell-address="Planilha2.C127:Planilha2.C127" chart:class="chart:line">
            <chart:data-point chart:repeated="6"/>
          </chart:series>
          <chart:series chart:style-name="ch12" chart:values-cell-range-address="Planilha2.D128:Planilha2.I128" chart:label-cell-address="Planilha2.C128:Planilha2.C128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2.C126:Planilha2.C126</svg:desc>
                </draw:g>
              </table:table-cell>
              <table:table-cell office:value-type="float" office:value="0.0000002">
                <text:p>0.0000002</text:p>
                <draw:g>
                  <svg:desc>Planilha2.D126:Planilha2.I126</svg:desc>
                </draw:g>
              </table:table-cell>
              <table:table-cell office:value-type="float" office:value="0.0000287">
                <text:p>0.0000287</text:p>
              </table:table-cell>
              <table:table-cell office:value-type="float" office:value="0.0000764">
                <text:p>0.0000764</text:p>
              </table:table-cell>
              <table:table-cell office:value-type="float" office:value="0.0001046">
                <text:p>0.0001046</text:p>
              </table:table-cell>
              <table:table-cell office:value-type="float" office:value="0.0003465">
                <text:p>0.0003465</text:p>
              </table:table-cell>
              <table:table-cell office:value-type="float" office:value="0.0041863">
                <text:p>0.0041863</text:p>
              </table:table-cell>
            </table:table-row>
            <table:table-row>
              <table:table-cell office:value-type="string">
                <text:p>min</text:p>
                <draw:g>
                  <svg:desc>Planilha2.C127:Planilha2.C127</svg:desc>
                </draw:g>
              </table:table-cell>
              <table:table-cell office:value-type="float" office:value="-0.00000006133333333333">
                <text:p>-0.00000006133333333333</text:p>
                <draw:g>
                  <svg:desc>Planilha2.D127:Planilha2.I127</svg:desc>
                </draw:g>
              </table:table-cell>
              <table:table-cell office:value-type="float" office:value="0.0000270983336455082">
                <text:p>0.0000270983336455082</text:p>
              </table:table-cell>
              <table:table-cell office:value-type="float" office:value="0.0000649631205499247">
                <text:p>0.0000649631205499247</text:p>
              </table:table-cell>
              <table:table-cell office:value-type="float" office:value="0.0000869861527200898">
                <text:p>0.0000869861527200898</text:p>
              </table:table-cell>
              <table:table-cell office:value-type="float" office:value="0.000249400840374388">
                <text:p>0.000249400840374388</text:p>
              </table:table-cell>
              <table:table-cell office:value-type="float" office:value="0.000517429323891251">
                <text:p>0.000517429323891251</text:p>
              </table:table-cell>
            </table:table-row>
            <table:table-row>
              <table:table-cell office:value-type="string">
                <text:p>max</text:p>
                <draw:g>
                  <svg:desc>Planilha2.C128:Planilha2.C128</svg:desc>
                </draw:g>
              </table:table-cell>
              <table:table-cell office:value-type="float" office:value="0.00000046133333333333">
                <text:p>0.00000046133333333333</text:p>
                <draw:g>
                  <svg:desc>Planilha2.D128:Planilha2.I128</svg:desc>
                </draw:g>
              </table:table-cell>
              <table:table-cell office:value-type="float" office:value="0.0000303016663544918">
                <text:p>0.0000303016663544918</text:p>
              </table:table-cell>
              <table:table-cell office:value-type="float" office:value="0.0000878368794500753">
                <text:p>0.0000878368794500753</text:p>
              </table:table-cell>
              <table:table-cell office:value-type="float" office:value="0.00012221384727991">
                <text:p>0.00012221384727991</text:p>
              </table:table-cell>
              <table:table-cell office:value-type="float" office:value="0.000443599159625612">
                <text:p>0.000443599159625612</text:p>
              </table:table-cell>
              <table:table-cell office:value-type="float" office:value="0.00785517067610875">
                <text:p>0.0078551706761087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189cm" svg:y="0.316cm" chart:style-name="ch2">
          <text:p>custom</text:p>
        </chart:title>
        <chart:subtitle svg:x="6.488cm" svg:y="1.275cm" chart:style-name="ch3">
          <text:p>array size 65536</text:p>
        </chart:subtitle>
        <chart:legend chart:legend-position="end" svg:x="13.624cm" svg:y="3.703cm" style:legend-expansion="high" chart:style-name="ch4"/>
        <chart:plot-area chart:style-name="ch5" table:cell-range-address="Planilha2.C110:Planilha2.I112" chart:data-source-has-labels="column" svg:x="1.331cm" svg:y="2.138cm" svg:width="11.973cm" svg:height="5.701cm">
          <chartooo:coordinate-region svg:x="2.614cm" svg:y="2.337cm" svg:width="10.596cm" svg:height="4.855cm"/>
          <chart:axis chart:dimension="x" chart:name="primary-x" chart:style-name="ch6">
            <chart:title svg:x="7.075cm" svg:y="8.019cm" chart:style-name="ch7">
              <text:p>np</text:p>
            </chart:title>
          </chart:axis>
          <chart:axis chart:dimension="y" chart:name="primary-y" chart:style-name="ch6">
            <chart:title svg:x="0.451cm" svg:y="5.773cm" chart:style-name="ch8">
              <text:p>Tempo (s)</text:p>
            </chart:title>
            <chart:grid chart:style-name="ch9" chart:class="major"/>
          </chart:axis>
          <chart:series chart:style-name="ch10" chart:values-cell-range-address="Planilha2.D110:Planilha2.I110" chart:label-cell-address="Planilha2.C110:Planilha2.C110" chart:class="chart:line">
            <chart:data-point chart:repeated="6"/>
          </chart:series>
          <chart:series chart:style-name="ch11" chart:values-cell-range-address="Planilha2.D111:Planilha2.I111" chart:label-cell-address="Planilha2.C111:Planilha2.C111" chart:class="chart:line">
            <chart:data-point chart:repeated="6"/>
          </chart:series>
          <chart:series chart:style-name="ch12" chart:values-cell-range-address="Planilha2.D112:Planilha2.I112" chart:label-cell-address="Planilha2.C112:Planilha2.C112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2.C110:Planilha2.C110</svg:desc>
                </draw:g>
              </table:table-cell>
              <table:table-cell office:value-type="float" office:value="0.0000004">
                <text:p>0.0000004</text:p>
                <draw:g>
                  <svg:desc>Planilha2.D110:Planilha2.I110</svg:desc>
                </draw:g>
              </table:table-cell>
              <table:table-cell office:value-type="float" office:value="0.0000299">
                <text:p>0.0000299</text:p>
              </table:table-cell>
              <table:table-cell office:value-type="float" office:value="0.0000636">
                <text:p>0.0000636</text:p>
              </table:table-cell>
              <table:table-cell office:value-type="float" office:value="0.0000757">
                <text:p>0.0000757</text:p>
              </table:table-cell>
              <table:table-cell office:value-type="float" office:value="0.0003939">
                <text:p>0.0003939</text:p>
              </table:table-cell>
              <table:table-cell office:value-type="float" office:value="0.001679">
                <text:p>0.001679</text:p>
              </table:table-cell>
            </table:table-row>
            <table:table-row>
              <table:table-cell office:value-type="string">
                <text:p>min</text:p>
                <draw:g>
                  <svg:desc>Planilha2.C111:Planilha2.C111</svg:desc>
                </draw:g>
              </table:table-cell>
              <table:table-cell office:value-type="float" office:value="0.00000007993334027633">
                <text:p>0.00000007993334027633</text:p>
                <draw:g>
                  <svg:desc>Planilha2.D111:Planilha2.I111</svg:desc>
                </draw:g>
              </table:table-cell>
              <table:table-cell office:value-type="float" office:value="0.0000262571173807302">
                <text:p>0.0000262571173807302</text:p>
              </table:table-cell>
              <table:table-cell office:value-type="float" office:value="0.0000560983220839898">
                <text:p>0.0000560983220839898</text:p>
              </table:table-cell>
              <table:table-cell office:value-type="float" office:value="0.0000669880994802129">
                <text:p>0.0000669880994802129</text:p>
              </table:table-cell>
              <table:table-cell office:value-type="float" office:value="0.000317236713013623">
                <text:p>0.000317236713013623</text:p>
              </table:table-cell>
              <table:table-cell office:value-type="float" office:value="0.00119956514291651">
                <text:p>0.00119956514291651</text:p>
              </table:table-cell>
            </table:table-row>
            <table:table-row>
              <table:table-cell office:value-type="string">
                <text:p>max</text:p>
                <draw:g>
                  <svg:desc>Planilha2.C112:Planilha2.C112</svg:desc>
                </draw:g>
              </table:table-cell>
              <table:table-cell office:value-type="float" office:value="0.00000072006665972367">
                <text:p>0.00000072006665972367</text:p>
                <draw:g>
                  <svg:desc>Planilha2.D112:Planilha2.I112</svg:desc>
                </draw:g>
              </table:table-cell>
              <table:table-cell office:value-type="float" office:value="0.0000335428826192698">
                <text:p>0.0000335428826192698</text:p>
              </table:table-cell>
              <table:table-cell office:value-type="float" office:value="0.0000711016779160102">
                <text:p>0.0000711016779160102</text:p>
              </table:table-cell>
              <table:table-cell office:value-type="float" office:value="0.0000844119005197871">
                <text:p>0.0000844119005197871</text:p>
              </table:table-cell>
              <table:table-cell office:value-type="float" office:value="0.000470563286986377">
                <text:p>0.000470563286986377</text:p>
              </table:table-cell>
              <table:table-cell office:value-type="float" office:value="0.00215843485708349">
                <text:p>0.0021584348570834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